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4.04mm"/>
    </style:style>
    <style:style style:name="co2" style:family="table-column">
      <style:table-column-properties fo:break-before="auto" style:column-width="19.14mm"/>
    </style:style>
    <style:style style:name="co3" style:family="table-column">
      <style:table-column-properties fo:break-before="auto" style:column-width="7.88mm"/>
    </style:style>
    <style:style style:name="co4" style:family="table-column">
      <style:table-column-properties fo:break-before="auto" style:column-width="25.59mm"/>
    </style:style>
    <style:style style:name="co5" style:family="table-column">
      <style:table-column-properties fo:break-before="auto" style:column-width="18.04mm"/>
    </style:style>
    <style:style style:name="co6" style:family="table-column">
      <style:table-column-properties fo:break-before="auto" style:column-width="27.85mm"/>
    </style:style>
    <style:style style:name="co7" style:family="table-column">
      <style:table-column-properties fo:break-before="auto" style:column-width="33.85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34.41mm"/>
    </style:style>
    <style:style style:name="co10" style:family="table-column">
      <style:table-column-properties fo:break-before="auto" style:column-width="123.35mm"/>
    </style:style>
    <style:style style:name="co11" style:family="table-column">
      <style:table-column-properties fo:break-before="auto" style:column-width="128.08mm"/>
    </style:style>
    <style:style style:name="co12" style:family="table-column">
      <style:table-column-properties fo:break-before="auto" style:column-width="31.66mm"/>
    </style:style>
    <style:style style:name="co13" style:family="table-column">
      <style:table-column-properties fo:break-before="auto" style:column-width="19.42mm"/>
    </style:style>
    <style:style style:name="co14" style:family="table-column">
      <style:table-column-properties fo:break-before="auto" style:column-width="12.61mm"/>
    </style:style>
    <style:style style:name="co15" style:family="table-column">
      <style:table-column-properties fo:break-before="auto" style:column-width="25.4mm"/>
    </style:style>
    <style:style style:name="co16" style:family="table-column">
      <style:table-column-properties fo:break-before="auto" style:column-width="129.89mm"/>
    </style:style>
    <style:style style:name="co17" style:family="table-column">
      <style:table-column-properties fo:break-before="auto" style:column-width="93.22mm"/>
    </style:style>
    <style:style style:name="co18" style:family="table-column">
      <style:table-column-properties fo:break-before="auto" style:column-width="42.56mm"/>
    </style:style>
    <style:style style:name="co19" style:family="table-column">
      <style:table-column-properties fo:break-before="auto" style:column-width="22.6mm"/>
    </style:style>
    <style:style style:name="co20" style:family="table-column">
      <style:table-column-properties fo:break-before="auto" style:column-width="26.14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27.52mm" fo:break-before="auto" style:use-optimal-row-height="true"/>
    </style:style>
    <style:style style:name="ro3" style:family="table-row">
      <style:table-row-properties style:row-height="9.47mm" fo:break-before="auto" style:use-optimal-row-height="true"/>
    </style:style>
    <style:style style:name="ro4" style:family="table-row">
      <style:table-row-properties style:row-height="27.64mm" fo:break-before="auto" style:use-optimal-row-height="true"/>
    </style:style>
    <style:style style:name="ro5" style:family="table-row">
      <style:table-row-properties style:row-height="22.9mm" fo:break-before="auto" style:use-optimal-row-height="true"/>
    </style:style>
    <style:style style:name="ro6" style:family="table-row">
      <style:table-row-properties style:row-height="18.42mm" fo:break-before="auto" style:use-optimal-row-height="true"/>
    </style:style>
    <style:style style:name="ro7" style:family="table-row">
      <style:table-row-properties style:row-height="31.84mm" fo:break-before="auto" style:use-optimal-row-height="true"/>
    </style:style>
    <style:style style:name="ro8" style:family="table-row">
      <style:table-row-properties style:row-height="18.52mm" fo:break-before="auto" style:use-optimal-row-height="true"/>
    </style:style>
    <style:style style:name="ro9" style:family="table-row">
      <style:table-row-properties style:row-height="27.38mm" fo:break-before="auto" style:use-optimal-row-height="true"/>
    </style:style>
    <style:style style:name="ro10" style:family="table-row">
      <style:table-row-properties style:row-height="27.78mm" fo:break-before="auto" style:use-optimal-row-height="true"/>
    </style:style>
    <style:style style:name="ro11" style:family="table-row">
      <style:table-row-properties style:row-height="9.53mm" fo:break-before="auto" style:use-optimal-row-height="true"/>
    </style:style>
    <style:style style:name="ro12" style:family="table-row">
      <style:table-row-properties style:row-height="23.02mm" fo:break-before="auto" style:use-optimal-row-height="true"/>
    </style:style>
    <style:style style:name="ro13" style:family="table-row">
      <style:table-row-properties style:row-height="14.02mm" fo:break-before="auto" style:use-optimal-row-height="true"/>
    </style:style>
    <style:style style:name="ro14" style:family="table-row">
      <style:table-row-properties style:row-height="13.95mm" fo:break-before="auto" style:use-optimal-row-height="true"/>
    </style:style>
    <style:style style:name="ro15" style:family="table-row">
      <style:table-row-properties style:row-height="40.8mm" fo:break-before="auto" style:use-optimal-row-height="true"/>
    </style:style>
    <style:style style:name="ro16" style:family="table-row">
      <style:table-row-properties style:row-height="36.32mm" fo:break-before="auto" style:use-optimal-row-height="true"/>
    </style:style>
    <style:style style:name="ro17" style:family="table-row">
      <style:table-row-properties style:row-height="23.16mm" fo:break-before="auto" style:use-optimal-row-height="true"/>
    </style:style>
    <style:style style:name="ro18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6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4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1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center" fo:margin-left="0mm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000000" style:text-align-source="fix" style:repeat-content="false" fo:wrap-option="wrap" fo:border="0.06pt solid #666666" style:vertical-align="middle"/>
      <style:paragraph-properties fo:text-align="center" fo:margin-left="0mm"/>
      <style:text-properties fo:font-size="12pt" style:font-size-asian="12pt" style:font-size-complex="12pt"/>
    </style:style>
    <style:style style:name="ce3" style:family="table-cell" style:parent-style-name="Default">
      <style:table-cell-properties fo:border-bottom="0.99pt double #666666" style:border-line-width-bottom="0.09mm 0.09mm 0.18mm" fo:background-color="#000000" style:text-align-source="fix" style:repeat-content="false" fo:border-left="none" fo:border-right="none" fo:border-top="0.99pt double #666666" style:border-line-width-top="0.09mm 0.09mm 0.18mm" style:vertical-align="middle"/>
      <style:paragraph-properties fo:text-align="center" fo:margin-left="0mm"/>
      <style:text-properties fo:font-size="12pt" style:font-size-asian="12pt" style:font-size-complex="12pt"/>
    </style:style>
    <style:style style:name="ce28" style:family="table-cell" style:parent-style-name="Default" style:data-style-name="N36">
      <style:table-cell-properties fo:background-color="#000000" style:text-align-source="fix" style:repeat-content="false" fo:border="0.06pt solid #666666" style:vertical-align="middl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24" style:family="table-cell" style:parent-style-name="Default" style:data-style-name="N36">
      <style:table-cell-properties fo:background-color="#000000" style:text-align-source="fix" style:repeat-content="false" fo:border="0.06pt solid #666666" style:vertical-align="middl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22" style:family="table-cell" style:parent-style-name="Default" style:data-style-name="N36">
      <style:table-cell-properties fo:background-color="#000000" style:text-align-source="fix" style:repeat-content="false" fo:border="0.06pt solid #666666" style:vertical-align="middle"/>
      <style:paragraph-properties fo:text-align="center" fo:margin-left="0mm"/>
      <style:text-properties fo:font-size="12pt" style:font-size-asian="12pt" style:font-size-complex="12pt"/>
    </style:style>
    <style:style style:name="ce5" style:family="table-cell" style:parent-style-name="Default" style:data-style-name="N36">
      <style:table-cell-properties fo:background-color="#000000" style:text-align-source="fix" style:repeat-content="false" fo:wrap-option="wrap" fo:border="0.06pt solid #666666" style:vertical-align="middle"/>
      <style:paragraph-properties fo:text-align="center" fo:margin-left="0mm"/>
      <style:text-properties fo:font-size="12pt" style:font-size-asian="12pt" style:font-size-complex="12pt"/>
    </style:style>
    <style:style style:name="ce26" style:family="table-cell" style:parent-style-name="Default" style:data-style-name="N2">
      <style:table-cell-properties fo:background-color="#000000" style:text-align-source="fix" style:repeat-content="false" fo:border="0.06pt solid #666666" style:vertical-align="middle"/>
      <style:paragraph-properties fo:text-align="center" fo:margin-left="0mm"/>
      <style:text-properties fo:font-size="12pt" style:font-size-asian="12pt" style:font-size-complex="12pt"/>
    </style:style>
    <style:style style:name="ce27" style:family="table-cell" style:parent-style-name="Default" style:data-style-name="N2">
      <style:table-cell-properties fo:border-bottom="0.99pt double #666666" style:border-line-width-bottom="0.09mm 0.09mm 0.18mm" fo:background-color="#000000" style:text-align-source="fix" style:repeat-content="false" fo:border-left="none" fo:border-right="none" fo:border-top="0.99pt double #666666" style:border-line-width-top="0.09mm 0.09mm 0.18mm" style:vertical-align="middle"/>
      <style:paragraph-properties fo:text-align="center" fo:margin-left="0mm"/>
      <style:text-properties fo:font-size="12pt" style:font-size-asian="12pt" style:font-size-complex="12pt"/>
    </style:style>
    <style:style style:name="ce37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start" fo:margin-left="0mm"/>
      <style:text-properties fo:font-size="12pt" fo:font-weight="normal" style:font-size-asian="12pt" style:font-weight-asian="normal" style:font-size-complex="12pt" style:font-weight-complex="normal"/>
    </style:style>
    <style:style style:name="ce33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start" fo:margin-left="0mm"/>
      <style:text-properties fo:font-size="12pt" fo:font-weight="normal" style:font-size-asian="12pt" style:font-weight-asian="normal" style:font-size-complex="12pt" style:font-weight-complex="normal"/>
    </style:style>
    <style:style style:name="ce30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start" fo:margin-left="0mm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000000" style:text-align-source="fix" style:repeat-content="false" fo:wrap-option="wrap" fo:border="0.06pt solid #666666" style:vertical-align="middle"/>
      <style:paragraph-properties fo:text-align="start" fo:margin-left="0mm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0.99pt double #666666" style:border-line-width-bottom="0.09mm 0.09mm 0.18mm" fo:background-color="#000000" style:text-align-source="fix" style:repeat-content="false" fo:border-left="none" fo:border-right="none" fo:border-top="0.99pt double #666666" style:border-line-width-top="0.09mm 0.09mm 0.18mm" style:vertical-align="middle"/>
      <style:paragraph-properties fo:text-align="start" fo:margin-left="0mm"/>
      <style:text-properties fo:font-size="12pt" style:font-size-asian="12pt" style:font-size-complex="12pt"/>
    </style:style>
    <style:style style:name="ce43" style:family="table-cell" style:parent-style-name="Default">
      <style:table-cell-properties fo:background-color="#000000" style:text-align-source="fix" style:repeat-content="false" fo:border="0.06pt solid #666666" style:vertical-align="top"/>
      <style:paragraph-properties fo:text-align="start" fo:margin-left="0mm"/>
      <style:text-properties fo:font-size="12pt" fo:font-weight="normal" style:font-size-asian="12pt" style:font-weight-asian="normal" style:font-size-complex="12pt" style:font-weight-complex="normal"/>
    </style:style>
    <style:style style:name="ce39" style:family="table-cell" style:parent-style-name="Default">
      <style:table-cell-properties fo:background-color="#000000" style:text-align-source="fix" style:repeat-content="false" fo:border="0.06pt solid #666666" style:vertical-align="top"/>
      <style:paragraph-properties fo:text-align="start" fo:margin-left="0mm"/>
      <style:text-properties fo:font-size="12pt" fo:font-weight="normal" style:font-size-asian="12pt" style:font-weight-asian="normal" style:font-size-complex="12pt" style:font-weight-complex="normal"/>
    </style:style>
    <style:style style:name="ce35" style:family="table-cell" style:parent-style-name="Default">
      <style:table-cell-properties fo:background-color="#000000" style:text-align-source="fix" style:repeat-content="false" fo:border="0.06pt solid #666666" style:vertical-align="top"/>
      <style:paragraph-properties fo:text-align="start" fo:margin-left="0mm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000000" style:text-align-source="fix" style:repeat-content="false" fo:wrap-option="wrap" fo:border="0.06pt solid #666666" style:vertical-align="top"/>
      <style:paragraph-properties fo:text-align="start" fo:margin-left="0mm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0.99pt double #666666" style:border-line-width-bottom="0.09mm 0.09mm 0.18mm" fo:background-color="#000000" style:text-align-source="fix" style:repeat-content="false" fo:border-left="none" fo:border-right="none" fo:border-top="0.99pt double #666666" style:border-line-width-top="0.09mm 0.09mm 0.18mm" style:vertical-align="top"/>
      <style:paragraph-properties fo:text-align="start" fo:margin-left="0mm"/>
      <style:text-properties fo:font-size="12pt" style:font-size-asian="12pt" style:font-size-complex="12pt"/>
    </style:style>
    <style:style style:name="ce50" style:family="table-cell" style:parent-style-name="Default">
      <style:table-cell-properties fo:background-color="#000000" fo:border="0.06pt solid #666666" style:vertical-align="top"/>
      <style:text-properties fo:font-size="12pt" fo:font-weight="normal" style:font-size-asian="12pt" style:font-weight-asian="normal" style:font-size-complex="12pt" style:font-weight-complex="normal"/>
    </style:style>
    <style:style style:name="ce44" style:family="table-cell" style:parent-style-name="Default">
      <style:table-cell-properties fo:background-color="#000000" fo:border="0.06pt solid #666666" style:vertical-align="top"/>
      <style:text-properties fo:font-size="12pt" fo:font-weight="normal" style:font-size-asian="12pt" style:font-weight-asian="normal" style:font-size-complex="12pt" style:font-weight-complex="normal"/>
    </style:style>
    <style:style style:name="ce12" style:family="table-cell" style:parent-style-name="Default">
      <style:table-cell-properties fo:background-color="#000000" fo:border="0.06pt solid #666666" style:vertical-align="top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000000" fo:wrap-option="wrap" fo:border="0.06pt solid #666666" style:vertical-align="top"/>
      <style:text-properties fo:font-size="12pt" style:font-size-asian="12pt" style:font-size-complex="12pt"/>
    </style:style>
    <style:style style:name="ce14" style:family="table-cell" style:parent-style-name="Default">
      <style:table-cell-properties fo:border-bottom="0.99pt double #666666" style:border-line-width-bottom="0.09mm 0.09mm 0.18mm" fo:background-color="#000000" fo:border-left="none" fo:border-right="none" fo:border-top="0.99pt double #666666" style:border-line-width-top="0.09mm 0.09mm 0.18mm" style:vertical-align="top"/>
      <style:text-properties fo:font-size="12pt" style:font-size-asian="12pt" style:font-size-complex="12pt"/>
    </style:style>
    <style:style style:name="ce49" style:family="table-cell" style:parent-style-name="Default">
      <style:table-cell-properties fo:background-color="#000000" fo:border="0.06pt solid #666666" style:vertical-align="middle"/>
      <style:text-properties fo:font-size="12pt" fo:font-weight="normal" style:font-size-asian="12pt" style:font-weight-asian="normal" style:font-size-complex="12pt" style:font-weight-complex="normal"/>
    </style:style>
    <style:style style:name="ce15" style:family="table-cell" style:parent-style-name="Default">
      <style:table-cell-properties fo:background-color="#000000" fo:border="0.06pt solid #666666" style:vertical-align="middle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000000" fo:wrap-option="wrap" fo:border="0.06pt solid #666666" style:vertical-align="middle"/>
      <style:text-properties fo:font-size="12pt" style:font-size-asian="12pt" style:font-size-complex="12pt"/>
    </style:style>
    <style:style style:name="ce52" style:family="table-cell" style:parent-style-name="Default">
      <style:text-properties fo:font-weight="normal" style:font-weight-asian="normal" style:font-weight-complex="normal"/>
    </style:style>
    <style:style style:name="ce17" style:family="table-cell" style:parent-style-name="Default">
      <style:table-cell-properties fo:border-bottom="none" fo:background-color="#000000" style:text-align-source="fix" style:repeat-content="false" fo:border-left="0.99pt solid #666666" fo:border-right="none" fo:border-top="0.99pt solid #666666" style:vertical-align="middle"/>
      <style:paragraph-properties fo:text-align="center" fo:margin-left="0mm"/>
      <style:text-properties fo:color="#eeeeee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-bottom="none" fo:background-color="#000000" style:text-align-source="fix" style:repeat-content="false" fo:border-left="none" fo:border-right="none" fo:border-top="0.99pt solid #666666" style:vertical-align="middle"/>
      <style:paragraph-properties fo:text-align="center" fo:margin-left="0mm"/>
      <style:text-properties fo:color="#eeeeee" fo:font-size="12pt" fo:font-weight="normal" style:font-size-asian="12pt" style:font-weight-asian="normal" style:font-size-complex="12pt" style:font-weight-complex="normal"/>
    </style:style>
    <style:style style:name="ce19" style:family="table-cell" style:parent-style-name="Default">
      <style:table-cell-properties fo:border-bottom="none" fo:background-color="#000000" style:text-align-source="fix" style:repeat-content="false" fo:border-left="none" fo:border-right="none" fo:border-top="0.99pt solid #666666" style:vertical-align="middle"/>
      <style:paragraph-properties fo:text-align="start" fo:margin-left="0mm"/>
      <style:text-properties fo:color="#eeeeee"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Default">
      <style:table-cell-properties fo:border-bottom="none" fo:background-color="#000000" style:text-align-source="fix" style:repeat-content="false" fo:border-left="none" fo:border-right="none" fo:border-top="0.99pt solid #666666" style:vertical-align="top"/>
      <style:paragraph-properties fo:text-align="start" fo:margin-left="0mm"/>
      <style:text-properties fo:color="#eeeeee" fo:font-size="12pt" fo:font-weight="normal" style:font-size-asian="12pt" style:font-weight-asian="normal" style:font-size-complex="12pt" style:font-weight-complex="normal"/>
    </style:style>
    <style:style style:name="ce64" style:family="table-cell" style:parent-style-name="Default" style:data-style-name="N36">
      <style:table-cell-properties fo:border-bottom="0.99pt double #666666" style:border-line-width-bottom="0.09mm 0.09mm 0.18mm" fo:background-color="#000000" style:text-align-source="fix" style:repeat-content="false" fo:border-left="none" fo:border-right="none" fo:border-top="0.99pt double #666666" style:border-line-width-top="0.09mm 0.09mm 0.18mm" style:vertical-align="middle"/>
      <style:paragraph-properties fo:text-align="center" fo:margin-left="0mm"/>
      <style:text-properties fo:font-size="12pt" style:font-size-asian="12pt" style:font-size-complex="12pt"/>
    </style:style>
    <style:style style:name="ce65" style:family="table-cell" style:parent-style-name="Default" style:data-style-name="N2">
      <style:table-cell-properties fo:background-color="#000000" style:text-align-source="fix" style:repeat-content="false" fo:border="0.06pt solid #666666" style:vertical-align="middl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gr1" style:family="graphic">
      <style:graphic-properties draw:stroke="none" draw:fill="solid" draw:fill-color="#000000" draw:textarea-horizontal-align="center" draw:textarea-vertical-align="middle" draw:ole-draw-aspect="1"/>
    </style:style>
    <style:style style:name="P1" style:family="paragraph">
      <loext:graphic-properties draw:fill="solid" draw:fill-color="#000000"/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fo:font-weight="bold" style:text-underline-style="solid" style:text-underline-width="auto" style:text-underline-color="font-color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Algorithm_Problems_log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26"/>
        <table:table-column table:style-name="co8" table:default-cell-style-name="ce1"/>
        <table:table-column table:style-name="co9" table:default-cell-style-name="ce30"/>
        <table:table-column table:style-name="co10" table:default-cell-style-name="ce35"/>
        <table:table-column table:style-name="co11" table:default-cell-style-name="ce12"/>
        <table:table-column table:style-name="co8" table:number-columns-repeated="1006" table:default-cell-style-name="ce15"/>
        <table:table-column table:style-name="co8" table:number-columns-repeated="6" table:default-cell-style-name="Default"/>
        <table:table-row table:style-name="ro1"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A</text:p>
          </table:table-cell>
          <table:table-cell table:style-name="ce28" office:value-type="string" calcext:value-type="string">
            <text:p>Date</text:p>
          </table:table-cell>
          <table:table-cell table:style-name="ce6" office:value-type="string" calcext:value-type="string">
            <text:p>Time</text:p>
          </table:table-cell>
          <table:table-cell table:style-name="ce6" office:value-type="string" calcext:value-type="string">
            <text:p>Subjects</text:p>
          </table:table-cell>
          <table:table-cell table:style-name="ce6" office:value-type="string" calcext:value-type="string">
            <text:p>Pattern</text:p>
          </table:table-cell>
          <table:table-cell table:style-name="ce6" office:value-type="string" calcext:value-type="string">
            <text:p>Score</text:p>
          </table:table-cell>
          <table:table-cell table:style-name="ce6" office:value-type="string" calcext:value-type="string">
            <text:p>Next</text:p>
          </table:table-cell>
          <table:table-cell table:style-name="ce37" office:value-type="string" calcext:value-type="string">
            <text:p>Stuggles</text:p>
          </table:table-cell>
          <table:table-cell table:style-name="ce43" office:value-type="string" calcext:value-type="string">
            <text:p>How to improve</text:p>
          </table:table-cell>
          <table:table-cell table:style-name="ce50" office:value-type="string" calcext:value-type="string">
            <text:p>Good</text:p>
          </table:table-cell>
          <table:table-cell table:style-name="ce49" table:number-columns-repeated="1006"/>
          <table:table-cell table:style-name="ce52" table:number-columns-repeated="6"/>
        </table:table-row>
        <table:table-row table:style-name="ro2">
          <table:table-cell table:style-name="ce6" office:value-type="string" calcext:value-type="string">
            <text:p>LC-713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float" office:value="1" calcext:value-type="float">
            <text:p>1</text:p>
          </table:table-cell>
          <table:table-cell table:style-name="ce28" office:value-type="date" office:date-value="2020-08-03" calcext:value-type="date">
            <text:p>2020-08-03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Array/String</text:p>
          </table:table-cell>
          <table:table-cell table:style-name="ce6" office:value-type="string" calcext:value-type="string">
            <text:p>Two-pointers</text:p>
          </table:table-cell>
          <table:table-cell table:formula="of:= 10 - ([.$E2] - 20)/4" office:value-type="float" office:value="6" calcext:value-type="float">
            <text:p>6.00</text:p>
          </table:table-cell>
          <table:table-cell table:style-name="ce6" office:value-type="string" calcext:value-type="string">
            <text:p>toreview</text:p>
          </table:table-cell>
          <table:table-cell table:style-name="ce37" office:value-type="string" calcext:value-type="string">
            <text:p>LC-713. Subarray Product Less Than K:</text:p>
            <text:p/>
            <text:p>- I didn’t think about the overflow risk because of the operation</text:p>
            <text:p>- I didn’t think about the solution with a sum of logarithm</text:p>
            <text:p>- I was too slow</text:p>
            <text:p/>
          </table:table-cell>
          <table:table-cell table:style-name="ce43"/>
          <table:table-cell table:style-name="ce50"/>
          <table:table-cell table:style-name="ce49" table:number-columns-repeated="1006"/>
          <table:table-cell table:style-name="ce52" table:number-columns-repeated="6"/>
        </table:table-row>
        <table:table-row table:style-name="ro3">
          <table:table-cell table:style-name="ce6" office:value-type="string" calcext:value-type="string">
            <text:p>LC-259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float" office:value="2" calcext:value-type="float">
            <text:p>2</text:p>
          </table:table-cell>
          <table:table-cell table:style-name="ce28" office:value-type="date" office:date-value="2020-08-03" calcext:value-type="date">
            <text:p>2020-08-03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Array/String</text:p>
          </table:table-cell>
          <table:table-cell table:style-name="ce6" office:value-type="string" calcext:value-type="string">
            <text:p>Two-pointers</text:p>
          </table:table-cell>
          <table:table-cell table:formula="of:= 10 - ([.$E3] - 20)/4" office:value-type="float" office:value="12.5" calcext:value-type="float">
            <text:p>12.50</text:p>
          </table:table-cell>
          <table:table-cell table:style-name="ce4" office:value-type="string" calcext:value-type="string">
            <text:p>toreview</text:p>
          </table:table-cell>
          <table:table-cell table:style-name="ce37" office:value-type="string" calcext:value-type="string">
            <text:p>LC-259. 3Sum Smaller:</text:p>
            <text:p/>
          </table:table-cell>
          <table:table-cell table:style-name="ce43"/>
          <table:table-cell table:style-name="ce50"/>
          <table:table-cell table:style-name="ce49" table:number-columns-repeated="1006"/>
          <table:table-cell table:style-name="ce52" table:number-columns-repeated="6"/>
        </table:table-row>
        <table:table-row table:style-name="ro4">
          <table:table-cell table:style-name="ce6" office:value-type="string" calcext:value-type="string">
            <text:p>LC-16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float" office:value="2" calcext:value-type="float">
            <text:p>2</text:p>
          </table:table-cell>
          <table:table-cell table:style-name="ce28" office:value-type="date" office:date-value="2020-08-03" calcext:value-type="date">
            <text:p>2020-08-03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Array/String</text:p>
          </table:table-cell>
          <table:table-cell table:style-name="ce6" office:value-type="string" calcext:value-type="string">
            <text:p>Two-pointers</text:p>
          </table:table-cell>
          <table:table-cell table:formula="of:= 10 - ([.$E4] - 20)/4" office:value-type="float" office:value="7.5" calcext:value-type="float">
            <text:p>7.50</text:p>
          </table:table-cell>
          <table:table-cell table:style-name="ce6" office:value-type="string" calcext:value-type="string">
            <text:p>toreview</text:p>
          </table:table-cell>
          <table:table-cell table:style-name="ce37" office:value-type="string" calcext:value-type="string">
            <text:p>LC-16. 3Sum Closest:</text:p>
            <text:p/>
            <text:p>- I wasted 5 minutes in a wrong condition</text:p>
            <text:p>-  Even if I passed all test cases within the 1<text:span text:style-name="T1">st</text:span>. Submission, I didn’t </text:p>
            <text:p>thought about test cases that cover all branches of my code</text:p>
            <text:p/>
          </table:table-cell>
          <table:table-cell table:style-name="ce43"/>
          <table:table-cell table:style-name="ce50" office:value-type="string" calcext:value-type="string">
            <text:p/>
            <text:p>- Better than the 1<text:span text:style-name="T1">st</text:span>. Time</text:p>
          </table:table-cell>
          <table:table-cell table:style-name="ce49" table:number-columns-repeated="1006"/>
          <table:table-cell table:style-name="ce52" table:number-columns-repeated="6"/>
        </table:table-row>
        <table:table-row table:style-name="ro5">
          <table:table-cell table:style-name="ce6" office:value-type="string" calcext:value-type="string">
            <text:p>LC-015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float" office:value="2" calcext:value-type="float">
            <text:p>2</text:p>
          </table:table-cell>
          <table:table-cell table:style-name="ce28" office:value-type="date" office:date-value="2020-08-03" calcext:value-type="date">
            <text:p>2020-08-03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Array/String</text:p>
          </table:table-cell>
          <table:table-cell table:style-name="ce6" office:value-type="string" calcext:value-type="string">
            <text:p>Two-pointers</text:p>
          </table:table-cell>
          <table:table-cell table:formula="of:= 10 - ([.$E5] - 20)/4" office:value-type="float" office:value="8.75" calcext:value-type="float">
            <text:p>8.75</text:p>
          </table:table-cell>
          <table:table-cell table:style-name="ce6" office:value-type="string" calcext:value-type="string">
            <text:p>toreview</text:p>
          </table:table-cell>
          <table:table-cell table:style-name="ce37" office:value-type="string" calcext:value-type="string">
            <text:p>LC-15. 3Sum</text:p>
            <text:p/>
            <text:p>- I didn’t see duplicate results</text:p>
            <text:p>- I am still slow</text:p>
            <text:p/>
          </table:table-cell>
          <table:table-cell table:style-name="ce43"/>
          <table:table-cell table:style-name="ce50"/>
          <table:table-cell table:style-name="ce49" table:number-columns-repeated="1006"/>
          <table:table-cell table:style-name="ce52" table:number-columns-repeated="6"/>
        </table:table-row>
        <table:table-row table:style-name="ro3">
          <table:table-cell table:style-name="ce6" office:value-type="string" calcext:value-type="string">
            <text:p>LC-997</text:p>
          </table:table-cell>
          <table:table-cell table:style-name="ce6" office:value-type="string" calcext:value-type="string">
            <text:p>Easy</text:p>
          </table:table-cell>
          <table:table-cell table:style-name="ce6" office:value-type="float" office:value="1" calcext:value-type="float">
            <text:p>1</text:p>
          </table:table-cell>
          <table:table-cell table:style-name="ce28" office:value-type="date" office:date-value="2020-08-03" calcext:value-type="date">
            <text:p>2020-08-0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Array/String</text:p>
          </table:table-cell>
          <table:table-cell table:style-name="ce6" office:value-type="string" calcext:value-type="string">
            <text:p>Two-pointers</text:p>
          </table:table-cell>
          <table:table-cell table:formula="of:= 10 - ([.$E6] - 20)/4" office:value-type="float" office:value="13.5" calcext:value-type="float">
            <text:p>13.50</text:p>
          </table:table-cell>
          <table:table-cell table:style-name="ce4" office:value-type="string" calcext:value-type="string">
            <text:p>done</text:p>
          </table:table-cell>
          <table:table-cell table:style-name="ce37" office:value-type="string" calcext:value-type="string">
            <text:p>LC-977. Squares of a Sorted Array:</text:p>
            <text:p/>
          </table:table-cell>
          <table:table-cell table:style-name="ce43"/>
          <table:table-cell table:style-name="ce50"/>
          <table:table-cell table:style-name="ce49" table:number-columns-repeated="1006"/>
          <table:table-cell table:style-name="ce52" table:number-columns-repeated="6"/>
        </table:table-row>
        <table:table-row table:style-name="ro2">
          <table:table-cell table:style-name="ce6" office:value-type="string" calcext:value-type="string">
            <text:p>LC-125</text:p>
          </table:table-cell>
          <table:table-cell table:style-name="ce6" office:value-type="string" calcext:value-type="string">
            <text:p>Easy</text:p>
          </table:table-cell>
          <table:table-cell table:style-name="ce6" office:value-type="float" office:value="1" calcext:value-type="float">
            <text:p>1</text:p>
          </table:table-cell>
          <table:table-cell table:style-name="ce28" office:value-type="date" office:date-value="2020-08-03" calcext:value-type="date">
            <text:p>2020-08-03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Array/String</text:p>
          </table:table-cell>
          <table:table-cell table:style-name="ce6" office:value-type="string" calcext:value-type="string">
            <text:p>Two-pointers</text:p>
          </table:table-cell>
          <table:table-cell table:formula="of:= 10 - ([.$E7] - 20)/4" office:value-type="float" office:value="12.25" calcext:value-type="float">
            <text:p>12.25</text:p>
          </table:table-cell>
          <table:table-cell table:style-name="ce4" office:value-type="string" calcext:value-type="string">
            <text:p>done</text:p>
          </table:table-cell>
          <table:table-cell table:style-name="ce37" office:value-type="string" calcext:value-type="string">
            <text:p>LC-125. Valid Palindrome:</text:p>
            <text:p/>
            <text:p>- I didn’t know 2 required python build-in functions:</text:p>
            <text:p>        -  1.  Get the lower/upper case of a string</text:p>
            <text:p>        -  2.  Check if a string is alpha numeric</text:p>
            <text:p/>
          </table:table-cell>
          <table:table-cell table:style-name="ce43"/>
          <table:table-cell table:style-name="ce50"/>
          <table:table-cell table:style-name="ce49" table:number-columns-repeated="1006"/>
          <table:table-cell table:style-name="ce52" table:number-columns-repeated="6"/>
        </table:table-row>
        <table:table-row table:style-name="ro3">
          <table:table-cell table:style-name="ce6" office:value-type="string" calcext:value-type="string">
            <text:p>LC-283</text:p>
          </table:table-cell>
          <table:table-cell table:style-name="ce6" office:value-type="string" calcext:value-type="string">
            <text:p>Easy</text:p>
          </table:table-cell>
          <table:table-cell table:style-name="ce6" office:value-type="float" office:value="1" calcext:value-type="float">
            <text:p>1</text:p>
          </table:table-cell>
          <table:table-cell table:style-name="ce28" office:value-type="date" office:date-value="2020-08-02" calcext:value-type="date">
            <text:p>2020-08-0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Array/String</text:p>
          </table:table-cell>
          <table:table-cell table:style-name="ce6" office:value-type="string" calcext:value-type="string">
            <text:p>Two-pointers</text:p>
          </table:table-cell>
          <table:table-cell table:formula="of:= 10 - ([.$E8] - 20)/4" office:value-type="float" office:value="13.5" calcext:value-type="float">
            <text:p>13.50</text:p>
          </table:table-cell>
          <table:table-cell table:style-name="ce6" office:value-type="string" calcext:value-type="string">
            <text:p>done</text:p>
          </table:table-cell>
          <table:table-cell table:style-name="ce37" office:value-type="string" calcext:value-type="string">
            <text:p>LC-283. Move Zeroes:</text:p>
            <text:p/>
          </table:table-cell>
          <table:table-cell table:style-name="ce43"/>
          <table:table-cell table:style-name="ce50"/>
          <table:table-cell table:style-name="ce49" table:number-columns-repeated="1006"/>
          <table:table-cell table:style-name="ce52" table:number-columns-repeated="6"/>
        </table:table-row>
        <table:table-row table:style-name="ro6">
          <table:table-cell table:style-name="ce6" office:value-type="string" calcext:value-type="string">
            <text:p>LC-027</text:p>
          </table:table-cell>
          <table:table-cell table:style-name="ce6" office:value-type="string" calcext:value-type="string">
            <text:p>Easy</text:p>
          </table:table-cell>
          <table:table-cell table:style-name="ce6" office:value-type="float" office:value="1" calcext:value-type="float">
            <text:p>1</text:p>
          </table:table-cell>
          <table:table-cell table:style-name="ce28" office:value-type="date" office:date-value="2020-08-02" calcext:value-type="date">
            <text:p>2020-08-02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Array/String</text:p>
          </table:table-cell>
          <table:table-cell table:style-name="ce6" office:value-type="string" calcext:value-type="string">
            <text:p>Two-pointers</text:p>
          </table:table-cell>
          <table:table-cell table:formula="of:= 10 - ([.$E9] - 20)/4" office:value-type="float" office:value="8.75" calcext:value-type="float">
            <text:p>8.75</text:p>
          </table:table-cell>
          <table:table-cell table:style-name="ce6" office:value-type="string" calcext:value-type="string">
            <text:p>toreview</text:p>
          </table:table-cell>
          <table:table-cell table:style-name="ce37" office:value-type="string" calcext:value-type="string">
            <text:p>LC-27. Remove Element:</text:p>
            <text:p/>
            <text:p>- I struggled with the pointers</text:p>
            <text:p/>
          </table:table-cell>
          <table:table-cell table:style-name="ce43"/>
          <table:table-cell table:style-name="ce50"/>
          <table:table-cell table:style-name="ce49" table:number-columns-repeated="1006"/>
          <table:table-cell table:style-name="ce52" table:number-columns-repeated="6"/>
        </table:table-row>
        <table:table-row table:style-name="ro3">
          <table:table-cell table:style-name="ce6" office:value-type="string" calcext:value-type="string">
            <text:p>LC-026</text:p>
          </table:table-cell>
          <table:table-cell table:style-name="ce6" office:value-type="string" calcext:value-type="string">
            <text:p>Easy</text:p>
          </table:table-cell>
          <table:table-cell table:style-name="ce6" office:value-type="float" office:value="1" calcext:value-type="float">
            <text:p>1</text:p>
          </table:table-cell>
          <table:table-cell table:style-name="ce28" office:value-type="date" office:date-value="2020-08-02" calcext:value-type="date">
            <text:p>2020-08-02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Array/String</text:p>
          </table:table-cell>
          <table:table-cell table:style-name="ce6" office:value-type="string" calcext:value-type="string">
            <text:p>Two-pointers</text:p>
          </table:table-cell>
          <table:table-cell table:formula="of:= 10 - ([.$E10] - 20)/4" office:value-type="float" office:value="12" calcext:value-type="float">
            <text:p>12.00</text:p>
          </table:table-cell>
          <table:table-cell table:style-name="ce6" office:value-type="string" calcext:value-type="string">
            <text:p>done</text:p>
          </table:table-cell>
          <table:table-cell table:style-name="ce37" office:value-type="string" calcext:value-type="string">
            <text:p>LC-26. Remove Duplicates from Sorted Array:</text:p>
            <text:p/>
          </table:table-cell>
          <table:table-cell table:style-name="ce43"/>
          <table:table-cell table:style-name="ce50"/>
          <table:table-cell table:style-name="ce49" table:number-columns-repeated="1006"/>
          <table:table-cell table:style-name="ce52" table:number-columns-repeated="6"/>
        </table:table-row>
        <table:table-row table:style-name="ro6">
          <table:table-cell table:style-name="ce6" office:value-type="string" calcext:value-type="string">
            <text:p>LC-082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float" office:value="1" calcext:value-type="float">
            <text:p>1</text:p>
          </table:table-cell>
          <table:table-cell table:style-name="ce28" office:value-type="date" office:date-value="2020-08-02" calcext:value-type="date">
            <text:p>2020-08-02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Linked-List</text:p>
          </table:table-cell>
          <table:table-cell table:style-name="ce6" office:value-type="string" calcext:value-type="string">
            <text:p>Two-pointers</text:p>
          </table:table-cell>
          <table:table-cell table:formula="of:= 10 - ([.$E11] - 20)/4" office:value-type="float" office:value="7.75" calcext:value-type="float">
            <text:p>7.75</text:p>
          </table:table-cell>
          <table:table-cell table:style-name="ce6" office:value-type="string" calcext:value-type="string">
            <text:p>toreview</text:p>
          </table:table-cell>
          <table:table-cell table:style-name="ce37" office:value-type="string" calcext:value-type="string">
            <text:p>LC-82. Remove Duplicates from Sorted List II:</text:p>
            <text:p/>
            <text:p>- I struggled to find to manage pointer and delete duplicates</text:p>
            <text:p/>
          </table:table-cell>
          <table:table-cell table:style-name="ce43" office:value-type="string" calcext:value-type="string">
            <text:p/>
            <text:p>- More problems with linked lists</text:p>
          </table:table-cell>
          <table:table-cell table:style-name="ce50" office:value-type="string" calcext:value-type="string">
            <text:p/>
            <text:p>- I used sentinel pattern</text:p>
          </table:table-cell>
          <table:table-cell table:style-name="ce49" table:number-columns-repeated="1006"/>
          <table:table-cell table:style-name="ce52" table:number-columns-repeated="6"/>
        </table:table-row>
        <table:table-row table:style-name="ro3">
          <table:table-cell table:style-name="ce6" office:value-type="string" calcext:value-type="string">
            <text:p>LC-083</text:p>
          </table:table-cell>
          <table:table-cell table:style-name="ce6" office:value-type="string" calcext:value-type="string">
            <text:p>Easy</text:p>
          </table:table-cell>
          <table:table-cell table:style-name="ce6" office:value-type="float" office:value="1" calcext:value-type="float">
            <text:p>1</text:p>
          </table:table-cell>
          <table:table-cell table:style-name="ce28" office:value-type="date" office:date-value="2020-08-02" calcext:value-type="date">
            <text:p>2020-08-02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Linked-List</text:p>
          </table:table-cell>
          <table:table-cell table:style-name="ce6" office:value-type="string" calcext:value-type="string">
            <text:p>Two-pointers</text:p>
          </table:table-cell>
          <table:table-cell table:formula="of:= 10 - ([.$E12] - 20)/4" office:value-type="float" office:value="13.25" calcext:value-type="float">
            <text:p>13.25</text:p>
          </table:table-cell>
          <table:table-cell table:style-name="ce6" office:value-type="string" calcext:value-type="string">
            <text:p>done</text:p>
          </table:table-cell>
          <table:table-cell table:style-name="ce37" office:value-type="string" calcext:value-type="string">
            <text:p>LC-83. Remove Duplicates from Sorted List:</text:p>
            <text:p/>
          </table:table-cell>
          <table:table-cell table:style-name="ce43"/>
          <table:table-cell table:style-name="ce50"/>
          <table:table-cell table:style-name="ce49" table:number-columns-repeated="1006"/>
          <table:table-cell table:style-name="ce52" table:number-columns-repeated="6"/>
        </table:table-row>
        <table:table-row table:style-name="ro6">
          <table:table-cell table:style-name="ce6" office:value-type="string" calcext:value-type="string">
            <text:p>LC-030</text:p>
          </table:table-cell>
          <table:table-cell table:style-name="ce6" office:value-type="string" calcext:value-type="string">
            <text:p>Hard</text:p>
          </table:table-cell>
          <table:table-cell table:style-name="ce6" office:value-type="float" office:value="1" calcext:value-type="float">
            <text:p>1</text:p>
          </table:table-cell>
          <table:table-cell table:style-name="ce28" office:value-type="date" office:date-value="2020-08-02" calcext:value-type="date">
            <text:p>2020-08-02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Array/String</text:p>
          </table:table-cell>
          <table:table-cell table:style-name="ce6" office:value-type="string" calcext:value-type="string">
            <text:p>Two-pointers</text:p>
          </table:table-cell>
          <table:table-cell table:formula="of:= 10 - ([.$E13] - 20)/4" office:value-type="float" office:value="8.25" calcext:value-type="float">
            <text:p>8.25</text:p>
          </table:table-cell>
          <table:table-cell office:value-type="string" calcext:value-type="string">
            <text:p>toreview</text:p>
          </table:table-cell>
          <table:table-cell table:style-name="ce37" office:value-type="string" calcext:value-type="string">
            <text:p>LC-30. Substring with Concatenation of All Words:</text:p>
            <text:p/>
            <text:p>- I am still too slow</text:p>
            <text:p/>
          </table:table-cell>
          <table:table-cell table:style-name="ce43"/>
          <table:table-cell table:style-name="ce50"/>
          <table:table-cell table:style-name="ce49" table:number-columns-repeated="1006"/>
          <table:table-cell table:style-name="ce52" table:number-columns-repeated="6"/>
        </table:table-row>
        <table:table-row table:style-name="ro6">
          <table:table-cell table:style-name="ce6" office:value-type="string" calcext:value-type="string">
            <text:p>LC-472</text:p>
          </table:table-cell>
          <table:table-cell table:style-name="ce6" office:value-type="string" calcext:value-type="string">
            <text:p>Hard</text:p>
          </table:table-cell>
          <table:table-cell table:style-name="ce6" office:value-type="float" office:value="1" calcext:value-type="float">
            <text:p>1</text:p>
          </table:table-cell>
          <table:table-cell table:style-name="ce28" office:value-type="date" office:date-value="2020-08-02" calcext:value-type="date">
            <text:p>2020-08-02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Array/String</text:p>
          </table:table-cell>
          <table:table-cell table:style-name="ce6" office:value-type="string" calcext:value-type="string">
            <text:p>Backtracking</text:p>
          </table:table-cell>
          <table:table-cell table:formula="of:= 10 - ([.$E14] - 20)/4" office:value-type="float" office:value="3.75" calcext:value-type="float">
            <text:p>3.75</text:p>
          </table:table-cell>
          <table:table-cell office:value-type="string" calcext:value-type="string">
            <text:p>toreview</text:p>
          </table:table-cell>
          <table:table-cell table:style-name="ce37" office:value-type="string" calcext:value-type="string">
            <text:p>LC-472. Concatenated Words:</text:p>
            <text:p/>
            <text:p>- I didn’t use a Trie</text:p>
            <text:p/>
          </table:table-cell>
          <table:table-cell table:style-name="ce43"/>
          <table:table-cell table:style-name="ce50"/>
          <table:table-cell table:style-name="ce49" table:number-columns-repeated="1006"/>
          <table:table-cell table:style-name="ce52" table:number-columns-repeated="6"/>
        </table:table-row>
        <table:table-row table:style-name="ro7">
          <table:table-cell table:style-name="ce4" office:value-type="string" calcext:value-type="string">
            <text:p>LC-076</text:p>
          </table:table-cell>
          <table:table-cell table:style-name="ce4" office:value-type="string" calcext:value-type="string">
            <text:p>Hard</text:p>
          </table:table-cell>
          <table:table-cell table:style-name="ce4" office:value-type="float" office:value="1" calcext:value-type="float">
            <text:p>1</text:p>
          </table:table-cell>
          <table:table-cell table:style-name="ce24" office:value-type="date" office:date-value="2020-08-01" calcext:value-type="date">
            <text:p>2020-08-01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Array/String</text:p>
          </table:table-cell>
          <table:table-cell table:style-name="ce4" office:value-type="string" calcext:value-type="string">
            <text:p>Two-pointers</text:p>
          </table:table-cell>
          <table:table-cell table:formula="of:= 10 - ([.$E15] - 20)/4" office:value-type="float" office:value="-15" calcext:value-type="float">
            <text:p>-15.00</text:p>
          </table:table-cell>
          <table:table-cell office:value-type="string" calcext:value-type="string">
            <text:p>toreview</text:p>
          </table:table-cell>
          <table:table-cell table:style-name="ce33" office:value-type="string" calcext:value-type="string">
            <text:p>LC-76. Minimum Window Substring:</text:p>
            <text:p/>
            <text:p>- I didn’t see that I need to shrink the window since I am looking </text:p>
            <text:p>for the min window</text:p>
            <text:p>- I am too slow</text:p>
            <text:p/>
            <text:p/>
          </table:table-cell>
          <table:table-cell table:style-name="ce39"/>
          <table:table-cell table:style-name="ce44"/>
          <table:table-cell table:style-name="ce49" table:number-columns-repeated="1006"/>
          <table:table-cell table:style-name="ce52" table:number-columns-repeated="6"/>
        </table:table-row>
        <table:table-row table:style-name="ro8">
          <table:table-cell table:style-name="ce4" office:value-type="string" calcext:value-type="string">
            <text:p>LC-438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float" office:value="1" calcext:value-type="float">
            <text:p>1</text:p>
          </table:table-cell>
          <table:table-cell table:style-name="ce24" office:value-type="date" office:date-value="2020-08-01" calcext:value-type="date">
            <text:p>2020-08-0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Array/String</text:p>
          </table:table-cell>
          <table:table-cell table:style-name="ce4" office:value-type="string" calcext:value-type="string">
            <text:p>Two-pointers</text:p>
          </table:table-cell>
          <table:table-cell table:formula="of:= 10 - ([.$E16] - 20)/4" office:value-type="float" office:value="9.5" calcext:value-type="float">
            <text:p>9.50</text:p>
          </table:table-cell>
          <table:table-cell office:value-type="string" calcext:value-type="string">
            <text:p>toreview</text:p>
          </table:table-cell>
          <table:table-cell table:style-name="ce33" office:value-type="string" calcext:value-type="string">
            <text:p>LC-438. Find All Anagrams in a String:</text:p>
            <text:p/>
            <text:p>- I am still slow</text:p>
            <text:p/>
          </table:table-cell>
          <table:table-cell table:style-name="ce39"/>
          <table:table-cell table:style-name="ce44"/>
          <table:table-cell table:style-name="ce49" table:number-columns-repeated="1006"/>
          <table:table-cell table:style-name="ce52" table:number-columns-repeated="6"/>
        </table:table-row>
        <table:table-row table:style-name="ro9">
          <table:table-cell table:style-name="ce4" office:value-type="string" calcext:value-type="string">
            <text:p>LC-567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float" office:value="2" calcext:value-type="float">
            <text:p>2</text:p>
          </table:table-cell>
          <table:table-cell table:style-name="ce24" office:value-type="date" office:date-value="2020-08-01" calcext:value-type="date">
            <text:p>2020-08-0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Array/String</text:p>
          </table:table-cell>
          <table:table-cell table:style-name="ce4" office:value-type="string" calcext:value-type="string">
            <text:p>Two-pointers</text:p>
          </table:table-cell>
          <table:table-cell table:formula="of:= 10 - ([.$E17] - 20)/4" office:value-type="float" office:value="7.5" calcext:value-type="float">
            <text:p>7.50</text:p>
          </table:table-cell>
          <table:table-cell office:value-type="string" calcext:value-type="string">
            <text:p>toreview</text:p>
          </table:table-cell>
          <table:table-cell table:style-name="ce33" office:value-type="string" calcext:value-type="string">
            <text:p>LC-567. Permutation in String:</text:p>
            <text:p/>
            <text:p>- Too slow</text:p>
            <text:p>- I don’t cover all cases</text:p>
            <text:p/>
            <text:p/>
          </table:table-cell>
          <table:table-cell table:style-name="ce39"/>
          <table:table-cell table:style-name="ce44"/>
          <table:table-cell table:style-name="ce49" table:number-columns-repeated="1006"/>
          <table:table-cell table:style-name="ce52" table:number-columns-repeated="6"/>
        </table:table-row>
        <table:table-row table:style-name="ro10">
          <table:table-cell table:style-name="ce4" office:value-type="string" calcext:value-type="string">
            <text:p>LC-359</text:p>
          </table:table-cell>
          <table:table-cell table:style-name="ce4" office:value-type="string" calcext:value-type="string">
            <text:p>Easy</text:p>
          </table:table-cell>
          <table:table-cell table:style-name="ce4" office:value-type="float" office:value="1" calcext:value-type="float">
            <text:p>1</text:p>
          </table:table-cell>
          <table:table-cell table:style-name="ce24" office:value-type="date" office:date-value="2020-08-01" calcext:value-type="date">
            <text:p>2020-08-0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Hash/Set</text:p>
            <text:p>Queue/Stack</text:p>
          </table:table-cell>
          <table:table-cell table:style-name="ce4" office:value-type="string" calcext:value-type="string">
            <text:p>N/A</text:p>
          </table:table-cell>
          <table:table-cell table:formula="of:= 10 - ([.$E18] - 20)/4" office:value-type="float" office:value="9.25" calcext:value-type="float">
            <text:p>9.25</text:p>
          </table:table-cell>
          <table:table-cell table:style-name="ce4" office:value-type="string" calcext:value-type="string">
            <text:p>done</text:p>
          </table:table-cell>
          <table:table-cell table:style-name="ce33" office:value-type="string" calcext:value-type="string">
            <text:p>LC-359. Logger Rate Limiter:</text:p>
            <text:p/>
            <text:p>- My 1<text:span text:style-name="T1">st</text:span>. Solution was based with Hash only</text:p>
            <text:p>- I was too slow to come up with a solution with a Queue</text:p>
            <text:p/>
            <text:p/>
          </table:table-cell>
          <table:table-cell table:style-name="ce39" office:value-type="string" calcext:value-type="string">
            <text:p/>
            <text:p>- More problems with queue datastructure</text:p>
          </table:table-cell>
          <table:table-cell table:style-name="ce44"/>
          <table:table-cell table:style-name="ce49" table:number-columns-repeated="1006"/>
          <table:table-cell table:style-name="ce52" table:number-columns-repeated="6"/>
        </table:table-row>
        <table:table-row table:style-name="ro3">
          <table:table-cell table:style-name="ce4" office:value-type="string" calcext:value-type="string">
            <text:p>LC-520</text:p>
          </table:table-cell>
          <table:table-cell table:style-name="ce4" office:value-type="string" calcext:value-type="string">
            <text:p>Easy</text:p>
          </table:table-cell>
          <table:table-cell table:style-name="ce4" office:value-type="float" office:value="1" calcext:value-type="float">
            <text:p>1</text:p>
          </table:table-cell>
          <table:table-cell table:style-name="ce24" office:value-type="date" office:date-value="2020-08-01" calcext:value-type="date">
            <text:p>2020-08-01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Array/String</text:p>
          </table:table-cell>
          <table:table-cell table:style-name="ce4" office:value-type="string" calcext:value-type="string">
            <text:p>N/A</text:p>
          </table:table-cell>
          <table:table-cell table:formula="of:= 10 - ([.$E19] - 20)/4" office:value-type="float" office:value="11.5" calcext:value-type="float">
            <text:p>11.50</text:p>
          </table:table-cell>
          <table:table-cell table:style-name="ce4" office:value-type="string" calcext:value-type="string">
            <text:p>done</text:p>
          </table:table-cell>
          <table:table-cell table:style-name="ce33" office:value-type="string" calcext:value-type="string">
            <text:p>LC-520. Detect Capital:</text:p>
            <text:p/>
          </table:table-cell>
          <table:table-cell table:style-name="ce39"/>
          <table:table-cell table:style-name="ce44"/>
          <table:table-cell table:style-name="ce49" table:number-columns-repeated="1006"/>
          <table:table-cell table:style-name="ce52" table:number-columns-repeated="6"/>
        </table:table-row>
        <table:table-row table:style-name="ro8">
          <table:table-cell table:style-name="ce4" office:value-type="string" calcext:value-type="string">
            <text:p>LC-567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float" office:value="1" calcext:value-type="float">
            <text:p>1</text:p>
          </table:table-cell>
          <table:table-cell table:style-name="ce24" office:value-type="date" office:date-value="2020-07-31" calcext:value-type="date">
            <text:p>2020-07-31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Array/String</text:p>
          </table:table-cell>
          <table:table-cell table:style-name="ce4" office:value-type="string" calcext:value-type="string">
            <text:p>Two-pointers</text:p>
          </table:table-cell>
          <table:table-cell table:formula="of:= 10 - ([.$E20] - 20)/4" office:value-type="float" office:value="-15" calcext:value-type="float">
            <text:p>-15.00</text:p>
          </table:table-cell>
          <table:table-cell office:value-type="string" calcext:value-type="string">
            <text:p>toreview</text:p>
          </table:table-cell>
          <table:table-cell table:style-name="ce33" office:value-type="string" calcext:value-type="string">
            <text:p>LC-567. Permutation in String:</text:p>
            <text:p/>
            <text:p>- Too slow</text:p>
            <text:p/>
          </table:table-cell>
          <table:table-cell table:style-name="ce39"/>
          <table:table-cell table:style-name="ce44"/>
          <table:table-cell table:style-name="ce49" table:number-columns-repeated="1006"/>
          <table:table-cell table:style-name="ce52" table:number-columns-repeated="6"/>
        </table:table-row>
        <table:table-row table:style-name="ro5">
          <table:table-cell table:style-name="ce4" office:value-type="string" calcext:value-type="string">
            <text:p>LC-424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float" office:value="1" calcext:value-type="float">
            <text:p>1</text:p>
          </table:table-cell>
          <table:table-cell table:style-name="ce24" office:value-type="date" office:date-value="2020-07-31" calcext:value-type="date">
            <text:p>2020-07-3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Array/String</text:p>
          </table:table-cell>
          <table:table-cell table:style-name="ce4" office:value-type="string" calcext:value-type="string">
            <text:p>Two-pointers</text:p>
          </table:table-cell>
          <table:table-cell table:formula="of:= 10 - ([.$E21] - 20)/4" office:value-type="float" office:value="7.5" calcext:value-type="float">
            <text:p>7.50</text:p>
          </table:table-cell>
          <table:table-cell office:value-type="string" calcext:value-type="string">
            <text:p>toreview</text:p>
          </table:table-cell>
          <table:table-cell table:style-name="ce33" office:value-type="string" calcext:value-type="string">
            <text:p>LC-424. Longest Repeating Character Replacement:</text:p>
            <text:p/>
            <text:p>- In the middle of the implementation, I struggled to find the key logic</text:p>
            <text:p>- Is the issue in my intuition step? I spend 10 minutes to build the intuition</text:p>
            <text:p/>
          </table:table-cell>
          <table:table-cell table:style-name="ce39"/>
          <table:table-cell table:style-name="ce44"/>
          <table:table-cell table:style-name="ce49" table:number-columns-repeated="1006"/>
          <table:table-cell table:style-name="ce52" table:number-columns-repeated="6"/>
        </table:table-row>
        <table:table-row table:style-name="ro3">
          <table:table-cell office:value-type="string" calcext:value-type="string">
            <text:p>LC-070.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31" calcext:value-type="date">
            <text:p>2020-07-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DP</text:p>
          </table:table-cell>
          <table:table-cell table:formula="of:= 10 - ([.$E22] - 20)/4" office:value-type="float" office:value="12.75" calcext:value-type="float">
            <text:p>12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70. Climbing Stairs:</text:p>
            <text:p/>
          </table:table-cell>
          <table:table-cell table:number-columns-repeated="1014"/>
        </table:table-row>
        <table:table-row table:style-name="ro6">
          <table:table-cell office:value-type="string" calcext:value-type="string">
            <text:p>LC-1493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30" calcext:value-type="date">
            <text:p>2020-07-3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Two-pointers</text:p>
          </table:table-cell>
          <table:table-cell table:formula="of:= 10 - ([.$E23] - 20)/4" office:value-type="float" office:value="9.75" calcext:value-type="float">
            <text:p>9.7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493. Longest Subarray of 1's After Deleting One Element:</text:p>
            <text:p/>
            <text:p>- I didn’t see a case because I didn’t spend enough time with TDD</text:p>
            <text:p> </text:p>
          </table:table-cell>
          <table:table-cell table:number-columns-repeated="1014"/>
        </table:table-row>
        <table:table-row table:style-name="ro11">
          <table:table-cell office:value-type="string" calcext:value-type="string">
            <text:p>LC-003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30" calcext:value-type="date">
            <text:p>2020-07-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Two-pointers</text:p>
          </table:table-cell>
          <table:table-cell table:formula="of:= 10 - ([.$E24] - 20)/4" office:value-type="float" office:value="9.25" calcext:value-type="float">
            <text:p>9.2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3. Longest Substring Without Repeating Characters:</text:p>
            <text:p/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C-904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30" calcext:value-type="date">
            <text:p>2020-07-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Two-pointers</text:p>
          </table:table-cell>
          <table:table-cell table:formula="of:= 10 - ([.$E25] - 20)/4" office:value-type="float" office:value="12" calcext:value-type="float">
            <text:p>12.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904. Fruit Into Baskets:</text:p>
            <text:p/>
          </table:table-cell>
          <table:table-cell table:number-columns-repeated="1014"/>
        </table:table-row>
        <table:table-row table:style-name="ro9">
          <table:table-cell office:value-type="string" calcext:value-type="string">
            <text:p>LC-140</text:p>
          </table:table-cell>
          <table:table-cell office:value-type="string" calcext:value-type="string">
            <text:p>Hard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30" calcext:value-type="date">
            <text:p>2020-07-3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Backtracking</text:p>
          </table:table-cell>
          <table:table-cell table:formula="of:= 10 - ([.$E26] - 20)/4" office:value-type="float" office:value="-15" calcext:value-type="float">
            <text:p>-15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40. Word Break II:</text:p>
            <text:p/>
            <text:p>- Too slow</text:p>
            <text:p>- I struggled with the memorization</text:p>
            <text:p>- I stuggled with the time and space complexity</text:p>
            <text:p/>
          </table:table-cell>
          <table:table-cell/>
          <table:table-cell office:value-type="string" calcext:value-type="string">
            <text:p/>
            <text:p>- I didn’t strugle with the recursion</text:p>
            <text:p>- I finished the recursive solution after 15 minutes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LC-340</text:p>
          </table:table-cell>
          <table:table-cell office:value-type="string" calcext:value-type="string">
            <text:p>Hard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29" calcext:value-type="date">
            <text:p>2020-07-2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Two-pointers</text:p>
          </table:table-cell>
          <table:table-cell table:formula="of:= 10 - ([.$E27] - 20)/4" office:value-type="float" office:value="-2.5" calcext:value-type="float">
            <text:p>-2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340. Longest Substring with At Most K Distinct Characters:</text:p>
            <text:p/>
            <text:p>- Too slow</text:p>
            <text:p/>
          </table:table-cell>
          <table:table-cell table:number-columns-repeated="1014"/>
        </table:table-row>
        <table:table-row table:style-name="ro12">
          <table:table-cell office:value-type="string" calcext:value-type="string">
            <text:p>LC-395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29" calcext:value-type="date">
            <text:p>2020-07-2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Recursion</text:p>
          </table:table-cell>
          <table:table-cell table:formula="of:= 10 - ([.$E28] - 20)/4" office:value-type="float" office:value="3" calcext:value-type="float">
            <text:p>3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395. Longest Substring with At Least K Repeating Characters:</text:p>
            <text:p/>
            <text:p>- I was too slow</text:p>
            <text:p>- I struggled with the recursion</text:p>
            <text:p/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C-309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29" calcext:value-type="date">
            <text:p>2020-07-29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DP</text:p>
          </table:table-cell>
          <table:table-cell table:formula="of:= 10 - ([.$E29] - 20)/4" office:value-type="float" office:value="-1.25" calcext:value-type="float">
            <text:p>-1.2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309. Best Time to Buy and Sell Stock with Cooldown:</text:p>
            <text:p/>
            <text:p>- I was too slow</text:p>
            <text:p>- My DP solution isn’t optimal</text:p>
            <text:p>- I don’t know DP + State Machine technique</text:p>
            <text:p/>
          </table:table-cell>
          <table:table-cell office:value-type="string" calcext:value-type="string">
            <text:p/>
            <text:p>- Work on DP</text:p>
            <text:p>- Work on DP + <text:span text:style-name="T3">Statemachine technique</text:span></text:p>
          </table:table-cell>
          <table:table-cell office:value-type="string" calcext:value-type="string">
            <text:p/>
            <text:p>- I saw that the problem is a DP problem early</text:p>
          </table:table-cell>
          <table:table-cell table:number-columns-repeated="1012"/>
        </table:table-row>
        <table:table-row table:style-name="ro12">
          <table:table-cell office:value-type="string" calcext:value-type="string">
            <text:p>LC-621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28" calcext:value-type="date">
            <text:p>2020-07-2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Greedy</text:p>
          </table:table-cell>
          <table:table-cell table:formula="of:= 10 - ([.$E30] - 20)/4" office:value-type="float" office:value="-1.25" calcext:value-type="float">
            <text:p>-1.2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621. Task Scheduler:</text:p>
            <text:p/>
            <text:p>- I didn’t see the greedy approach</text:p>
            <text:p>- I was too slow</text:p>
            <text:p/>
          </table:table-cell>
          <table:table-cell table:number-columns-repeated="1014"/>
        </table:table-row>
        <table:table-row table:style-name="ro6">
          <table:table-cell office:value-type="string" calcext:value-type="string">
            <text:p>LC-159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27" calcext:value-type="date">
            <text:p>2020-07-2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Sliding-Window</text:p>
          </table:table-cell>
          <table:table-cell table:formula="of:= 10 - ([.$E31] - 20)/4" office:value-type="float" office:value="3.75" calcext:value-type="float">
            <text:p>3.7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59. Longest Substring with At Most Two Distinct Characters:</text:p>
            <text:p/>
            <text:p>- </text:p>
            <text:p/>
          </table:table-cell>
          <table:table-cell table:number-columns-repeated="1014"/>
        </table:table-row>
        <table:table-row table:style-name="ro6">
          <table:table-cell office:value-type="string" calcext:value-type="string">
            <text:p>LC-106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27" calcext:value-type="date">
            <text:p>2020-07-2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inary Tree</text:p>
          </table:table-cell>
          <table:table-cell office:value-type="string" calcext:value-type="string">
            <text:p>DFS</text:p>
          </table:table-cell>
          <table:table-cell table:formula="of:= 10 - ([.$E32] - 20)/4" office:value-type="float" office:value="0" calcext:value-type="float">
            <text:p>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06. Construct Binary Tree from Inorder and Postorder Traversal:</text:p>
            <text:p/>
            <text:p>- Stuggled to create the recursive function</text:p>
            <text:p/>
          </table:table-cell>
          <table:table-cell/>
          <table:table-cell office:value-type="string" calcext:value-type="string">
            <text:p/>
            <text:p>- I have seen the pattern early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C-258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26" calcext:value-type="date">
            <text:p>2020-07-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math</text:p>
          </table:table-cell>
          <table:table-cell table:formula="of:= 10 - ([.$E33] - 20)/4" office:value-type="float" office:value="14" calcext:value-type="float">
            <text:p>14.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258. Add Digits:</text:p>
            <text:p/>
          </table:table-cell>
          <table:table-cell table:number-columns-repeated="1014"/>
        </table:table-row>
        <table:table-row table:style-name="ro8">
          <table:table-cell office:value-type="string" calcext:value-type="string">
            <text:p>LC-209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25" calcext:value-type="date">
            <text:p>2020-07-2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Sliding-Window</text:p>
          </table:table-cell>
          <table:table-cell table:formula="of:= 10 - ([.$E34] - 20)/4" office:value-type="float" office:value="3.75" calcext:value-type="float">
            <text:p>3.7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209. Minimum Size Subarray Sum:</text:p>
            <text:p/>
            <text:p>- I stuggled to implement the sliding window that changes its size</text:p>
            <text:p/>
          </table:table-cell>
          <table:table-cell table:number-columns-repeated="1014"/>
        </table:table-row>
        <table:table-row table:style-name="ro6">
          <table:table-cell office:value-type="string" calcext:value-type="string">
            <text:p>LC-220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25" calcext:value-type="date">
            <text:p>2020-07-2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35] - 20)/4" office:value-type="float" office:value="3.75" calcext:value-type="float">
            <text:p>3.7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220. Contains Duplicate III:</text:p>
            <text:p/>
            <text:p>- I didn’t see the case where t (the diff limit) is too big</text:p>
            <text:p/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C-219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25" calcext:value-type="date">
            <text:p>2020-07-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Hash</text:p>
          </table:table-cell>
          <table:table-cell table:formula="of:= 10 - ([.$E36] - 20)/4" office:value-type="float" office:value="11.25" calcext:value-type="float">
            <text:p>11.2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219. Contains Duplicate II:</text:p>
            <text:p/>
          </table:table-cell>
          <table:table-cell table:number-columns-repeated="1014"/>
        </table:table-row>
        <table:table-row table:style-name="ro13">
          <table:table-cell office:value-type="string" calcext:value-type="string">
            <text:p>LC-832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25" calcext:value-type="date">
            <text:p>2020-07-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Bitwise</text:p>
            <text:p>Two-pointers</text:p>
          </table:table-cell>
          <table:table-cell table:formula="of:= 10 - ([.$E37] - 20)/4" office:value-type="float" office:value="12.5" calcext:value-type="float">
            <text:p>12.5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832. Flipping an Image:</text:p>
            <text:p/>
            <text:p/>
          </table:table-cell>
          <table:table-cell table:number-columns-repeated="1014"/>
        </table:table-row>
        <table:table-row table:style-name="ro6">
          <table:table-cell office:value-type="string" calcext:value-type="string">
            <text:p>LC-1256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25" calcext:value-type="date">
            <text:p>2020-07-2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Bitwise</text:p>
          </table:table-cell>
          <table:table-cell table:formula="of:= 10 - ([.$E38] - 20)/4" office:value-type="float" office:value="5" calcext:value-type="float">
            <text:p>5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256. Encode Number:</text:p>
            <text:p/>
            <text:p>- I didn’t notice the pattern</text:p>
            <text:p/>
          </table:table-cell>
          <table:table-cell table:number-columns-repeated="1014"/>
        </table:table-row>
        <table:table-row table:style-name="ro8">
          <table:table-cell office:value-type="string" calcext:value-type="string">
            <text:p>LC-797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24" calcext:value-type="date">
            <text:p>2020-07-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Backtracking</text:p>
          </table:table-cell>
          <table:table-cell table:formula="of:= 10 - ([.$E39] - 20)/4" office:value-type="float" office:value="11.75" calcext:value-type="float">
            <text:p>11.7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797. All Paths From Source to Target:</text:p>
            <text:p/>
            <text:p>- I stuggled to analyze to the time and space complexity</text:p>
            <text:p> 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C-287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24" calcext:value-type="date">
            <text:p>2020-07-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Fast-Slow p</text:p>
          </table:table-cell>
          <table:table-cell table:formula="of:= 10 - ([.$E40] - 20)/4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287. Find the Duplicate Number:</text:p>
            <text:p/>
            <text:p>- I didn’t see the cycle pattern</text:p>
            <text:p/>
            <text:p/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C-342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24" calcext:value-type="date">
            <text:p>2020-07-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Bitwise</text:p>
          </table:table-cell>
          <table:table-cell table:formula="of:= 10 - ([.$E41] - 20)/4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342. Power of Four:</text:p>
            <text:p/>
            <text:p>- I jumped to a solution before I understand the problem</text:p>
            <text:p>- I mixed power of 4 with divisible by 4</text:p>
            <text:p/>
          </table:table-cell>
          <table:table-cell table:number-columns-repeated="1014"/>
        </table:table-row>
        <table:table-row table:style-name="ro6">
          <table:table-cell office:value-type="string" calcext:value-type="string">
            <text:p>LC-476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24" calcext:value-type="date">
            <text:p>2020-07-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Bitwise</text:p>
          </table:table-cell>
          <table:table-cell table:formula="of:= 10 - ([.$E42] - 20)/4" office:value-type="float" office:value="13.75" calcext:value-type="float">
            <text:p>13.7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476. Number Complement:</text:p>
            <text:p/>
            <text:p>- I didn’t know the Python function: n.bit_length()</text:p>
            <text:p/>
          </table:table-cell>
          <table:table-cell table:number-columns-repeated="1014"/>
        </table:table-row>
        <table:table-row table:style-name="ro8">
          <table:table-cell office:value-type="string" calcext:value-type="string">
            <text:p>LC-260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23" calcext:value-type="date">
            <text:p>2020-07-2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Bitwise</text:p>
          </table:table-cell>
          <table:table-cell table:formula="of:= 10 - ([.$E43] - 20)/4" office:value-type="float" office:value="-15" calcext:value-type="float">
            <text:p>-15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260. Single Number III:</text:p>
            <text:p/>
            <text:p>- I came up with the naive solution only</text:p>
            <text:p/>
          </table:table-cell>
          <table:table-cell table:number-columns-repeated="1014"/>
        </table:table-row>
        <table:table-row table:style-name="ro6">
          <table:table-cell office:value-type="string" calcext:value-type="string">
            <text:p>LC-137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23" calcext:value-type="date">
            <text:p>2020-07-2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Bitwise</text:p>
          </table:table-cell>
          <table:table-cell table:formula="of:= 10 - ([.$E44] - 20)/4" office:value-type="float" office:value="-15" calcext:value-type="float">
            <text:p>-15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37. Single Number II:</text:p>
            <text:p/>
            <text:p>- I came up with the naive solution only</text:p>
            <text:p/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C-389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23" calcext:value-type="date">
            <text:p>2020-07-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Bitwise</text:p>
          </table:table-cell>
          <table:table-cell table:formula="of:= 10 - ([.$E45] - 20)/4" office:value-type="float" office:value="13.75" calcext:value-type="float">
            <text:p>13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389. Find the Difference:</text:p>
            <text:p/>
          </table:table-cell>
          <table:table-cell table:number-columns-repeated="1014"/>
        </table:table-row>
        <table:table-row table:style-name="ro14">
          <table:table-cell office:value-type="string" calcext:value-type="string">
            <text:p>LC-136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23" calcext:value-type="date">
            <text:p>2020-07-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Bitwise</text:p>
          </table:table-cell>
          <table:table-cell table:formula="of:= 10 - ([.$E46] - 20)/4" office:value-type="float" office:value="13.75" calcext:value-type="float">
            <text:p>13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136. Single Number:</text:p>
            <text:p/>
            <text:p/>
          </table:table-cell>
          <table:table-cell table:number-columns-repeated="1014"/>
        </table:table-row>
        <table:table-row table:style-name="ro6">
          <table:table-cell office:value-type="string" calcext:value-type="string">
            <text:p>LC-986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22" calcext:value-type="date">
            <text:p>2020-07-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Merge-Intervall</text:p>
          </table:table-cell>
          <table:table-cell table:formula="of:= 10 - ([.$E47] - 20)/4" office:value-type="float" office:value="9.25" calcext:value-type="float">
            <text:p>9.2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986. Interval List Intersections:</text:p>
            <text:p/>
            <text:p>- Too slow</text:p>
            <text:p/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C-253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22" calcext:value-type="date">
            <text:p>2020-07-2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Merge-Intervall</text:p>
          </table:table-cell>
          <table:table-cell table:formula="of:= 10 - ([.$E48] - 20)/4" office:value-type="float" office:value="6.5" calcext:value-type="float">
            <text:p>6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253. Meeting Rooms II:</text:p>
            <text:p/>
            <text:p>- I didn’t notice the general case</text:p>
            <text:p>- I didn’t spend enough time on building my intuition</text:p>
            <text:p/>
          </table:table-cell>
          <table:table-cell table:number-columns-repeated="1014"/>
        </table:table-row>
        <table:table-row table:style-name="ro6">
          <table:table-cell office:value-type="string" calcext:value-type="string">
            <text:p>LC-252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22" calcext:value-type="date">
            <text:p>2020-07-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Merge-Intervall</text:p>
          </table:table-cell>
          <table:table-cell table:formula="of:= 10 - ([.$E49] - 20)/4" office:value-type="float" office:value="13" calcext:value-type="float">
            <text:p>13.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252. Meeting Rooms:</text:p>
            <text:p/>
            <text:p>- I didn’t spend enough time on building my intuition</text:p>
            <text:p/>
          </table:table-cell>
          <table:table-cell table:number-columns-repeated="1014"/>
        </table:table-row>
        <table:table-row table:style-name="ro6">
          <table:table-cell office:value-type="string" calcext:value-type="string">
            <text:p>LC-56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22" calcext:value-type="date">
            <text:p>2020-07-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Merge-Intervall</text:p>
          </table:table-cell>
          <table:table-cell table:formula="of:= 10 - ([.$E50] - 20)/4" office:value-type="float" office:value="9.5" calcext:value-type="float">
            <text:p>9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56. Merge Intervals:</text:p>
            <text:p/>
            <text:p>- I was too slow</text:p>
            <text:p/>
          </table:table-cell>
          <table:table-cell table:number-columns-repeated="1014"/>
        </table:table-row>
        <table:table-row table:style-name="ro6">
          <table:table-cell office:value-type="string" calcext:value-type="string">
            <text:p>LC-680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22" calcext:value-type="date">
            <text:p>2020-07-2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Two-pointers</text:p>
          </table:table-cell>
          <table:table-cell table:formula="of:= 10 - ([.$E51] - 20)/4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680. Valid Palindrome II:</text:p>
            <text:p/>
            <text:p>- I didn’t see one special case: a   b   d   c   c   d   c   b   a</text:p>
            <text:p/>
          </table:table-cell>
          <table:table-cell table:number-columns-repeated="1014"/>
        </table:table-row>
        <table:table-row table:style-name="ro14">
          <table:table-cell office:value-type="string" calcext:value-type="string">
            <text:p>LC-415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22" calcext:value-type="date">
            <text:p>2020-07-2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math</text:p>
          </table:table-cell>
          <table:table-cell table:formula="of:= 10 - ([.$E52] - 20)/4" office:value-type="float" office:value="11.75" calcext:value-type="float">
            <text:p>11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415. Add Strings:</text:p>
            <text:p/>
            <text:p/>
          </table:table-cell>
          <table:table-cell table:number-columns-repeated="1014"/>
        </table:table-row>
        <table:table-row table:style-name="ro8">
          <table:table-cell office:value-type="string" calcext:value-type="string">
            <text:p>LC-953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22" calcext:value-type="date">
            <text:p>2020-07-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N/A</text:p>
          </table:table-cell>
          <table:table-cell table:formula="of:= 10 - ([.$E53] - 20)/4" office:value-type="float" office:value="11.5" calcext:value-type="float">
            <text:p>11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953. Verifying an Alien Dictionary:</text:p>
            <text:p/>
            <text:p>- I forget about the case “ab” and “abc”</text:p>
            <text:p/>
          </table:table-cell>
          <table:table-cell table:number-columns-repeated="1014"/>
        </table:table-row>
        <table:table-row table:style-name="ro12">
          <table:table-cell office:value-type="string" calcext:value-type="string">
            <text:p>LC-060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21" calcext:value-type="date">
            <text:p>2020-07-2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Backtracking</text:p>
          </table:table-cell>
          <table:table-cell table:formula="of:= 10 - ([.$E54] - 20)/4" office:value-type="float" office:value="0" calcext:value-type="float">
            <text:p>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60. Permutation Sequence:</text:p>
            <text:p>- I was too slow</text:p>
            <text:p>- It jumped in a backtracking solution but it was not efficient (35 minutes)</text:p>
            <text:p>- I spent more than 60 minutes to come up with a quadratic solution</text:p>
            <text:p/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C-047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21" calcext:value-type="date">
            <text:p>2020-07-2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Backtracking</text:p>
          </table:table-cell>
          <table:table-cell table:formula="of:= 10 - ([.$E55] - 20)/4" office:value-type="float" office:value="3.75" calcext:value-type="float">
            <text:p>3.7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47. Permutations II:</text:p>
            <text:p/>
            <text:p>- I am still struggling with recursion (repition, without repitions)</text:p>
            <text:p>- I am too slow</text:p>
            <text:p/>
          </table:table-cell>
          <table:table-cell/>
          <table:table-cell office:value-type="string" calcext:value-type="string">
            <text:p/>
            <text:p>- I completed a first version in 25 minutes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LC-029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21" calcext:value-type="date">
            <text:p>2020-07-2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math</text:p>
          </table:table-cell>
          <table:table-cell table:formula="of:= 10 - ([.$E56] - 20)/4" office:value-type="float" office:value="0" calcext:value-type="float">
            <text:p>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29. Divide Two Integers:</text:p>
            <text:p/>
            <text:p>- I was too slow</text:p>
            <text:p>- I wasted lot of time just to division with -1 or 1</text:p>
            <text:p/>
          </table:table-cell>
          <table:table-cell office:value-type="string" calcext:value-type="string">
            <text:p/>
            <text:p>- Don’t wast time on less important cases/things</text:p>
          </table:table-cell>
          <table:table-cell office:value-type="string" calcext:value-type="string">
            <text:p/>
            <text:p>- I came up with the naive solution in 6mn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LC-008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21" calcext:value-type="date">
            <text:p>2020-07-2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N/A</text:p>
          </table:table-cell>
          <table:table-cell table:formula="of:= 10 - ([.$E57] - 20)/4" office:value-type="float" office:value="7.5" calcext:value-type="float">
            <text:p>7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8. String to Integer (atoi):</text:p>
            <text:p/>
            <text:p>- I was slow</text:p>
            <text:p>- I didn’t clarify the case of an overflow: result isn’t an int</text:p>
            <text:p/>
          </table:table-cell>
          <table:table-cell table:number-columns-repeated="1014"/>
        </table:table-row>
        <table:table-row table:style-name="ro9">
          <table:table-cell office:value-type="string" calcext:value-type="string">
            <text:p>LC-046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21" calcext:value-type="date">
            <text:p>2020-07-2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Backtracking</text:p>
          </table:table-cell>
          <table:table-cell table:formula="of:= 10 - ([.$E58] - 20)/4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46. Permutations:</text:p>
            <text:p/>
            <text:p>- I was slow</text:p>
            <text:p>- I stuggled in the recursion</text:p>
            <text:p>- I struggled in the time and space analysis</text:p>
            <text:p/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C-079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21" calcext:value-type="date">
            <text:p>2020-07-2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Backtracking</text:p>
          </table:table-cell>
          <table:table-cell table:formula="of:= 10 - ([.$E59] - 20)/4" office:value-type="float" office:value="7.5" calcext:value-type="float">
            <text:p>7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79. Word Search:</text:p>
            <text:p/>
            <text:p>- I was slow</text:p>
            <text:p>- I struggled to analyze the time complexity</text:p>
            <text:p/>
          </table:table-cell>
          <table:table-cell office:value-type="string" calcext:value-type="string">
            <text:p/>
            <text:p>- At each cell, the backtracking function could call itself 4 times</text:p>
            <text:p>- It’s like a 4-ary tree where each node has 4 children</text:p>
            <text:p>- The time complexity is then 4^the depth of the tree</text:p>
          </table:table-cell>
          <table:table-cell table:number-columns-repeated="1013"/>
        </table:table-row>
        <table:table-row table:style-name="ro8">
          <table:table-cell office:value-type="string" calcext:value-type="string">
            <text:p>LC006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20" calcext:value-type="date">
            <text:p>2020-07-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N/A</text:p>
          </table:table-cell>
          <table:table-cell table:formula="of:= 10 - ([.$E60] - 20)/4" office:value-type="float" office:value="9.5" calcext:value-type="float">
            <text:p>9.5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006. ZigZag Conversion:</text:p>
            <text:p/>
            <text:p>- I wasted 5 minutes by trying to do a nested join ‘’.joint([‘’.join...])</text:p>
            <text:p/>
          </table:table-cell>
          <table:table-cell office:value-type="string" calcext:value-type="string">
            <text:p/>
            <text:p>- Don’t wast time on less important cases/things</text:p>
            <text:p>- Keep things simple even if they’re not clean and refactor later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LC-019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20" calcext:value-type="date">
            <text:p>2020-07-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inked-List</text:p>
          </table:table-cell>
          <table:table-cell office:value-type="string" calcext:value-type="string">
            <text:p>Sentinel-Node</text:p>
            <text:p>Two-pointers</text:p>
          </table:table-cell>
          <table:table-cell table:formula="of:= 10 - ([.$E61] - 20)/4" office:value-type="float" office:value="11.75" calcext:value-type="float">
            <text:p>11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9. Remove Nth Node From End of List:</text:p>
            <text:p/>
          </table:table-cell>
          <table:table-cell table:number-columns-repeated="1014"/>
        </table:table-row>
        <table:table-row table:style-name="ro14">
          <table:table-cell office:value-type="string" calcext:value-type="string">
            <text:p>LC-1161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20" calcext:value-type="date">
            <text:p>2020-07-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inary Tree</text:p>
          </table:table-cell>
          <table:table-cell office:value-type="string" calcext:value-type="string">
            <text:p>BFS</text:p>
          </table:table-cell>
          <table:table-cell table:formula="of:= 10 - ([.$E62] - 20)/4" office:value-type="float" office:value="11.25" calcext:value-type="float">
            <text:p>11.2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1161. Maximum Level Sum of a Binary Tree:</text:p>
            <text:p/>
          </table:table-cell>
          <table:table-cell/>
          <table:table-cell office:value-type="string" calcext:value-type="string">
            <text:p/>
            <text:p>- I followed the process</text:p>
            <text:p/>
          </table:table-cell>
          <table:table-cell table:number-columns-repeated="1012"/>
        </table:table-row>
        <table:table-row table:style-name="ro5">
          <table:table-cell office:value-type="string" calcext:value-type="string">
            <text:p>LC-203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20" calcext:value-type="date">
            <text:p>2020-07-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inked-List</text:p>
          </table:table-cell>
          <table:table-cell office:value-type="string" calcext:value-type="string">
            <text:p>Sentinel</text:p>
            <text:p>Node</text:p>
          </table:table-cell>
          <table:table-cell table:formula="of:= 10 - ([.$E63] - 20)/4" office:value-type="float" office:value="12.75" calcext:value-type="float">
            <text:p>12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203. Remove Linked List Elements:</text:p>
            <text:p/>
            <text:p>- I didn’t know about the sentinel node pattern</text:p>
            <text:p/>
          </table:table-cell>
          <table:table-cell/>
          <table:table-cell office:value-type="string" calcext:value-type="string">
            <text:p/>
            <text:p>- Followed the process</text:p>
            <text:p>- Came up with multiple test cases</text:p>
            <text:p>- I thought about optimizations</text:p>
            <text:p/>
          </table:table-cell>
          <table:table-cell table:number-columns-repeated="1012"/>
        </table:table-row>
        <table:table-row table:style-name="ro5">
          <table:table-cell office:value-type="string" calcext:value-type="string">
            <text:p>LC-310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19" calcext:value-type="date">
            <text:p>2020-07-1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BFS</text:p>
          </table:table-cell>
          <table:table-cell table:formula="of:= 10 - ([.$E64] - 20)/4" office:value-type="float" office:value="0" calcext:value-type="float">
            <text:p>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310. Minimum Height Trees:</text:p>
            <text:p/>
            <text:p>- I came up with the naive solution (DFS) after 35 minutes</text:p>
            <text:p>- ?</text:p>
            <text:p/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C-210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18" calcext:value-type="date">
            <text:p>2020-07-1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Topo-sort</text:p>
          </table:table-cell>
          <table:table-cell table:formula="of:= 10 - ([.$E65] - 20)/4" office:value-type="float" office:value="2.5" calcext:value-type="float">
            <text:p>2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210. Course Schedule II:</text:p>
            <text:p/>
            <text:p>- I spent 38 minutes to figure out how to check if a graph is acyclic</text:p>
            <text:p>- I didn’t come up with a naive approach</text:p>
            <text:p/>
          </table:table-cell>
          <table:table-cell office:value-type="string" calcext:value-type="string">
            <text:p/>
            <text:p>- Refresh Graph, acyclic, topo-sort, SCC, DFS, BFS</text:p>
          </table:table-cell>
          <table:table-cell office:value-type="string" calcext:value-type="string">
            <text:p/>
            <text:p>- Except the acyclic check, I coded the solution in 12 minutes</text:p>
            <text:p>- I followed the process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LC-215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17" calcext:value-type="date">
            <text:p>2020-07-1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eap</text:p>
            <text:p>Quick-Select</text:p>
          </table:table-cell>
          <table:table-cell office:value-type="string" calcext:value-type="string">
            <text:p>K-largest</text:p>
          </table:table-cell>
          <table:table-cell table:formula="of:= 10 - ([.$E66] - 20)/4" office:value-type="float" office:value="7.5" calcext:value-type="float">
            <text:p>7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215. Kth Largest Element in an Array:</text:p>
            <text:p/>
            <text:p>- I struggled to find the condition when to stop</text:p>
            <text:p/>
          </table:table-cell>
          <table:table-cell office:value-type="string" calcext:value-type="string">
            <text:p/>
            <text:p>- Quick Sort/Select the item that won’t be moved later on is the </text:p>
            <text:p>Pivot</text:p>
          </table:table-cell>
          <table:table-cell office:value-type="string" calcext:value-type="string">
            <text:p>- Implemented 3 solutions in 30 mn</text:p>
            <text:p>- I analyse each solution and I noticed that we could do better</text:p>
            <text:p>- I followed the proces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C-347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17" calcext:value-type="date">
            <text:p>2020-07-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K-largest</text:p>
          </table:table-cell>
          <table:table-cell table:formula="of:= 10 - ([.$E67] - 20)/4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347. Top K Frequent Elements:</text:p>
            <text:p/>
            <text:p>- I created first a heap of size n</text:p>
            <text:p>- I should have created a heap of size k</text:p>
            <text:p>- I didn’t know the Quick Select solution: Linear</text:p>
            <text:p/>
          </table:table-cell>
          <table:table-cell office:value-type="string" calcext:value-type="string">
            <text:p/>
            <text:p>- To review heap sort</text:p>
            <text:p>- To review Quick Sort</text:p>
            <text:p>- To review Quick Select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LC-743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16" calcext:value-type="date">
            <text:p>2020-07-1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Short-Path</text:p>
          </table:table-cell>
          <table:table-cell table:formula="of:= 10 - ([.$E68] - 20)/4" office:value-type="float" office:value="0.5" calcext:value-type="float">
            <text:p>0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743. Network Delay Time:</text:p>
            <text:p/>
            <text:p>- Too Slow</text:p>
            <text:p/>
          </table:table-cell>
          <table:table-cell table:number-columns-repeated="1014"/>
        </table:table-row>
        <table:table-row table:style-name="ro6">
          <table:table-cell office:value-type="string" calcext:value-type="string">
            <text:p>LC-043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16" calcext:value-type="date">
            <text:p>2020-07-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math</text:p>
          </table:table-cell>
          <table:table-cell table:formula="of:= 10 - ([.$E69] - 20)/4" office:value-type="float" office:value="2.5" calcext:value-type="float">
            <text:p>2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043. Multiply Strings:</text:p>
            <text:p/>
            <text:p>- I was too slow</text:p>
            <text:p/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C-031</text:p>
          </table:table-cell>
          <table:table-cell office:value-type="string" calcext:value-type="string">
            <text:p>Medium</text:p>
          </table:table-cell>
          <table:table-cell office:value-type="float" office:value="2" calcext:value-type="float">
            <text:p>2</text:p>
          </table:table-cell>
          <table:table-cell table:style-name="ce22" office:value-type="date" office:date-value="2020-07-16" calcext:value-type="date">
            <text:p>2020-07-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70] - 20)/4" office:value-type="float" office:value="2.5" calcext:value-type="float">
            <text:p>2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31. Next Permutation: </text:p>
            <text:p/>
            <text:p> - I was slow</text:p>
            <text:p>- I missed one information and therefore come up with O(nlogn) solution</text:p>
            <text:p/>
          </table:table-cell>
          <table:table-cell table:number-columns-repeated="1014"/>
        </table:table-row>
        <table:table-row table:style-name="ro8">
          <table:table-cell office:value-type="string" calcext:value-type="string">
            <text:p>LC-040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15" calcext:value-type="date">
            <text:p>2020-07-1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rray/String</text:p>
            <text:p>Recursion</text:p>
          </table:table-cell>
          <table:table-cell office:value-type="string" calcext:value-type="string">
            <text:p>Backtracking</text:p>
          </table:table-cell>
          <table:table-cell table:formula="of:= 10 - ([.$E71] - 20)/4" office:value-type="float" office:value="1.75" calcext:value-type="float">
            <text:p>1.7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40. Combination Sum II:</text:p>
            <text:p/>
            <text:p>- I struggled to remove duplicates</text:p>
            <text:p/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C-039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15" calcext:value-type="date">
            <text:p>2020-07-1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rray/String</text:p>
            <text:p>Recursion</text:p>
          </table:table-cell>
          <table:table-cell office:value-type="string" calcext:value-type="string">
            <text:p>Backtracking</text:p>
          </table:table-cell>
          <table:table-cell table:formula="of:= 10 - ([.$E72] - 20)/4" office:value-type="float" office:value="-5" calcext:value-type="float">
            <text:p>-5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39. Combination Sum:</text:p>
            <text:p/>
            <text:p>- I thought that it was a problem like knapsack problem (DP)</text:p>
            <text:p>- I jumped in a DP implementation before I am sure</text:p>
            <text:p/>
            <text:p/>
          </table:table-cell>
          <table:table-cell office:value-type="string" calcext:value-type="string">
            <text:p/>
            <text:p>- Refresh Knapsack problems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LC-036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15" calcext:value-type="date">
            <text:p>2020-07-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73] - 20)/4" office:value-type="float" office:value="9.75" calcext:value-type="float">
            <text:p>9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36. Valid Sudoku:</text:p>
            <text:p/>
            <text:p>- I wasted at list 5 minutes because of copy/past that I didn’t modify</text:p>
            <text:p/>
          </table:table-cell>
          <table:table-cell office:value-type="string" calcext:value-type="string">
            <text:p/>
            <text:p>- Read when something is pasted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LC-034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15" calcext:value-type="date">
            <text:p>2020-07-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74] - 20)/4" office:value-type="float" office:value="10.25" calcext:value-type="float">
            <text:p>10.2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34. Find First and Last Position of Element in Sorted Array:</text:p>
            <text:p/>
            <text:p>- I struggled to analyze the time complexity</text:p>
            <text:p/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C-031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15" calcext:value-type="date">
            <text:p>2020-07-1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75] - 20)/4" office:value-type="float" office:value="-3.75" calcext:value-type="float">
            <text:p>-3.75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31. Next Permutation:</text:p>
            <text:p/>
            <text:p>- I struggled to understand the problem</text:p>
            <text:p>- I struggled to implement to naive solution</text:p>
            <text:p/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C-151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15" calcext:value-type="date">
            <text:p>2020-07-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76] - 20)/4" office:value-type="float" office:value="10" calcext:value-type="float">
            <text:p>10.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151. Reverse Words in a String:</text:p>
            <text:p/>
            <text:p>- I didn’t use the build function s.plit</text:p>
            <text:p>- It could be done in less than 5 minutes</text:p>
            <text:p/>
          </table:table-cell>
          <table:table-cell table:number-columns-repeated="1014"/>
        </table:table-row>
        <table:table-row table:style-name="ro6">
          <table:table-cell office:value-type="string" calcext:value-type="string">
            <text:p>LC-024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14" calcext:value-type="date">
            <text:p>2020-07-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inked-List</text:p>
          </table:table-cell>
          <table:table-cell/>
          <table:table-cell table:formula="of:= 10 - ([.$E77] - 20)/4" office:value-type="float" office:value="12.75" calcext:value-type="float">
            <text:p>12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24. Swap Nodes in Pairs:</text:p>
            <text:p/>
            <text:p>I am still stuggling with recursion</text:p>
            <text:p/>
          </table:table-cell>
          <table:table-cell table:number-columns-repeated="1014"/>
        </table:table-row>
        <table:table-row table:style-name="ro13">
          <table:table-cell office:value-type="string" calcext:value-type="string">
            <text:p>LC-022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14" calcext:value-type="date">
            <text:p>2020-07-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ecursion</text:p>
          </table:table-cell>
          <table:table-cell office:value-type="string" calcext:value-type="string">
            <text:p>Backtracking</text:p>
          </table:table-cell>
          <table:table-cell table:formula="of:= 10 - ([.$E78] - 20)/4" office:value-type="float" office:value="10.75" calcext:value-type="float">
            <text:p>10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22. Generate Parentheses:</text:p>
            <text:p/>
            <text:p/>
          </table:table-cell>
          <table:table-cell table:number-columns-repeated="1014"/>
        </table:table-row>
        <table:table-row table:style-name="ro15">
          <table:table-cell office:value-type="string" calcext:value-type="string">
            <text:p>LC-1344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14" calcext:value-type="date">
            <text:p>2020-07-1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math</text:p>
          </table:table-cell>
          <table:table-cell table:formula="of:= 10 - ([.$E79] - 20)/4" office:value-type="float" office:value="-3.75" calcext:value-type="float">
            <text:p>-3.7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344. Angle Between Hands of a Clock:</text:p>
            <text:p/>
            <text:p>- I wasted lot of time trying to solve this problem with Triangles/sinus/</text:p>
            <text:p>Consinus</text:p>
            <text:p>- I didn’t read the hints</text:p>
            <text:p>- I notice that 1mn = 6 degree too late</text:p>
            <text:p>- I didn’t see that the solution is the difference between hour hand degree </text:p>
            <text:p>and minute hand degree</text:p>
            <text:p/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C-018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13" calcext:value-type="date">
            <text:p>2020-07-1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Two-pointers</text:p>
          </table:table-cell>
          <table:table-cell table:formula="of:= 10 - ([.$E80] - 20)/4" office:value-type="float" office:value="-2.5" calcext:value-type="float">
            <text:p>-2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8. 4Sum:</text:p>
            <text:p/>
            <text:p>- I took long time to decide reuse two_sum</text:p>
            <text:p>- I didn’t reuse 3Sum</text:p>
            <text:p/>
          </table:table-cell>
          <table:table-cell table:number-columns-repeated="1014"/>
        </table:table-row>
        <table:table-row table:style-name="ro12">
          <table:table-cell office:value-type="string" calcext:value-type="string">
            <text:p>LC-268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13" calcext:value-type="date">
            <text:p>2020-07-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Bitwise</text:p>
          </table:table-cell>
          <table:table-cell table:formula="of:= 10 - ([.$E81] - 20)/4" office:value-type="float" office:value="12.5" calcext:value-type="float">
            <text:p>12.5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268. Missing Number:</text:p>
            <text:p/>
            <text:p>- I didn’t see what could be wrong with my solution if n is large</text:p>
            <text:p>- I didn’t see the bitwise solution</text:p>
            <text:p/>
          </table:table-cell>
          <table:table-cell table:number-columns-repeated="1014"/>
        </table:table-row>
        <table:table-row table:style-name="ro6">
          <table:table-cell office:value-type="string" calcext:value-type="string">
            <text:p>LC-017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13" calcext:value-type="date">
            <text:p>2020-07-1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cursion</text:p>
          </table:table-cell>
          <table:table-cell office:value-type="string" calcext:value-type="string">
            <text:p>Backtracking</text:p>
          </table:table-cell>
          <table:table-cell table:formula="of:= 10 - ([.$E82] - 20)/4" office:value-type="float" office:value="8.5" calcext:value-type="float">
            <text:p>8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7. Letter Combinations of a Phone Number:</text:p>
            <text:p/>
            <text:p>- I am still struggling with the recursion</text:p>
            <text:p/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C-611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13" calcext:value-type="date">
            <text:p>2020-07-1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Two-pointers</text:p>
          </table:table-cell>
          <table:table-cell table:formula="of:= 10 - ([.$E83] - 20)/4" office:value-type="float" office:value="5" calcext:value-type="float">
            <text:p>5.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611. Valid Triangle Number:</text:p>
            <text:p/>
            <text:p>- I struggled to find the condition that make 3 numbers a valid </text:p>
            <text:p>Triangle</text:p>
            <text:p/>
          </table:table-cell>
          <table:table-cell office:value-type="string" calcext:value-type="string">
            <text:p/>
            <text:p>- a, b, c form a valid triangle if a + b &gt; c </text:p>
            <text:p>(c = max(a, b, c)</text:p>
          </table:table-cell>
          <table:table-cell office:value-type="string" calcext:value-type="string">
            <text:p/>
            <text:p>- I applied 3 sum algorithms (2 pointers)</text:p>
            <text:p>- Implementation took me 10 minutes</text:p>
          </table:table-cell>
          <table:table-cell table:number-columns-repeated="1012"/>
        </table:table-row>
        <table:table-row table:style-name="ro9">
          <table:table-cell office:value-type="string" calcext:value-type="string">
            <text:p>LC-259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13" calcext:value-type="date">
            <text:p>2020-07-1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Two-pointers</text:p>
          </table:table-cell>
          <table:table-cell table:formula="of:= 10 - ([.$E84] - 20)/4" office:value-type="float" office:value="9.5" calcext:value-type="float">
            <text:p>9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259. 3Sum Smaller:</text:p>
            <text:p/>
            <text:p>- I skipped the intuition step</text:p>
            <text:p>- I didn’t see the last trick in the intuition step</text:p>
            <text:p/>
            <text:p/>
          </table:table-cell>
          <table:table-cell/>
          <table:table-cell office:value-type="string" calcext:value-type="string">
            <text:p/>
            <text:p>- This version of 3Sum was easier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LC-190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12" calcext:value-type="date">
            <text:p>2020-07-1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Bitwise</text:p>
          </table:table-cell>
          <table:table-cell table:formula="of:= 10 - MIN(10; (MAX(20; [.$E85]) - 20)/4)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90. Reverse Bits:</text:p>
            <text:p/>
            <text:p>- I was slow</text:p>
            <text:p/>
          </table:table-cell>
          <table:table-cell table:number-columns-repeated="1014"/>
        </table:table-row>
        <table:table-row table:style-name="ro6">
          <table:table-cell office:value-type="string" calcext:value-type="string">
            <text:p>LC-238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11" calcext:value-type="date">
            <text:p>2020-07-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86] - 20)/4" office:value-type="float" office:value="7.5" calcext:value-type="float">
            <text:p>7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238. Product of Array Except Self:</text:p>
            <text:p/>
            <text:p>- I came up with the naive approach only: O(n**2)</text:p>
            <text:p/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C-16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11" calcext:value-type="date">
            <text:p>2020-07-1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Two-pointers</text:p>
          </table:table-cell>
          <table:table-cell table:formula="of:= 10 - ([.$E87] - 20)/4" office:value-type="float" office:value="0" calcext:value-type="float">
            <text:p>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6. 3Sum Closest:</text:p>
            <text:p/>
            <text:p>- I am still struggling on this problem even if I already did another </text:p>
            <text:p>Version of it</text:p>
            <text:p/>
          </table:table-cell>
          <table:table-cell table:number-columns-repeated="1014"/>
        </table:table-row>
        <table:table-row table:style-name="ro9">
          <table:table-cell office:value-type="string" calcext:value-type="string">
            <text:p>LC-11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11" calcext:value-type="date">
            <text:p>2020-07-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Two-pointers</text:p>
          </table:table-cell>
          <table:table-cell table:formula="of:= 10 - ([.$E88] - 20)/4" office:value-type="float" office:value="11.25" calcext:value-type="float">
            <text:p>11.2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11. Container With Most Water:</text:p>
            <text:p/>
            <text:p>- I didn’t see the window pattern right away</text:p>
            <text:p>- I didn’t notice that it’s a greedy algorithm right away</text:p>
            <text:p>- I proved the choice is safe after I have implemented the solution</text:p>
            <text:p/>
          </table:table-cell>
          <table:table-cell/>
          <table:table-cell office:value-type="string" calcext:value-type="string">
            <text:p/>
            <text:p>- I asked question about the fact that the problem isn’t </text:p>
            <text:p>mentionning a volume</text:p>
            <text:p>- I come up with a naive approach in 9 mn</text:p>
            <text:p/>
          </table:table-cell>
          <table:table-cell table:number-columns-repeated="1012"/>
        </table:table-row>
        <table:table-row table:style-name="ro9">
          <table:table-cell office:value-type="string" calcext:value-type="string">
            <text:p>LC-78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11" calcext:value-type="date">
            <text:p>2020-07-1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Backtracking</text:p>
          </table:table-cell>
          <table:table-cell table:formula="of:= 10 - ([.$E89] - 20)/4" office:value-type="float" office:value="6.25" calcext:value-type="float">
            <text:p>6.25</text:p>
          </table:table-cell>
          <table:table-cell office:value-type="string" calcext:value-type="string">
            <text:p>toreview</text:p>
          </table:table-cell>
          <table:table-cell table:style-name="ce7" office:value-type="string" calcext:value-type="string">
            <text:p>LC-78. Subsets:</text:p>
            <text:p/>
            <text:p>- I was too slow</text:p>
            <text:p>- I stuggled to translate my idea to an algorithm</text:p>
            <text:p>- I stuggled to analyze the time and space complexities</text:p>
            <text:p/>
          </table:table-cell>
          <table:table-cell office:value-type="string" calcext:value-type="string">
            <text:p/>
            <text:p>- Refresh Combinations &amp; Permutations</text:p>
          </table:table-cell>
          <table:table-cell office:value-type="string" calcext:value-type="string">
            <text:p/>
            <text:p>- I followed the process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CtCI-16.20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10" calcext:value-type="date">
            <text:p>2020-07-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rie</text:p>
            <text:p>Hash</text:p>
            <text:p>Recursion</text:p>
          </table:table-cell>
          <table:table-cell office:value-type="string" calcext:value-type="string">
            <text:p>Backtracking</text:p>
          </table:table-cell>
          <table:table-cell table:formula="of:= 10 - ([.$E90] - 20)/4" office:value-type="float" office:value="0" calcext:value-type="float">
            <text:p>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CtCI-16.20. T9 (Predictive Text):</text:p>
            <text:p/>
            <text:p>- I struggled in the recursion part</text:p>
            <text:p/>
            <text:p/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C-227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10" calcext:value-type="date">
            <text:p>2020-07-1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91] - 20)/4" office:value-type="float" office:value="-3.75" calcext:value-type="float">
            <text:p>-3.7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227. Basic Calculator II:</text:p>
            <text:p/>
            <text:p>- I forgot about operators precedence</text:p>
            <text:p/>
          </table:table-cell>
          <table:table-cell office:value-type="string" calcext:value-type="string">
            <text:p/>
            <text:p>- Operators precedence: </text:p>
            <text:p>   - (*,/), (+,-), </text:p>
            <text:p>   - from left to right</text:p>
            <text:p/>
          </table:table-cell>
          <table:table-cell table:number-columns-repeated="1013"/>
        </table:table-row>
        <table:table-row table:style-name="ro14">
          <table:table-cell office:value-type="string" calcext:value-type="string">
            <text:p>LC-2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10" calcext:value-type="date">
            <text:p>2020-07-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inked-List</text:p>
          </table:table-cell>
          <table:table-cell/>
          <table:table-cell table:formula="of:= 10 - ([.$E92] - 20)/4" office:value-type="float" office:value="8.75" calcext:value-type="float">
            <text:p>8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. Add Two Numbers:</text:p>
            <text:p/>
            <text:p/>
          </table:table-cell>
          <table:table-cell/>
          <table:table-cell office:value-type="string" calcext:value-type="string">
            <text:p/>
            <text:p>- I followed the process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LC-430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10" calcext:value-type="date">
            <text:p>2020-07-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inked-List</text:p>
            <text:p>Binary Tree</text:p>
            <text:p>Recursion</text:p>
          </table:table-cell>
          <table:table-cell/>
          <table:table-cell table:formula="of:= 10 - ([.$E93] - 20)/4" office:value-type="float" office:value="9" calcext:value-type="float">
            <text:p>9.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430. Flatten a Multilevel Doubly Linked List:</text:p>
            <text:p/>
            <text:p>- I didn’t see that it could be done as a DFS preorder traversal</text:p>
            <text:p/>
          </table:table-cell>
          <table:table-cell/>
          <table:table-cell office:value-type="string" calcext:value-type="string">
            <text:p/>
            <text:p>- I followed the process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LC-108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09" calcext:value-type="date">
            <text:p>2020-07-0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inary Tree</text:p>
            <text:p>BST</text:p>
            <text:p>Array/String</text:p>
          </table:table-cell>
          <table:table-cell/>
          <table:table-cell table:formula="of:= 10 - ([.$E94] - 20)/4" office:value-type="float" office:value="11.25" calcext:value-type="float">
            <text:p>11.2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108. Convert Sorted Array to Binary Search Tree:</text:p>
            <text:p/>
            <text:p>- I struggled in time and space analysis</text:p>
            <text:p/>
          </table:table-cell>
          <table:table-cell table:number-columns-repeated="1014"/>
        </table:table-row>
        <table:table-row table:style-name="ro6">
          <table:table-cell office:value-type="string" calcext:value-type="string">
            <text:p>LC-100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09" calcext:value-type="date">
            <text:p>2020-07-0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inary Tree</text:p>
          </table:table-cell>
          <table:table-cell/>
          <table:table-cell table:formula="of:= 10 - ([.$E95] - 20)/4" office:value-type="float" office:value="10" calcext:value-type="float">
            <text:p>10.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100. Same Tree:</text:p>
            <text:p/>
            <text:p>- I wasted several minutes on if else logic</text:p>
            <text:p/>
          </table:table-cell>
          <table:table-cell table:number-columns-repeated="1014"/>
        </table:table-row>
        <table:table-row table:style-name="ro4">
          <table:table-cell office:value-type="string" calcext:value-type="string">
            <text:p>LC-662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09" calcext:value-type="date">
            <text:p>2020-07-09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inary Tree</text:p>
          </table:table-cell>
          <table:table-cell/>
          <table:table-cell table:formula="of:= 10 - ([.$E96] - 20)/4" office:value-type="float" office:value="-15" calcext:value-type="float">
            <text:p>-15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662. Maximum Width of Binary Tree:</text:p>
            <text:p/>
            <text:p>- My 1<text:span text:style-name="T1">st</text:span>. Idea took me to a dead end but I didn’t see it </text:p>
            <text:p>during intution step</text:p>
            <text:p>- I was too slow</text:p>
            <text:p/>
          </table:table-cell>
          <table:table-cell office:value-type="string" calcext:value-type="string">
            <text:p/>
            <text:p>- More problem on Binary Tree</text:p>
            <text:p>- Choose the good example for the intuition</text:p>
            <text:p/>
          </table:table-cell>
          <table:table-cell office:value-type="string" calcext:value-type="string">
            <text:p/>
            <text:p/>
          </table:table-cell>
          <table:table-cell table:number-columns-repeated="1012"/>
        </table:table-row>
        <table:table-row table:style-name="ro7">
          <table:table-cell office:value-type="string" calcext:value-type="string">
            <text:p>LC-015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08" calcext:value-type="date">
            <text:p>2020-07-0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Two-pointers</text:p>
          </table:table-cell>
          <table:table-cell table:formula="of:= 10 - ([.$E97] - 20)/4" office:value-type="float" office:value="-15" calcext:value-type="float">
            <text:p>-15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5. 3Sum</text:p>
            <text:p/>
            <text:p>- I didn’t notice the patterns (2 pointers)</text:p>
            <text:p>- My solution was too long</text:p>
            <text:p>- I didn’t notice all the scenarios</text:p>
            <text:p>- I was too slow</text:p>
            <text:p/>
          </table:table-cell>
          <table:table-cell office:value-type="string" calcext:value-type="string">
            <text:p/>
            <text:p>- More problems related to (sorted) arrays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LC-463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07" calcext:value-type="date">
            <text:p>2020-07-0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rray/String</text:p>
          </table:table-cell>
          <table:table-cell/>
          <table:table-cell table:formula="of:= 10 - MIN(10; (MAX(20; [.$E98]) - 20)/4)" office:value-type="float" office:value="10" calcext:value-type="float">
            <text:p>10.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463. Island Perimeter:</text:p>
            <text:p/>
            <text:p>- I solved it by I didn’t see the trick to make the solution a little bit </text:p>
            <text:p>Faster</text:p>
            <text:p/>
          </table:table-cell>
          <table:table-cell/>
          <table:table-cell office:value-type="string" calcext:value-type="string">
            <text:p/>
            <text:p>- I followed the process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LC-849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06" calcext:value-type="date">
            <text:p>2020-07-0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99] - 20)/4" office:value-type="float" office:value="3.75" calcext:value-type="float">
            <text:p>3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849. Maximize Distance to Closest Person:</text:p>
            <text:p/>
            <text:p>- My intuition was good but I jumped to the code too early</text:p>
            <text:p/>
          </table:table-cell>
          <table:table-cell office:value-type="string" calcext:value-type="string">
            <text:p/>
            <text:p>- Intuition: make sure that your logic work</text:p>
            <text:p>- Intuition: find the different scenarios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LC-705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06" calcext:value-type="date">
            <text:p>2020-07-0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ash/Set</text:p>
          </table:table-cell>
          <table:table-cell/>
          <table:table-cell table:formula="of:= 10 - ([.$E100] - 20)/4" office:value-type="float" office:value="5" calcext:value-type="float">
            <text:p>5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705. Design HashSet:</text:p>
            <text:p/>
            <text:p>- I was slow</text:p>
            <text:p/>
          </table:table-cell>
          <table:table-cell office:value-type="string" calcext:value-type="string">
            <text:p/>
            <text:p>- I need to review hashing course</text:p>
          </table:table-cell>
          <table:table-cell table:number-columns-repeated="1013"/>
        </table:table-row>
        <table:table-row table:style-name="ro8">
          <table:table-cell office:value-type="string" calcext:value-type="string">
            <text:p>LC-1160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06" calcext:value-type="date">
            <text:p>2020-07-0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rray/String</text:p>
            <text:p>Hash</text:p>
          </table:table-cell>
          <table:table-cell/>
          <table:table-cell table:formula="of:= 10 - ([.$E101] - 20)/4" office:value-type="float" office:value="8.75" calcext:value-type="float">
            <text:p>8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1160. Find Words That Can Be Formed by Characters:</text:p>
            <text:p/>
            <text:p>- I was slow</text:p>
            <text:p/>
          </table:table-cell>
          <table:table-cell/>
          <table:table-cell office:value-type="string" calcext:value-type="string">
            <text:p/>
            <text:p>- I followed the process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LC-852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06" calcext:value-type="date">
            <text:p>2020-07-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102] - 20)/4" office:value-type="float" office:value="13.75" calcext:value-type="float">
            <text:p>13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852.  Peak Index in a Mountain Array</text:p>
            <text:p/>
            <text:p>- I didn’t see the optimal solution: logn</text:p>
            <text:p/>
          </table:table-cell>
          <table:table-cell office:value-type="string" calcext:value-type="string">
            <text:p/>
            <text:p>- Sorted Arrays think about Binary Search</text:p>
          </table:table-cell>
          <table:table-cell office:value-type="string" calcext:value-type="string">
            <text:p/>
            <text:p>- I followed the process</text:p>
            <text:p/>
          </table:table-cell>
          <table:table-cell table:number-columns-repeated="1012"/>
        </table:table-row>
        <table:table-row table:style-name="ro16">
          <table:table-cell office:value-type="string" calcext:value-type="string">
            <text:p>LC-369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06" calcext:value-type="date">
            <text:p>2020-07-0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inked-List</text:p>
            <text:p>Recursion</text:p>
          </table:table-cell>
          <table:table-cell/>
          <table:table-cell table:formula="of:= 10 - ([.$E103] - 20)/4" office:value-type="float" office:value="10" calcext:value-type="float">
            <text:p>10.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369. Plus One Linked List:</text:p>
            <text:p/>
            <text:p>- I struggle a little bit with the recursion</text:p>
            <text:p>- My iterative version was the traslation of the recursive one. </text:p>
            <text:p>There is better</text:p>
            <text:p>- I forgot to analyse it</text:p>
            <text:p>- I forgot to check if there is better solutions</text:p>
            <text:p/>
          </table:table-cell>
          <table:table-cell office:value-type="string" calcext:value-type="string">
            <text:p/>
            <text:p>- To do more recursive functions</text:p>
            <text:p/>
          </table:table-cell>
          <table:table-cell office:value-type="string" calcext:value-type="string">
            <text:p/>
            <text:p>- I saw that there’re 2 solutions: recursion and iterative + a stack</text:p>
            <text:p>- My iterative solution was smooth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LC-66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06" calcext:value-type="date">
            <text:p>2020-07-0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104] - 20)/4" office:value-type="float" office:value="11.5" calcext:value-type="float">
            <text:p>11.5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66. Plus One:</text:p>
            <text:p/>
            <text:p>- I jumped to the solution before I understand well the problem</text:p>
            <text:p>- I made an assumption: I didn’t know what the head of the list is</text:p>
            <text:p/>
          </table:table-cell>
          <table:table-cell office:value-type="string" calcext:value-type="string">
            <text:p/>
            <text:p/>
            <text:p>- The head of the list is the list’s 1<text:span text:style-name="T1">st</text:span> element</text:p>
          </table:table-cell>
          <table:table-cell office:value-type="string" calcext:value-type="string">
            <text:p/>
            <text:p/>
            <text:p>- I asked a question about the size of the array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LC-461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05" calcext:value-type="date">
            <text:p>2020-07-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itwise</text:p>
          </table:table-cell>
          <table:table-cell/>
          <table:table-cell table:formula="of:= 10 - MIN(10; (MAX(20; [.$E105]) - 20)/4)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461. Hamming Distance:</text:p>
            <text:p/>
            <text:p>- I didn’t know the trick: </text:p>
            <text:p/>
          </table:table-cell>
          <table:table-cell table:number-columns-repeated="1014"/>
        </table:table-row>
        <table:table-row table:style-name="ro6">
          <table:table-cell office:value-type="string" calcext:value-type="string">
            <text:p>LC-264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04" calcext:value-type="date">
            <text:p>2020-07-0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106] - 20)/4" office:value-type="float" office:value="4.5" calcext:value-type="float">
            <text:p>4.50</text:p>
          </table:table-cell>
          <table:table-cell/>
          <table:table-cell office:value-type="string" calcext:value-type="string">
            <text:p>LC-264. Ugly Number II:</text:p>
            <text:p/>
            <text:p>- I jumped to the solution before I am 100% on my idea.</text:p>
            <text:p/>
          </table:table-cell>
          <table:table-cell/>
          <table:table-cell office:value-type="string" calcext:value-type="string">
            <text:p/>
            <text:p>- The BFS intuition was good but I needed to test it to see </text:p>
            <text:p>The challenge</text:p>
          </table:table-cell>
          <table:table-cell table:number-columns-repeated="1012"/>
        </table:table-row>
        <table:table-row table:style-name="ro7">
          <table:table-cell office:value-type="string" calcext:value-type="string">
            <text:p>LC-674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04" calcext:value-type="date">
            <text:p>2020-07-0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107] - 20)/4" office:value-type="float" office:value="10.75" calcext:value-type="float">
            <text:p>10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674. Longest Continuous Increasing Subsequence</text:p>
            <text:p/>
            <text:p>- I didn't see an edge case (the array is sorted)</text:p>
            <text:p/>
            <text:p>- I didn’t clarify an assumption: strictly increasing </text:p>
            <text:p>insead of increasing only</text:p>
            <text:p/>
          </table:table-cell>
          <table:table-cell table:number-columns-repeated="1014"/>
        </table:table-row>
        <table:table-row table:style-name="ro7">
          <table:table-cell table:style-name="ce2" office:value-type="string" calcext:value-type="string">
            <text:p>LC-669</text:p>
          </table:table-cell>
          <table:table-cell table:style-name="ce2" office:value-type="string" calcext:value-type="string">
            <text:p>Easy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date" office:date-value="2020-07-04" calcext:value-type="date">
            <text:p>2020-07-04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BST</text:p>
          </table:table-cell>
          <table:table-cell table:style-name="ce2"/>
          <table:table-cell table:formula="of:= 10 - ([.$E108] - 20)/4" office:value-type="float" office:value="-15" calcext:value-type="float">
            <text:p>-15.00</text:p>
          </table:table-cell>
          <table:table-cell table:style-name="ce2" office:value-type="string" calcext:value-type="string">
            <text:p>toreview</text:p>
          </table:table-cell>
          <table:table-cell table:style-name="ce7" office:value-type="string" calcext:value-type="string">
            <text:p>LC-669. Trim a Binary Search Tree:</text:p>
            <text:p/>
            <text:p>- I wanted to find lnode(L) and rnode(R) with BST find</text:p>
            <text:p>- I wanted then analyse to different cases from lnode and rnode</text:p>
            <text:p>- I struggle because NodeTree class doesn’t include parent</text:p>
            <text:p>- When I saw the solution, the problem become easy</text:p>
            <text:p/>
          </table:table-cell>
          <table:table-cell table:style-name="ce10"/>
          <table:table-cell table:style-name="ce13"/>
          <table:table-cell table:style-name="ce16" table:number-columns-repeated="1006"/>
          <table:table-cell table:number-columns-repeated="6"/>
        </table:table-row>
        <table:table-row table:style-name="ro15">
          <table:table-cell office:value-type="string" calcext:value-type="string">
            <text:p>LC-957</text:p>
          </table:table-cell>
          <table:table-cell office:value-type="string" calcext:value-type="string">
            <text:p>Medium</text:p>
          </table:table-cell>
          <table:table-cell office:value-type="float" office:value="2" calcext:value-type="float">
            <text:p>2</text:p>
          </table:table-cell>
          <table:table-cell table:style-name="ce22" office:value-type="date" office:date-value="2020-07-03" calcext:value-type="date">
            <text:p>2020-07-0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Bitwise</text:p>
          </table:table-cell>
          <table:table-cell table:formula="of:= 10 - ([.$E109] - 20)/4" office:value-type="float" office:value="0" calcext:value-type="float">
            <text:p>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957: Prison Cells After N Days:</text:p>
            <text:p>- I stuggle to find a solutions for all cases: N &gt; cycle, N &lt; cycle</text:p>
            <text:p>- I started from utility functions before I solve the core of the problem</text:p>
            <text:p>- I didn’t notice that <text:span text:style-name="T2">ac  +  ~a ~c = ~a ^ c</text:span></text:p>
            <text:p>- I was slow to convert a list to a bitmap</text:p>
            <text:p>- I was slow to convert a bitmap to a list</text:p>
            <text:p/>
          </table:table-cell>
          <table:table-cell office:value-type="string" calcext:value-type="string">
            <text:p/>
            <text:p>- Solve the problem</text:p>
            <text:p>- Optimize after</text:p>
            <text:p/>
            <text:p>I would prefer if:</text:p>
            <text:p>- Create the utility functions returning constants</text:p>
            <text:p>- Solve the core of problem for constant</text:p>
            <text:p>- Implement the utility functions</text:p>
            <text:p/>
          </table:table-cell>
          <table:table-cell office:value-type="string" calcext:value-type="string">
            <text:p>- I completely forgot the problem </text:p>
            <text:p>- I saw the bitwise pattern right away: BCR and BCS</text:p>
            <text:p>- I saw easily how to compute the next state of cell: b = ac + ~a ~c</text:p>
          </table:table-cell>
          <table:table-cell table:number-columns-repeated="1012"/>
        </table:table-row>
        <table:table-row table:style-name="ro7">
          <table:table-cell office:value-type="string" calcext:value-type="string">
            <text:p>LC-314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02" calcext:value-type="date">
            <text:p>2020-07-0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inary Tree</text:p>
          </table:table-cell>
          <table:table-cell office:value-type="string" calcext:value-type="string">
            <text:p>BFS</text:p>
          </table:table-cell>
          <table:table-cell table:formula="of:= 10 - ([.$E110] - 20)/4" office:value-type="float" office:value="0" calcext:value-type="float">
            <text:p>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314. Binary Tree Vertical Order Traversal:</text:p>
            <text:p/>
            <text:p>- I jumped to the solution before I am 100% on my idea.</text:p>
            <text:p>- I thought that an in order traversal will work. It turns out, it doesn’t.</text:p>
            <text:p>- I didn’t see the special cases that are failing in order traversal</text:p>
            <text:p>- I stepped back too late: I found that a BFS is much more better</text:p>
            <text:p/>
          </table:table-cell>
          <table:table-cell office:value-type="string" calcext:value-type="string">
            <text:p/>
            <text:p>- Find a good test case during </text:p>
            <text:p>“Build My Intuition”</text:p>
            <text:p>- Test if the intuition is good on the test case</text:p>
          </table:table-cell>
          <table:table-cell office:value-type="string" calcext:value-type="string">
            <text:p/>
            <text:p>- I saw the solution right away</text:p>
            <text:p>- I used 2 lists (curr_level, next_level) to implement BFS traversal</text:p>
          </table:table-cell>
          <table:table-cell table:number-columns-repeated="1012"/>
        </table:table-row>
        <table:table-row table:style-name="ro17">
          <table:table-cell office:value-type="string" calcext:value-type="string">
            <text:p>LC-103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02" calcext:value-type="date">
            <text:p>2020-07-0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inary Tree</text:p>
          </table:table-cell>
          <table:table-cell office:value-type="string" calcext:value-type="string">
            <text:p>BFS</text:p>
          </table:table-cell>
          <table:table-cell table:formula="of:= 10 - ([.$E111] - 20)/4" office:value-type="float" office:value="7.5" calcext:value-type="float">
            <text:p>7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03. Binary Tree Zigzag Level Order Traversal:</text:p>
            <text:p/>
            <text:p>- I jumped to the solution before I am 100% on my idea.</text:p>
            <text:p>- I wast few minutes to see that my 1<text:span text:style-name="T1">st</text:span> draft isn’t good</text:p>
            <text:p/>
          </table:table-cell>
          <table:table-cell office:value-type="string" calcext:value-type="string">
            <text:p/>
            <text:p>- Test if the intuition is good on the test case</text:p>
          </table:table-cell>
          <table:table-cell office:value-type="string" calcext:value-type="string">
            <text:p/>
            <text:p>- I saw the solution right away</text:p>
            <text:p>- My test case to build my intuition is good enough</text:p>
            <text:p>- I used 2 lists (curr_level, next_level) to implement BFS traversal</text:p>
            <text:p/>
          </table:table-cell>
          <table:table-cell table:number-columns-repeated="1012"/>
        </table:table-row>
        <table:table-row table:style-name="ro14">
          <table:table-cell office:value-type="string" calcext:value-type="string">
            <text:p>LC-665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01" calcext:value-type="date">
            <text:p>2020-07-0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rray/String</text:p>
          </table:table-cell>
          <table:table-cell/>
          <table:table-cell table:formula="of:= 10 - MIN(10; (MAX(20; [.$E112]) - 20)/4)" office:value-type="float" office:value="0" calcext:value-type="float">
            <text:p>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665. Non-decreasing Array:</text:p>
            <text:p>- I wasn’t able to solve this problem</text:p>
            <text:p/>
          </table:table-cell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3" table:number-columns-repeated="7"/>
          <table:table-cell table:style-name="ce27"/>
          <table:table-cell table:style-name="ce3"/>
          <table:table-cell table:style-name="ce8"/>
          <table:table-cell table:style-name="ce11"/>
          <table:table-cell table:style-name="ce14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3" table:number-columns-repeated="7"/>
          <table:table-cell table:style-name="ce27"/>
          <table:table-cell table:style-name="ce3"/>
          <table:table-cell table:style-name="ce8"/>
          <table:table-cell table:style-name="ce11"/>
          <table:table-cell table:style-name="ce14"/>
          <table:table-cell table:number-columns-repeated="1012"/>
        </table:table-row>
        <table:table-row table:style-name="ro1" table:number-rows-repeated="1048451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System_Design_Problems_log" table:style-name="ta1">
        <table:table-column table:style-name="co8" table:default-cell-style-name="ce1"/>
        <table:table-column table:style-name="co12" table:default-cell-style-name="ce1"/>
        <table:table-column table:style-name="co13" table:default-cell-style-name="ce1"/>
        <table:table-column table:style-name="co4" table:default-cell-style-name="ce1"/>
        <table:table-column table:style-name="co14" table:default-cell-style-name="ce1"/>
        <table:table-column table:style-name="co15" table:default-cell-style-name="ce1"/>
        <table:table-column table:style-name="co8" table:default-cell-style-name="ce1"/>
        <table:table-column table:style-name="co16" table:default-cell-style-name="ce30"/>
        <table:table-column table:style-name="co17" table:default-cell-style-name="ce35"/>
        <table:table-column table:style-name="co11" table:default-cell-style-name="ce12"/>
        <table:table-column table:style-name="co8" table:number-columns-repeated="1014" table:default-cell-style-name="ce15"/>
        <table:table-row table:style-name="ro1">
          <table:table-cell table:style-name="ce17" office:value-type="string" calcext:value-type="string">
            <text:p>Problem</text:p>
          </table:table-cell>
          <table:table-cell table:style-name="ce17" office:value-type="string" calcext:value-type="string">
            <text:p>Exp. Difficulty</text:p>
          </table:table-cell>
          <table:table-cell table:style-name="ce17" office:value-type="string" calcext:value-type="string">
            <text:p>Attempt</text:p>
          </table:table-cell>
          <table:table-cell table:style-name="ce17" office:value-type="string" calcext:value-type="string">
            <text:p>Date</text:p>
          </table:table-cell>
          <table:table-cell table:style-name="ce18" office:value-type="string" calcext:value-type="string">
            <text:p>Time</text:p>
          </table:table-cell>
          <table:table-cell table:style-name="ce18" office:value-type="string" calcext:value-type="string">
            <text:p>Subjects</text:p>
          </table:table-cell>
          <table:table-cell table:style-name="ce18" office:value-type="string" calcext:value-type="string">
            <text:p>Next</text:p>
          </table:table-cell>
          <table:table-cell table:style-name="ce19" office:value-type="string" calcext:value-type="string">
            <text:p>Stuggles</text:p>
          </table:table-cell>
          <table:table-cell table:style-name="ce20" office:value-type="string" calcext:value-type="string">
            <text:p>How to improve</text:p>
          </table:table-cell>
          <table:table-cell office:value-type="string" calcext:value-type="string">
            <text:p>Good</text:p>
          </table:table-cell>
          <table:table-cell table:number-columns-repeated="1014"/>
        </table:table-row>
        <table:table-row table:style-name="ro1">
          <table:table-cell table:style-name="ce2" table:number-columns-repeated="3"/>
          <table:table-cell table:style-name="ce5"/>
          <table:table-cell table:style-name="ce2" table:number-columns-repeated="3"/>
          <table:table-cell table:style-name="ce7"/>
          <table:table-cell table:style-name="ce10"/>
          <table:table-cell table:style-name="ce13"/>
          <table:table-cell table:style-name="ce16" table:number-columns-repeated="1014"/>
        </table:table-row>
        <table:table-row table:style-name="ro1" table:number-rows-repeated="5">
          <table:table-cell table:number-columns-repeated="3"/>
          <table:table-cell table:style-name="ce22"/>
          <table:table-cell table:number-columns-repeated="1020"/>
        </table:table-row>
        <table:table-row table:style-name="ro1" table:number-rows-repeated="1048567">
          <table:table-cell table:number-columns-repeated="1024"/>
        </table:table-row>
        <table:table-row table:style-name="ro18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Algorithm_Problems_log_Chart" table:style-name="ta1">
        <table:shapes>
          <draw:frame draw:z-index="0" draw:style-name="gr1" draw:text-style-name="P1" svg:width="483.61mm" svg:height="208.49mm" svg:x="0mm" svg:y="10.59mm">
            <draw:object draw:notify-on-update-of-ranges="Algorithm_Problems_log_Chart.E1:Algorithm_Problems_log_Chart.E1 Algorithm_Problems_log_Chart.A2:Algorithm_Problems_log_Chart.A35 Algorithm_Problems_log_Chart.B1:Algorithm_Problems_log_Chart.B1 Algorithm_Problems_log_Chart.B2:Algorithm_Problems_log_Chart.B35 Algorithm_Problems_log_Chart.A2:Algorithm_Problems_log_Chart.A35 Algorithm_Problems_log_Chart.E1:Algorithm_Problems_log_Chart.E1 Algorithm_Problems_log_Chart.E2:Algorithm_Problems_log_Chart.E35 Algorithm_Problems_log_Chart.A2:Algorithm_Problems_log_Chart.A35 Algorithm_Problems_log_Chart.C1:Algorithm_Problems_log_Chart.C1 Algorithm_Problems_log_Chart.C2:Algorithm_Problems_log_Chart.C35 Algorithm_Problems_log_Chart.A2:Algorithm_Problems_log_Chart.A35 Algorithm_Problems_log_Chart.D1:Algorithm_Problems_log_Chart.D1 Algorithm_Problems_log_Chart.D2:Algorithm_Problems_log_Chart.D3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5" table:default-cell-style-name="ce22"/>
        <table:table-column table:style-name="co1" table:default-cell-style-name="ce1"/>
        <table:table-column table:style-name="co2" table:default-cell-style-name="ce1"/>
        <table:table-column table:style-name="co5" table:default-cell-style-name="ce1"/>
        <table:table-column table:style-name="co8" table:number-columns-repeated="1002" table:default-cell-style-name="ce15"/>
        <table:table-column table:style-name="co8" table:number-columns-repeated="5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49" office:value-type="string" calcext:value-type="string">
            <text:p>Target</text:p>
          </table:table-cell>
          <table:table-cell table:style-name="ce49" table:number-columns-repeated="1001"/>
          <table:table-cell table:style-name="ce52" table:number-columns-repeated="5"/>
        </table:table-row>
        <table:table-row table:style-name="ro1">
          <table:table-cell table:style-name="ce28" office:value-type="date" office:date-value="2020-08-03" calcext:value-type="date">
            <text:p>2020-08-03</text:p>
          </table:table-cell>
          <table:table-cell table:style-name="ce65" table:formula="of:=IFERROR(AVERAGEIFS([$Algorithm_Problems_log.$H$2:.$H1014];[$Algorithm_Problems_log.$D$2:.$D1014];[.$A2];[$Algorithm_Problems_log.$B$2:.$B1014];&quot;Easy&quot;);[.$B3])" office:value-type="float" office:value="12.875" calcext:value-type="float">
            <text:p>12.88</text:p>
          </table:table-cell>
          <table:table-cell table:style-name="ce65" table:formula="of:=IFERROR(AVERAGEIFS([$Algorithm_Problems_log.$H$2:.$H1014];[$Algorithm_Problems_log.$D$2:.$D1014];[.$A2];[$Algorithm_Problems_log.$B$2:.$B1014];&quot;Medium&quot;);[.$C3])" office:value-type="float" office:value="8.6875" calcext:value-type="float">
            <text:p>8.69</text:p>
          </table:table-cell>
          <table:table-cell table:style-name="ce65" table:formula="of:=IFERROR(AVERAGEIFS([$Algorithm_Problems_log.$H$2:.$H1014];[$Algorithm_Problems_log.$D$2:.$D1014];[.$A2];[$Algorithm_Problems_log.$B$2:.$B1014];&quot;Hard&quot;);[.$D3])" office:value-type="float" office:value="6" calcext:value-type="float">
            <text:p>6.00</text:p>
          </table:table-cell>
          <table:table-cell table:style-name="ce49" table:formula="of:=11.25" office:value-type="float" office:value="11.25" calcext:value-type="float">
            <text:p>11.25</text:p>
          </table:table-cell>
          <table:table-cell table:style-name="ce49" table:number-columns-repeated="1001"/>
          <table:table-cell table:style-name="ce52" table:number-columns-repeated="5"/>
        </table:table-row>
        <table:table-row table:style-name="ro1">
          <table:table-cell table:style-name="ce28" office:value-type="date" office:date-value="2020-08-02" calcext:value-type="date">
            <text:p>2020-08-02</text:p>
          </table:table-cell>
          <table:table-cell table:style-name="ce65" table:formula="of:=IFERROR(AVERAGEIFS([$Algorithm_Problems_log.$H$5:.$H1015];[$Algorithm_Problems_log.$D$5:.$D1015];[.$A3];[$Algorithm_Problems_log.$B$5:.$B1015];&quot;Easy&quot;);[.$B4])" office:value-type="float" office:value="11.875" calcext:value-type="float">
            <text:p>11.88</text:p>
          </table:table-cell>
          <table:table-cell table:style-name="ce65" table:formula="of:=IFERROR(AVERAGEIFS([$Algorithm_Problems_log.$H$5:.$H1015];[$Algorithm_Problems_log.$D$5:.$D1015];[.$A3];[$Algorithm_Problems_log.$B$5:.$B1015];&quot;Medium&quot;);[.$C4])" office:value-type="float" office:value="7.75" calcext:value-type="float">
            <text:p>7.75</text:p>
          </table:table-cell>
          <table:table-cell table:style-name="ce65" table:formula="of:=IFERROR(AVERAGEIFS([$Algorithm_Problems_log.$H$5:.$H1015];[$Algorithm_Problems_log.$D$5:.$D1015];[.$A3];[$Algorithm_Problems_log.$B$5:.$B1015];&quot;Hard&quot;);[.$D4])" office:value-type="float" office:value="6" calcext:value-type="float">
            <text:p>6.00</text:p>
          </table:table-cell>
          <table:table-cell table:style-name="ce49" table:formula="of:=11.25" office:value-type="float" office:value="11.25" calcext:value-type="float">
            <text:p>11.25</text:p>
          </table:table-cell>
          <table:table-cell table:style-name="ce49" table:number-columns-repeated="1001"/>
          <table:table-cell table:style-name="ce52" table:number-columns-repeated="5"/>
        </table:table-row>
        <table:table-row table:style-name="ro1">
          <table:table-cell table:style-name="ce28" office:value-type="date" office:date-value="2020-08-01" calcext:value-type="date">
            <text:p>2020-08-01</text:p>
          </table:table-cell>
          <table:table-cell table:style-name="ce65" table:formula="of:=IFERROR(AVERAGEIFS([$Algorithm_Problems_log.$H$5:.$H1016];[$Algorithm_Problems_log.$D$5:.$D1016];[.$A4];[$Algorithm_Problems_log.$B$5:.$B1016];&quot;Easy&quot;);[.$B5])" office:value-type="float" office:value="10.375" calcext:value-type="float">
            <text:p>10.38</text:p>
          </table:table-cell>
          <table:table-cell table:style-name="ce65" table:formula="of:=IFERROR(AVERAGEIFS([$Algorithm_Problems_log.$H$5:.$H1016];[$Algorithm_Problems_log.$D$5:.$D1016];[.$A4];[$Algorithm_Problems_log.$B$5:.$B1016];&quot;Medium&quot;);[.$C5])" office:value-type="float" office:value="8.5" calcext:value-type="float">
            <text:p>8.50</text:p>
          </table:table-cell>
          <table:table-cell table:style-name="ce65" table:formula="of:=IFERROR(AVERAGEIFS([$Algorithm_Problems_log.$H$5:.$H1016];[$Algorithm_Problems_log.$D$5:.$D1016];[.$A4];[$Algorithm_Problems_log.$B$5:.$B1016];&quot;Hard&quot;);[.$D5])" office:value-type="float" office:value="-15" calcext:value-type="float">
            <text:p>-15.00</text:p>
          </table:table-cell>
          <table:table-cell table:style-name="ce49" table:formula="of:=11.25" office:value-type="float" office:value="11.25" calcext:value-type="float">
            <text:p>11.25</text:p>
          </table:table-cell>
          <table:table-cell table:style-name="ce49" table:number-columns-repeated="1001"/>
          <table:table-cell table:style-name="ce52" table:number-columns-repeated="5"/>
        </table:table-row>
        <table:table-row table:style-name="ro1">
          <table:table-cell table:style-name="ce28" office:value-type="date" office:date-value="2020-07-31" calcext:value-type="date">
            <text:p>2020-07-31</text:p>
          </table:table-cell>
          <table:table-cell table:style-name="ce65" table:formula="of:=IFERROR(AVERAGEIFS([$Algorithm_Problems_log.$H$5:.$H1017];[$Algorithm_Problems_log.$D$5:.$D1017];[.$A5];[$Algorithm_Problems_log.$B$5:.$B1017];&quot;Easy&quot;);[.$B6])" office:value-type="float" office:value="12.75" calcext:value-type="float">
            <text:p>12.75</text:p>
          </table:table-cell>
          <table:table-cell table:style-name="ce65" table:formula="of:=IFERROR(AVERAGEIFS([$Algorithm_Problems_log.$H$5:.$H1017];[$Algorithm_Problems_log.$D$5:.$D1017];[.$A5];[$Algorithm_Problems_log.$B$5:.$B1017];&quot;Medium&quot;);[.$C6])" office:value-type="float" office:value="-3.75" calcext:value-type="float">
            <text:p>-3.75</text:p>
          </table:table-cell>
          <table:table-cell table:style-name="ce65" table:formula="of:=IFERROR(AVERAGEIFS([$Algorithm_Problems_log.$H$5:.$H1017];[$Algorithm_Problems_log.$D$5:.$D1017];[.$A5];[$Algorithm_Problems_log.$B$5:.$B1017];&quot;Hard&quot;);[.$D6])" office:value-type="float" office:value="-15" calcext:value-type="float">
            <text:p>-15.00</text:p>
          </table:table-cell>
          <table:table-cell table:style-name="ce49" table:formula="of:=11.25" office:value-type="float" office:value="11.25" calcext:value-type="float">
            <text:p>11.25</text:p>
          </table:table-cell>
          <table:table-cell table:style-name="ce49" table:number-columns-repeated="1001"/>
          <table:table-cell table:style-name="ce52" table:number-columns-repeated="5"/>
        </table:table-row>
        <table:table-row table:style-name="ro1">
          <table:table-cell table:style-name="ce28" office:value-type="date" office:date-value="2020-07-30" calcext:value-type="date">
            <text:p>2020-07-30</text:p>
          </table:table-cell>
          <table:table-cell table:style-name="ce65" table:formula="of:=IFERROR(AVERAGEIFS([$Algorithm_Problems_log.$H$5:.$H1018];[$Algorithm_Problems_log.$D$5:.$D1018];[.$A6];[$Algorithm_Problems_log.$B$5:.$B1018];&quot;Easy&quot;);[.$B7])" office:value-type="float" office:value="14" calcext:value-type="float">
            <text:p>14.00</text:p>
          </table:table-cell>
          <table:table-cell table:style-name="ce65" table:formula="of:=IFERROR(AVERAGEIFS([$Algorithm_Problems_log.$H$5:.$H1018];[$Algorithm_Problems_log.$D$5:.$D1018];[.$A6];[$Algorithm_Problems_log.$B$5:.$B1018];&quot;Medium&quot;);[.$C7])" office:value-type="float" office:value="10.3333333333333" calcext:value-type="float">
            <text:p>10.33</text:p>
          </table:table-cell>
          <table:table-cell table:style-name="ce65" table:formula="of:=IFERROR(AVERAGEIFS([$Algorithm_Problems_log.$H$5:.$H1018];[$Algorithm_Problems_log.$D$5:.$D1018];[.$A6];[$Algorithm_Problems_log.$B$5:.$B1018];&quot;Hard&quot;);[.$D7])" office:value-type="float" office:value="-15" calcext:value-type="float">
            <text:p>-15.00</text:p>
          </table:table-cell>
          <table:table-cell table:style-name="ce49" table:formula="of:=11.25" office:value-type="float" office:value="11.25" calcext:value-type="float">
            <text:p>11.25</text:p>
          </table:table-cell>
          <table:table-cell table:number-columns-repeated="1006"/>
        </table:table-row>
        <table:table-row table:style-name="ro1">
          <table:table-cell table:style-name="ce28" office:value-type="date" office:date-value="2020-07-29" calcext:value-type="date">
            <text:p>2020-07-29</text:p>
          </table:table-cell>
          <table:table-cell table:style-name="ce65" table:formula="of:=IFERROR(AVERAGEIFS([$Algorithm_Problems_log.$H$5:.$H1019];[$Algorithm_Problems_log.$D$5:.$D1019];[.$A7];[$Algorithm_Problems_log.$B$5:.$B1019];&quot;Easy&quot;);[.$B8])" office:value-type="float" office:value="14" calcext:value-type="float">
            <text:p>14.00</text:p>
          </table:table-cell>
          <table:table-cell table:style-name="ce65" table:formula="of:=IFERROR(AVERAGEIFS([$Algorithm_Problems_log.$H$5:.$H1019];[$Algorithm_Problems_log.$D$5:.$D1019];[.$A7];[$Algorithm_Problems_log.$B$5:.$B1019];&quot;Medium&quot;);[.$C8])" office:value-type="float" office:value="0.875" calcext:value-type="float">
            <text:p>0.88</text:p>
          </table:table-cell>
          <table:table-cell table:style-name="ce65" table:formula="of:=IFERROR(AVERAGEIFS([$Algorithm_Problems_log.$H$5:.$H1019];[$Algorithm_Problems_log.$D$5:.$D1019];[.$A7];[$Algorithm_Problems_log.$B$5:.$B1019];&quot;Hard&quot;);[.$D8])" office:value-type="float" office:value="-2.5" calcext:value-type="float">
            <text:p>-2.50</text:p>
          </table:table-cell>
          <table:table-cell table:style-name="ce49" table:formula="of:=11.25" office:value-type="float" office:value="11.25" calcext:value-type="float">
            <text:p>11.25</text:p>
          </table:table-cell>
          <table:table-cell table:number-columns-repeated="1006"/>
        </table:table-row>
        <table:table-row table:style-name="ro1">
          <table:table-cell table:style-name="ce28" office:value-type="date" office:date-value="2020-07-28" calcext:value-type="date">
            <text:p>2020-07-28</text:p>
          </table:table-cell>
          <table:table-cell table:style-name="ce65" table:formula="of:=IFERROR(AVERAGEIFS([$Algorithm_Problems_log.$H$5:.$H1020];[$Algorithm_Problems_log.$D$5:.$D1020];[.$A8];[$Algorithm_Problems_log.$B$5:.$B1020];&quot;Easy&quot;);[.$B9])" office:value-type="float" office:value="14" calcext:value-type="float">
            <text:p>14.00</text:p>
          </table:table-cell>
          <table:table-cell table:style-name="ce65" table:formula="of:=IFERROR(AVERAGEIFS([$Algorithm_Problems_log.$H$5:.$H1020];[$Algorithm_Problems_log.$D$5:.$D1020];[.$A8];[$Algorithm_Problems_log.$B$5:.$B1020];&quot;Medium&quot;);[.$C9])" office:value-type="float" office:value="-1.25" calcext:value-type="float">
            <text:p>-1.25</text:p>
          </table:table-cell>
          <table:table-cell table:style-name="ce65" table:formula="of:=IFERROR(AVERAGEIFS([$Algorithm_Problems_log.$H$5:.$H1020];[$Algorithm_Problems_log.$D$5:.$D1020];[.$A8];[$Algorithm_Problems_log.$B$5:.$B1020];&quot;Hard&quot;);[.$D9])" office:value-type="float" office:value="-16" calcext:value-type="float">
            <text:p>-16.00</text:p>
          </table:table-cell>
          <table:table-cell table:style-name="ce49" table:formula="of:=11.25" office:value-type="float" office:value="11.25" calcext:value-type="float">
            <text:p>11.25</text:p>
          </table:table-cell>
          <table:table-cell table:number-columns-repeated="1006"/>
        </table:table-row>
        <table:table-row table:style-name="ro1">
          <table:table-cell table:style-name="ce28" office:value-type="date" office:date-value="2020-07-27" calcext:value-type="date">
            <text:p>2020-07-27</text:p>
          </table:table-cell>
          <table:table-cell table:style-name="ce65" table:formula="of:=IFERROR(AVERAGEIFS([$Algorithm_Problems_log.$H$5:.$H1021];[$Algorithm_Problems_log.$D$5:.$D1021];[.$A9];[$Algorithm_Problems_log.$B$5:.$B1021];&quot;Easy&quot;);[.$B10])" office:value-type="float" office:value="14" calcext:value-type="float">
            <text:p>14.00</text:p>
          </table:table-cell>
          <table:table-cell table:style-name="ce65" table:formula="of:=IFERROR(AVERAGEIFS([$Algorithm_Problems_log.$H$5:.$H1021];[$Algorithm_Problems_log.$D$5:.$D1021];[.$A9];[$Algorithm_Problems_log.$B$5:.$B1021];&quot;Medium&quot;);[.$C10])" office:value-type="float" office:value="1.875" calcext:value-type="float">
            <text:p>1.88</text:p>
          </table:table-cell>
          <table:table-cell table:style-name="ce65" table:formula="of:=IFERROR(AVERAGEIFS([$Algorithm_Problems_log.$H$5:.$H1021];[$Algorithm_Problems_log.$D$5:.$D1021];[.$A9];[$Algorithm_Problems_log.$B$5:.$B1021];&quot;Hard&quot;);[.$D10])" office:value-type="float" office:value="-16" calcext:value-type="float">
            <text:p>-16.00</text:p>
          </table:table-cell>
          <table:table-cell table:style-name="ce49" table:formula="of:=11.25" office:value-type="float" office:value="11.25" calcext:value-type="float">
            <text:p>11.25</text:p>
          </table:table-cell>
          <table:table-cell table:number-columns-repeated="1006"/>
        </table:table-row>
        <table:table-row table:style-name="ro1">
          <table:table-cell table:style-name="ce28" office:value-type="date" office:date-value="2020-07-26" calcext:value-type="date">
            <text:p>2020-07-26</text:p>
          </table:table-cell>
          <table:table-cell table:style-name="ce65" table:formula="of:=IFERROR(AVERAGEIFS([$Algorithm_Problems_log.$H$5:.$H1022];[$Algorithm_Problems_log.$D$5:.$D1022];[.$A10];[$Algorithm_Problems_log.$B$5:.$B1022];&quot;Easy&quot;);[.$B11])" office:value-type="float" office:value="14" calcext:value-type="float">
            <text:p>14.00</text:p>
          </table:table-cell>
          <table:table-cell table:style-name="ce65" table:formula="of:=IFERROR(AVERAGEIFS([$Algorithm_Problems_log.$H$5:.$H1022];[$Algorithm_Problems_log.$D$5:.$D1022];[.$A10];[$Algorithm_Problems_log.$B$5:.$B1022];&quot;Medium&quot;);[.$C11])" office:value-type="float" office:value="4.16666666666667" calcext:value-type="float">
            <text:p>4.17</text:p>
          </table:table-cell>
          <table:table-cell table:style-name="ce65" table:formula="of:=IFERROR(AVERAGEIFS([$Algorithm_Problems_log.$H$5:.$H1022];[$Algorithm_Problems_log.$D$5:.$D1022];[.$A10];[$Algorithm_Problems_log.$B$5:.$B1022];&quot;Hard&quot;);[.$D11])" office:value-type="float" office:value="-16" calcext:value-type="float">
            <text:p>-16.00</text:p>
          </table:table-cell>
          <table:table-cell table:style-name="ce49" table:formula="of:=11.25" office:value-type="float" office:value="11.25" calcext:value-type="float">
            <text:p>11.25</text:p>
          </table:table-cell>
          <table:table-cell table:number-columns-repeated="1006"/>
        </table:table-row>
        <table:table-row table:style-name="ro1">
          <table:table-cell table:style-name="ce28" office:value-type="date" office:date-value="2020-07-25" calcext:value-type="date">
            <text:p>2020-07-25</text:p>
          </table:table-cell>
          <table:table-cell table:style-name="ce65" table:formula="of:=IFERROR(AVERAGEIFS([$Algorithm_Problems_log.$H$5:.$H1023];[$Algorithm_Problems_log.$D$5:.$D1023];[.$A11];[$Algorithm_Problems_log.$B$5:.$B1023];&quot;Easy&quot;);[.$B12])" office:value-type="float" office:value="11.875" calcext:value-type="float">
            <text:p>11.88</text:p>
          </table:table-cell>
          <table:table-cell table:style-name="ce65" table:formula="of:=IFERROR(AVERAGEIFS([$Algorithm_Problems_log.$H$5:.$H1023];[$Algorithm_Problems_log.$D$5:.$D1023];[.$A11];[$Algorithm_Problems_log.$B$5:.$B1023];&quot;Medium&quot;);[.$C12])" office:value-type="float" office:value="4.16666666666667" calcext:value-type="float">
            <text:p>4.17</text:p>
          </table:table-cell>
          <table:table-cell table:style-name="ce65" table:formula="of:=IFERROR(AVERAGEIFS([$Algorithm_Problems_log.$H$5:.$H1023];[$Algorithm_Problems_log.$D$5:.$D1023];[.$A11];[$Algorithm_Problems_log.$B$5:.$B1023];&quot;Hard&quot;);[.$D12])" office:value-type="float" office:value="-16" calcext:value-type="float">
            <text:p>-16.00</text:p>
          </table:table-cell>
          <table:table-cell table:style-name="ce49" table:formula="of:=11.25" office:value-type="float" office:value="11.25" calcext:value-type="float">
            <text:p>11.25</text:p>
          </table:table-cell>
          <table:table-cell table:number-columns-repeated="1006"/>
        </table:table-row>
        <table:table-row table:style-name="ro1">
          <table:table-cell table:style-name="ce28" office:value-type="date" office:date-value="2020-07-24" calcext:value-type="date">
            <text:p>2020-07-24</text:p>
          </table:table-cell>
          <table:table-cell table:style-name="ce65" table:formula="of:=IFERROR(AVERAGEIFS([$Algorithm_Problems_log.$H$5:.$H1024];[$Algorithm_Problems_log.$D$5:.$D1024];[.$A12];[$Algorithm_Problems_log.$B$5:.$B1024];&quot;Easy&quot;);[.$B13])" office:value-type="float" office:value="11.875" calcext:value-type="float">
            <text:p>11.88</text:p>
          </table:table-cell>
          <table:table-cell table:style-name="ce65" table:formula="of:=IFERROR(AVERAGEIFS([$Algorithm_Problems_log.$H$5:.$H1024];[$Algorithm_Problems_log.$D$5:.$D1024];[.$A12];[$Algorithm_Problems_log.$B$5:.$B1024];&quot;Medium&quot;);[.$C13])" office:value-type="float" office:value="10.875" calcext:value-type="float">
            <text:p>10.88</text:p>
          </table:table-cell>
          <table:table-cell table:style-name="ce65" table:formula="of:=IFERROR(AVERAGEIFS([$Algorithm_Problems_log.$H$5:.$H1024];[$Algorithm_Problems_log.$D$5:.$D1024];[.$A12];[$Algorithm_Problems_log.$B$5:.$B1024];&quot;Hard&quot;);[.$D13])" office:value-type="float" office:value="-16" calcext:value-type="float">
            <text:p>-16.00</text:p>
          </table:table-cell>
          <table:table-cell table:style-name="ce49" table:formula="of:=11.25" office:value-type="float" office:value="11.25" calcext:value-type="float">
            <text:p>11.25</text:p>
          </table:table-cell>
          <table:table-cell table:number-columns-repeated="1006"/>
        </table:table-row>
        <table:table-row table:style-name="ro1">
          <table:table-cell table:style-name="ce28" office:value-type="date" office:date-value="2020-07-23" calcext:value-type="date">
            <text:p>2020-07-23</text:p>
          </table:table-cell>
          <table:table-cell table:style-name="ce65" table:formula="of:=IFERROR(AVERAGEIFS([$Algorithm_Problems_log.$H$5:.$H1025];[$Algorithm_Problems_log.$D$5:.$D1025];[.$A13];[$Algorithm_Problems_log.$B$5:.$B1025];&quot;Easy&quot;);[.$B14])" office:value-type="float" office:value="13.75" calcext:value-type="float">
            <text:p>13.75</text:p>
          </table:table-cell>
          <table:table-cell table:style-name="ce65" table:formula="of:=IFERROR(AVERAGEIFS([$Algorithm_Problems_log.$H$5:.$H1025];[$Algorithm_Problems_log.$D$5:.$D1025];[.$A13];[$Algorithm_Problems_log.$B$5:.$B1025];&quot;Medium&quot;);[.$C14])" office:value-type="float" office:value="-15" calcext:value-type="float">
            <text:p>-15.00</text:p>
          </table:table-cell>
          <table:table-cell table:style-name="ce65" table:formula="of:=IFERROR(AVERAGEIFS([$Algorithm_Problems_log.$H$5:.$H1025];[$Algorithm_Problems_log.$D$5:.$D1025];[.$A13];[$Algorithm_Problems_log.$B$5:.$B1025];&quot;Hard&quot;);[.$D14])" office:value-type="float" office:value="-16" calcext:value-type="float">
            <text:p>-16.00</text:p>
          </table:table-cell>
          <table:table-cell table:style-name="ce49" table:formula="of:=11.25" office:value-type="float" office:value="11.25" calcext:value-type="float">
            <text:p>11.25</text:p>
          </table:table-cell>
          <table:table-cell table:number-columns-repeated="1006"/>
        </table:table-row>
        <table:table-row table:style-name="ro1">
          <table:table-cell table:style-name="ce28" office:value-type="date" office:date-value="2020-07-22" calcext:value-type="date">
            <text:p>2020-07-22</text:p>
          </table:table-cell>
          <table:table-cell table:style-name="ce65" table:formula="of:=IFERROR(AVERAGEIFS([$Algorithm_Problems_log.$H$5:.$H1026];[$Algorithm_Problems_log.$D$5:.$D1026];[.$A14];[$Algorithm_Problems_log.$B$5:.$B1026];&quot;Easy&quot;);[.$B15])" office:value-type="float" office:value="11.5625" calcext:value-type="float">
            <text:p>11.56</text:p>
          </table:table-cell>
          <table:table-cell table:style-name="ce65" table:formula="of:=IFERROR(AVERAGEIFS([$Algorithm_Problems_log.$H$5:.$H1026];[$Algorithm_Problems_log.$D$5:.$D1026];[.$A14];[$Algorithm_Problems_log.$B$5:.$B1026];&quot;Medium&quot;);[.$C15])" office:value-type="float" office:value="8.41666666666667" calcext:value-type="float">
            <text:p>8.42</text:p>
          </table:table-cell>
          <table:table-cell table:style-name="ce65" table:formula="of:=IFERROR(AVERAGEIFS([$Algorithm_Problems_log.$H$5:.$H1026];[$Algorithm_Problems_log.$D$5:.$D1026];[.$A14];[$Algorithm_Problems_log.$B$5:.$B1026];&quot;Hard&quot;);[.$D15])" office:value-type="float" office:value="-16" calcext:value-type="float">
            <text:p>-16.00</text:p>
          </table:table-cell>
          <table:table-cell table:style-name="ce49" table:formula="of:=11.25" office:value-type="float" office:value="11.25" calcext:value-type="float">
            <text:p>11.25</text:p>
          </table:table-cell>
          <table:table-cell table:number-columns-repeated="1006"/>
        </table:table-row>
        <table:table-row table:style-name="ro1">
          <table:table-cell table:style-name="ce28" office:value-type="date" office:date-value="2020-07-21" calcext:value-type="date">
            <text:p>2020-07-21</text:p>
          </table:table-cell>
          <table:table-cell table:style-name="ce65" table:formula="of:=IFERROR(AVERAGEIFS([$Algorithm_Problems_log.$H$5:.$H1027];[$Algorithm_Problems_log.$D$5:.$D1027];[.$A15];[$Algorithm_Problems_log.$B$5:.$B1027];&quot;Easy&quot;);[.$B16])" office:value-type="float" office:value="12.75" calcext:value-type="float">
            <text:p>12.75</text:p>
          </table:table-cell>
          <table:table-cell table:style-name="ce65" table:formula="of:=IFERROR(AVERAGEIFS([$Algorithm_Problems_log.$H$5:.$H1027];[$Algorithm_Problems_log.$D$5:.$D1027];[.$A15];[$Algorithm_Problems_log.$B$5:.$B1027];&quot;Medium&quot;);[.$C16])" office:value-type="float" office:value="4.79166666666667" calcext:value-type="float">
            <text:p>4.79</text:p>
          </table:table-cell>
          <table:table-cell table:style-name="ce65" table:formula="of:=IFERROR(AVERAGEIFS([$Algorithm_Problems_log.$H$5:.$H1027];[$Algorithm_Problems_log.$D$5:.$D1027];[.$A15];[$Algorithm_Problems_log.$B$5:.$B1027];&quot;Hard&quot;);[.$D16])" office:value-type="float" office:value="-16" calcext:value-type="float">
            <text:p>-16.00</text:p>
          </table:table-cell>
          <table:table-cell table:style-name="ce49" table:formula="of:=11.25" office:value-type="float" office:value="11.25" calcext:value-type="float">
            <text:p>11.25</text:p>
          </table:table-cell>
          <table:table-cell table:number-columns-repeated="1006"/>
        </table:table-row>
        <table:table-row table:style-name="ro1">
          <table:table-cell table:style-name="ce28" office:value-type="date" office:date-value="2020-07-20" calcext:value-type="date">
            <text:p>2020-07-20</text:p>
          </table:table-cell>
          <table:table-cell table:style-name="ce65" table:formula="of:=IFERROR(AVERAGEIFS([$Algorithm_Problems_log.$H$5:.$H1028];[$Algorithm_Problems_log.$D$5:.$D1028];[.$A16];[$Algorithm_Problems_log.$B$5:.$B1028];&quot;Easy&quot;);[.$B17])" office:value-type="float" office:value="12.75" calcext:value-type="float">
            <text:p>12.75</text:p>
          </table:table-cell>
          <table:table-cell table:style-name="ce65" table:formula="of:=IFERROR(AVERAGEIFS([$Algorithm_Problems_log.$H$5:.$H1028];[$Algorithm_Problems_log.$D$5:.$D1028];[.$A16];[$Algorithm_Problems_log.$B$5:.$B1028];&quot;Medium&quot;);[.$C17])" office:value-type="float" office:value="10.8333333333333" calcext:value-type="float">
            <text:p>10.83</text:p>
          </table:table-cell>
          <table:table-cell table:style-name="ce65" table:formula="of:=IFERROR(AVERAGEIFS([$Algorithm_Problems_log.$H$5:.$H1028];[$Algorithm_Problems_log.$D$5:.$D1028];[.$A16];[$Algorithm_Problems_log.$B$5:.$B1028];&quot;Hard&quot;);[.$D17])" office:value-type="float" office:value="-16" calcext:value-type="float">
            <text:p>-16.00</text:p>
          </table:table-cell>
          <table:table-cell table:style-name="ce49" table:formula="of:=11.25" office:value-type="float" office:value="11.25" calcext:value-type="float">
            <text:p>11.25</text:p>
          </table:table-cell>
          <table:table-cell table:number-columns-repeated="1006"/>
        </table:table-row>
        <table:table-row table:style-name="ro1">
          <table:table-cell table:style-name="ce28" office:value-type="date" office:date-value="2020-07-19" calcext:value-type="date">
            <text:p>2020-07-19</text:p>
          </table:table-cell>
          <table:table-cell table:style-name="ce65" table:formula="of:=IFERROR(AVERAGEIFS([$Algorithm_Problems_log.$H$5:.$H1029];[$Algorithm_Problems_log.$D$5:.$D1029];[.$A17];[$Algorithm_Problems_log.$B$5:.$B1029];&quot;Easy&quot;);[.$B18])" office:value-type="float" office:value="12.5" calcext:value-type="float">
            <text:p>12.50</text:p>
          </table:table-cell>
          <table:table-cell table:style-name="ce65" table:formula="of:=IFERROR(AVERAGEIFS([$Algorithm_Problems_log.$H$5:.$H1029];[$Algorithm_Problems_log.$D$5:.$D1029];[.$A17];[$Algorithm_Problems_log.$B$5:.$B1029];&quot;Medium&quot;);[.$C18])" office:value-type="float" office:value="0" calcext:value-type="float">
            <text:p>0.00</text:p>
          </table:table-cell>
          <table:table-cell table:style-name="ce65" table:formula="of:=IFERROR(AVERAGEIFS([$Algorithm_Problems_log.$H$5:.$H1029];[$Algorithm_Problems_log.$D$5:.$D1029];[.$A17];[$Algorithm_Problems_log.$B$5:.$B1029];&quot;Hard&quot;);[.$D18])" office:value-type="float" office:value="-16" calcext:value-type="float">
            <text:p>-16.00</text:p>
          </table:table-cell>
          <table:table-cell table:style-name="ce49" table:formula="of:=11.25" office:value-type="float" office:value="11.25" calcext:value-type="float">
            <text:p>11.25</text:p>
          </table:table-cell>
          <table:table-cell table:number-columns-repeated="1006"/>
        </table:table-row>
        <table:table-row table:style-name="ro1">
          <table:table-cell table:style-name="ce28" office:value-type="date" office:date-value="2020-07-18" calcext:value-type="date">
            <text:p>2020-07-18</text:p>
          </table:table-cell>
          <table:table-cell table:style-name="ce65" table:formula="of:=IFERROR(AVERAGEIFS([$Algorithm_Problems_log.$H$5:.$H1030];[$Algorithm_Problems_log.$D$5:.$D1030];[.$A18];[$Algorithm_Problems_log.$B$5:.$B1030];&quot;Easy&quot;);[.$B19])" office:value-type="float" office:value="12.5" calcext:value-type="float">
            <text:p>12.50</text:p>
          </table:table-cell>
          <table:table-cell table:style-name="ce65" table:formula="of:=IFERROR(AVERAGEIFS([$Algorithm_Problems_log.$H$5:.$H1030];[$Algorithm_Problems_log.$D$5:.$D1030];[.$A18];[$Algorithm_Problems_log.$B$5:.$B1030];&quot;Medium&quot;);[.$C19])" office:value-type="float" office:value="2.5" calcext:value-type="float">
            <text:p>2.50</text:p>
          </table:table-cell>
          <table:table-cell table:style-name="ce65" table:formula="of:=IFERROR(AVERAGEIFS([$Algorithm_Problems_log.$H$5:.$H1030];[$Algorithm_Problems_log.$D$5:.$D1030];[.$A18];[$Algorithm_Problems_log.$B$5:.$B1030];&quot;Hard&quot;);[.$D19])" office:value-type="float" office:value="-16" calcext:value-type="float">
            <text:p>-16.00</text:p>
          </table:table-cell>
          <table:table-cell table:style-name="ce49" table:formula="of:=11.25" office:value-type="float" office:value="11.25" calcext:value-type="float">
            <text:p>11.25</text:p>
          </table:table-cell>
          <table:table-cell table:number-columns-repeated="1006"/>
        </table:table-row>
        <table:table-row table:style-name="ro1">
          <table:table-cell table:style-name="ce28" office:value-type="date" office:date-value="2020-07-17" calcext:value-type="date">
            <text:p>2020-07-17</text:p>
          </table:table-cell>
          <table:table-cell table:style-name="ce65" table:formula="of:=IFERROR(AVERAGEIFS([$Algorithm_Problems_log.$H$5:.$H1031];[$Algorithm_Problems_log.$D$5:.$D1031];[.$A19];[$Algorithm_Problems_log.$B$5:.$B1031];&quot;Easy&quot;);[.$B20])" office:value-type="float" office:value="12.5" calcext:value-type="float">
            <text:p>12.50</text:p>
          </table:table-cell>
          <table:table-cell table:style-name="ce65" table:formula="of:=IFERROR(AVERAGEIFS([$Algorithm_Problems_log.$H$5:.$H1031];[$Algorithm_Problems_log.$D$5:.$D1031];[.$A19];[$Algorithm_Problems_log.$B$5:.$B1031];&quot;Medium&quot;);[.$C20])" office:value-type="float" office:value="8.75" calcext:value-type="float">
            <text:p>8.75</text:p>
          </table:table-cell>
          <table:table-cell table:style-name="ce65" table:formula="of:=IFERROR(AVERAGEIFS([$Algorithm_Problems_log.$H$5:.$H1031];[$Algorithm_Problems_log.$D$5:.$D1031];[.$A19];[$Algorithm_Problems_log.$B$5:.$B1031];&quot;Hard&quot;);[.$D20])" office:value-type="float" office:value="-16" calcext:value-type="float">
            <text:p>-16.00</text:p>
          </table:table-cell>
          <table:table-cell table:style-name="ce49" table:formula="of:=11.25" office:value-type="float" office:value="11.25" calcext:value-type="float">
            <text:p>11.25</text:p>
          </table:table-cell>
          <table:table-cell table:number-columns-repeated="1006"/>
        </table:table-row>
        <table:table-row table:style-name="ro1">
          <table:table-cell table:style-name="ce28" office:value-type="date" office:date-value="2020-07-16" calcext:value-type="date">
            <text:p>2020-07-16</text:p>
          </table:table-cell>
          <table:table-cell table:style-name="ce65" table:formula="of:=IFERROR(AVERAGEIFS([$Algorithm_Problems_log.$H$5:.$H1032];[$Algorithm_Problems_log.$D$5:.$D1032];[.$A20];[$Algorithm_Problems_log.$B$5:.$B1032];&quot;Easy&quot;);[.$B21])" office:value-type="float" office:value="12.5" calcext:value-type="float">
            <text:p>12.50</text:p>
          </table:table-cell>
          <table:table-cell table:style-name="ce65" table:formula="of:=IFERROR(AVERAGEIFS([$Algorithm_Problems_log.$H$5:.$H1032];[$Algorithm_Problems_log.$D$5:.$D1032];[.$A20];[$Algorithm_Problems_log.$B$5:.$B1032];&quot;Medium&quot;);[.$C21])" office:value-type="float" office:value="1.83333333333333" calcext:value-type="float">
            <text:p>1.83</text:p>
          </table:table-cell>
          <table:table-cell table:style-name="ce65" table:formula="of:=IFERROR(AVERAGEIFS([$Algorithm_Problems_log.$H$5:.$H1032];[$Algorithm_Problems_log.$D$5:.$D1032];[.$A20];[$Algorithm_Problems_log.$B$5:.$B1032];&quot;Hard&quot;);[.$D21])" office:value-type="float" office:value="-16" calcext:value-type="float">
            <text:p>-16.00</text:p>
          </table:table-cell>
          <table:table-cell table:style-name="ce49" table:formula="of:=11.25" office:value-type="float" office:value="11.25" calcext:value-type="float">
            <text:p>11.25</text:p>
          </table:table-cell>
          <table:table-cell table:number-columns-repeated="1006"/>
        </table:table-row>
        <table:table-row table:style-name="ro1">
          <table:table-cell table:style-name="ce28" office:value-type="date" office:date-value="2020-07-15" calcext:value-type="date">
            <text:p>2020-07-15</text:p>
          </table:table-cell>
          <table:table-cell table:style-name="ce65" table:formula="of:=IFERROR(AVERAGEIFS([$Algorithm_Problems_log.$H$5:.$H1033];[$Algorithm_Problems_log.$D$5:.$D1033];[.$A21];[$Algorithm_Problems_log.$B$5:.$B1033];&quot;Easy&quot;);[.$B22])" office:value-type="float" office:value="12.5" calcext:value-type="float">
            <text:p>12.50</text:p>
          </table:table-cell>
          <table:table-cell table:style-name="ce65" table:formula="of:=IFERROR(AVERAGEIFS([$Algorithm_Problems_log.$H$5:.$H1033];[$Algorithm_Problems_log.$D$5:.$D1033];[.$A21];[$Algorithm_Problems_log.$B$5:.$B1033];&quot;Medium&quot;);[.$C22])" office:value-type="float" office:value="3.83333333333333" calcext:value-type="float">
            <text:p>3.83</text:p>
          </table:table-cell>
          <table:table-cell table:style-name="ce65" table:formula="of:=IFERROR(AVERAGEIFS([$Algorithm_Problems_log.$H$5:.$H1033];[$Algorithm_Problems_log.$D$5:.$D1033];[.$A21];[$Algorithm_Problems_log.$B$5:.$B1033];&quot;Hard&quot;);[.$D22])" office:value-type="float" office:value="-16" calcext:value-type="float">
            <text:p>-16.00</text:p>
          </table:table-cell>
          <table:table-cell table:style-name="ce49" table:formula="of:=11.25" office:value-type="float" office:value="11.25" calcext:value-type="float">
            <text:p>11.25</text:p>
          </table:table-cell>
          <table:table-cell table:number-columns-repeated="1006"/>
        </table:table-row>
        <table:table-row table:style-name="ro1">
          <table:table-cell table:style-name="ce28" office:value-type="date" office:date-value="2020-07-14" calcext:value-type="date">
            <text:p>2020-07-14</text:p>
          </table:table-cell>
          <table:table-cell table:style-name="ce65" table:formula="of:=IFERROR(AVERAGEIFS([$Algorithm_Problems_log.$H$5:.$H1034];[$Algorithm_Problems_log.$D$5:.$D1034];[.$A22];[$Algorithm_Problems_log.$B$5:.$B1034];&quot;Easy&quot;);[.$B23])" office:value-type="float" office:value="12.5" calcext:value-type="float">
            <text:p>12.50</text:p>
          </table:table-cell>
          <table:table-cell table:style-name="ce65" table:formula="of:=IFERROR(AVERAGEIFS([$Algorithm_Problems_log.$H$5:.$H1034];[$Algorithm_Problems_log.$D$5:.$D1034];[.$A22];[$Algorithm_Problems_log.$B$5:.$B1034];&quot;Medium&quot;);[.$C23])" office:value-type="float" office:value="6.58333333333333" calcext:value-type="float">
            <text:p>6.58</text:p>
          </table:table-cell>
          <table:table-cell table:style-name="ce65" table:formula="of:=IFERROR(AVERAGEIFS([$Algorithm_Problems_log.$H$5:.$H1034];[$Algorithm_Problems_log.$D$5:.$D1034];[.$A22];[$Algorithm_Problems_log.$B$5:.$B1034];&quot;Hard&quot;);[.$D23])" office:value-type="float" office:value="-16" calcext:value-type="float">
            <text:p>-16.00</text:p>
          </table:table-cell>
          <table:table-cell table:style-name="ce49" table:formula="of:=11.25" office:value-type="float" office:value="11.25" calcext:value-type="float">
            <text:p>11.25</text:p>
          </table:table-cell>
          <table:table-cell table:number-columns-repeated="1006"/>
        </table:table-row>
        <table:table-row table:style-name="ro1">
          <table:table-cell table:style-name="ce28" office:value-type="date" office:date-value="2020-07-13" calcext:value-type="date">
            <text:p>2020-07-13</text:p>
          </table:table-cell>
          <table:table-cell table:style-name="ce65" table:formula="of:=IFERROR(AVERAGEIFS([$Algorithm_Problems_log.$H$5:.$H1035];[$Algorithm_Problems_log.$D$5:.$D1035];[.$A23];[$Algorithm_Problems_log.$B$5:.$B1035];&quot;Easy&quot;);[.$B24])" office:value-type="float" office:value="12.5" calcext:value-type="float">
            <text:p>12.50</text:p>
          </table:table-cell>
          <table:table-cell table:style-name="ce65" table:formula="of:=IFERROR(AVERAGEIFS([$Algorithm_Problems_log.$H$5:.$H1035];[$Algorithm_Problems_log.$D$5:.$D1035];[.$A23];[$Algorithm_Problems_log.$B$5:.$B1035];&quot;Medium&quot;);[.$C24])" office:value-type="float" office:value="5.125" calcext:value-type="float">
            <text:p>5.13</text:p>
          </table:table-cell>
          <table:table-cell table:style-name="ce65" table:formula="of:=IFERROR(AVERAGEIFS([$Algorithm_Problems_log.$H$5:.$H1035];[$Algorithm_Problems_log.$D$5:.$D1035];[.$A23];[$Algorithm_Problems_log.$B$5:.$B1035];&quot;Hard&quot;);[.$D24])" office:value-type="float" office:value="-16" calcext:value-type="float">
            <text:p>-16.00</text:p>
          </table:table-cell>
          <table:table-cell table:style-name="ce49" table:formula="of:=11.25" office:value-type="float" office:value="11.25" calcext:value-type="float">
            <text:p>11.25</text:p>
          </table:table-cell>
          <table:table-cell table:number-columns-repeated="1006"/>
        </table:table-row>
        <table:table-row table:style-name="ro1">
          <table:table-cell table:style-name="ce28" office:value-type="date" office:date-value="2020-07-12" calcext:value-type="date">
            <text:p>2020-07-12</text:p>
          </table:table-cell>
          <table:table-cell table:style-name="ce65" table:formula="of:=IFERROR(AVERAGEIFS([$Algorithm_Problems_log.$H$5:.$H1036];[$Algorithm_Problems_log.$D$5:.$D1036];[.$A24];[$Algorithm_Problems_log.$B$5:.$B1036];&quot;Easy&quot;);[.$B25])" office:value-type="float" office:value="10" calcext:value-type="float">
            <text:p>10.00</text:p>
          </table:table-cell>
          <table:table-cell table:style-name="ce65" table:formula="of:=IFERROR(AVERAGEIFS([$Algorithm_Problems_log.$H$5:.$H1036];[$Algorithm_Problems_log.$D$5:.$D1036];[.$A24];[$Algorithm_Problems_log.$B$5:.$B1036];&quot;Medium&quot;);[.$C25])" office:value-type="float" office:value="6.25" calcext:value-type="float">
            <text:p>6.25</text:p>
          </table:table-cell>
          <table:table-cell table:style-name="ce65" table:formula="of:=IFERROR(AVERAGEIFS([$Algorithm_Problems_log.$H$5:.$H1036];[$Algorithm_Problems_log.$D$5:.$D1036];[.$A24];[$Algorithm_Problems_log.$B$5:.$B1036];&quot;Hard&quot;);[.$D25])" office:value-type="float" office:value="-16" calcext:value-type="float">
            <text:p>-16.00</text:p>
          </table:table-cell>
          <table:table-cell table:style-name="ce49" table:formula="of:=11.25" office:value-type="float" office:value="11.25" calcext:value-type="float">
            <text:p>11.25</text:p>
          </table:table-cell>
          <table:table-cell table:number-columns-repeated="1006"/>
        </table:table-row>
        <table:table-row table:style-name="ro1">
          <table:table-cell table:style-name="ce28" office:value-type="date" office:date-value="2020-07-11" calcext:value-type="date">
            <text:p>2020-07-11</text:p>
          </table:table-cell>
          <table:table-cell table:style-name="ce65" table:formula="of:=IFERROR(AVERAGEIFS([$Algorithm_Problems_log.$H$5:.$H1037];[$Algorithm_Problems_log.$D$5:.$D1037];[.$A25];[$Algorithm_Problems_log.$B$5:.$B1037];&quot;Easy&quot;);[.$B26])" office:value-type="float" office:value="10.625" calcext:value-type="float">
            <text:p>10.63</text:p>
          </table:table-cell>
          <table:table-cell table:style-name="ce65" table:formula="of:=IFERROR(AVERAGEIFS([$Algorithm_Problems_log.$H$5:.$H1037];[$Algorithm_Problems_log.$D$5:.$D1037];[.$A25];[$Algorithm_Problems_log.$B$5:.$B1037];&quot;Medium&quot;);[.$C26])" office:value-type="float" office:value="6.25" calcext:value-type="float">
            <text:p>6.25</text:p>
          </table:table-cell>
          <table:table-cell table:style-name="ce65" table:formula="of:=IFERROR(AVERAGEIFS([$Algorithm_Problems_log.$H$5:.$H1037];[$Algorithm_Problems_log.$D$5:.$D1037];[.$A25];[$Algorithm_Problems_log.$B$5:.$B1037];&quot;Hard&quot;);[.$D26])" office:value-type="float" office:value="-16" calcext:value-type="float">
            <text:p>-16.00</text:p>
          </table:table-cell>
          <table:table-cell table:style-name="ce49" table:formula="of:=11.25" office:value-type="float" office:value="11.25" calcext:value-type="float">
            <text:p>11.25</text:p>
          </table:table-cell>
          <table:table-cell table:number-columns-repeated="1006"/>
        </table:table-row>
        <table:table-row table:style-name="ro1">
          <table:table-cell table:style-name="ce28" office:value-type="date" office:date-value="2020-07-10" calcext:value-type="date">
            <text:p>2020-07-10</text:p>
          </table:table-cell>
          <table:table-cell table:style-name="ce65" table:formula="of:=IFERROR(AVERAGEIFS([$Algorithm_Problems_log.$H$5:.$H1038];[$Algorithm_Problems_log.$D$5:.$D1038];[.$A26];[$Algorithm_Problems_log.$B$5:.$B1038];&quot;Easy&quot;);[.$B27])" office:value-type="float" office:value="10.625" calcext:value-type="float">
            <text:p>10.63</text:p>
          </table:table-cell>
          <table:table-cell table:style-name="ce65" table:formula="of:=IFERROR(AVERAGEIFS([$Algorithm_Problems_log.$H$5:.$H1038];[$Algorithm_Problems_log.$D$5:.$D1038];[.$A26];[$Algorithm_Problems_log.$B$5:.$B1038];&quot;Medium&quot;);[.$C27])" office:value-type="float" office:value="3.5" calcext:value-type="float">
            <text:p>3.50</text:p>
          </table:table-cell>
          <table:table-cell table:style-name="ce65" table:formula="of:=IFERROR(AVERAGEIFS([$Algorithm_Problems_log.$H$5:.$H1038];[$Algorithm_Problems_log.$D$5:.$D1038];[.$A26];[$Algorithm_Problems_log.$B$5:.$B1038];&quot;Hard&quot;);[.$D27])" office:value-type="float" office:value="-16" calcext:value-type="float">
            <text:p>-16.00</text:p>
          </table:table-cell>
          <table:table-cell table:style-name="ce49" table:formula="of:=11.25" office:value-type="float" office:value="11.25" calcext:value-type="float">
            <text:p>11.25</text:p>
          </table:table-cell>
          <table:table-cell table:number-columns-repeated="1006"/>
        </table:table-row>
        <table:table-row table:style-name="ro1">
          <table:table-cell table:style-name="ce28" office:value-type="date" office:date-value="2020-07-09" calcext:value-type="date">
            <text:p>2020-07-09</text:p>
          </table:table-cell>
          <table:table-cell table:style-name="ce65" table:formula="of:=IFERROR(AVERAGEIFS([$Algorithm_Problems_log.$H$5:.$H1039];[$Algorithm_Problems_log.$D$5:.$D1039];[.$A27];[$Algorithm_Problems_log.$B$5:.$B1039];&quot;Easy&quot;);[.$B28])" office:value-type="float" office:value="10.625" calcext:value-type="float">
            <text:p>10.63</text:p>
          </table:table-cell>
          <table:table-cell table:style-name="ce65" table:formula="of:=IFERROR(AVERAGEIFS([$Algorithm_Problems_log.$H$5:.$H1039];[$Algorithm_Problems_log.$D$5:.$D1039];[.$A27];[$Algorithm_Problems_log.$B$5:.$B1039];&quot;Medium&quot;);[.$C28])" office:value-type="float" office:value="-15" calcext:value-type="float">
            <text:p>-15.00</text:p>
          </table:table-cell>
          <table:table-cell table:style-name="ce65" table:formula="of:=IFERROR(AVERAGEIFS([$Algorithm_Problems_log.$H$5:.$H1039];[$Algorithm_Problems_log.$D$5:.$D1039];[.$A27];[$Algorithm_Problems_log.$B$5:.$B1039];&quot;Hard&quot;);[.$D28])" office:value-type="float" office:value="-16" calcext:value-type="float">
            <text:p>-16.00</text:p>
          </table:table-cell>
          <table:table-cell table:style-name="ce49" table:formula="of:=11.25" office:value-type="float" office:value="11.25" calcext:value-type="float">
            <text:p>11.25</text:p>
          </table:table-cell>
          <table:table-cell table:number-columns-repeated="1006"/>
        </table:table-row>
        <table:table-row table:style-name="ro1">
          <table:table-cell table:style-name="ce28" office:value-type="date" office:date-value="2020-07-08" calcext:value-type="date">
            <text:p>2020-07-08</text:p>
          </table:table-cell>
          <table:table-cell table:style-name="ce65" table:formula="of:=IFERROR(AVERAGEIFS([$Algorithm_Problems_log.$H$5:.$H1040];[$Algorithm_Problems_log.$D$5:.$D1040];[.$A28];[$Algorithm_Problems_log.$B$5:.$B1040];&quot;Easy&quot;);[.$B29])" office:value-type="float" office:value="10" calcext:value-type="float">
            <text:p>10.00</text:p>
          </table:table-cell>
          <table:table-cell table:style-name="ce65" table:formula="of:=IFERROR(AVERAGEIFS([$Algorithm_Problems_log.$H$5:.$H1040];[$Algorithm_Problems_log.$D$5:.$D1040];[.$A28];[$Algorithm_Problems_log.$B$5:.$B1040];&quot;Medium&quot;);[.$C29])" office:value-type="float" office:value="-15" calcext:value-type="float">
            <text:p>-15.00</text:p>
          </table:table-cell>
          <table:table-cell table:style-name="ce65" table:formula="of:=IFERROR(AVERAGEIFS([$Algorithm_Problems_log.$H$5:.$H1040];[$Algorithm_Problems_log.$D$5:.$D1040];[.$A28];[$Algorithm_Problems_log.$B$5:.$B1040];&quot;Hard&quot;);[.$D29])" office:value-type="float" office:value="-16" calcext:value-type="float">
            <text:p>-16.00</text:p>
          </table:table-cell>
          <table:table-cell table:style-name="ce49" table:formula="of:=11.25" office:value-type="float" office:value="11.25" calcext:value-type="float">
            <text:p>11.25</text:p>
          </table:table-cell>
          <table:table-cell table:number-columns-repeated="1006"/>
        </table:table-row>
        <table:table-row table:style-name="ro1">
          <table:table-cell table:style-name="ce28" office:value-type="date" office:date-value="2020-07-07" calcext:value-type="date">
            <text:p>2020-07-07</text:p>
          </table:table-cell>
          <table:table-cell table:style-name="ce65" table:formula="of:=IFERROR(AVERAGEIFS([$Algorithm_Problems_log.$H$5:.$H1041];[$Algorithm_Problems_log.$D$5:.$D1041];[.$A29];[$Algorithm_Problems_log.$B$5:.$B1041];&quot;Easy&quot;);[.$B30])" office:value-type="float" office:value="10" calcext:value-type="float">
            <text:p>10.00</text:p>
          </table:table-cell>
          <table:table-cell table:style-name="ce65" table:formula="of:=IFERROR(AVERAGEIFS([$Algorithm_Problems_log.$H$5:.$H1041];[$Algorithm_Problems_log.$D$5:.$D1041];[.$A29];[$Algorithm_Problems_log.$B$5:.$B1041];&quot;Medium&quot;);[.$C30])" office:value-type="float" office:value="10" calcext:value-type="float">
            <text:p>10.00</text:p>
          </table:table-cell>
          <table:table-cell table:style-name="ce65" table:formula="of:=IFERROR(AVERAGEIFS([$Algorithm_Problems_log.$H$5:.$H1041];[$Algorithm_Problems_log.$D$5:.$D1041];[.$A29];[$Algorithm_Problems_log.$B$5:.$B1041];&quot;Hard&quot;);[.$D30])" office:value-type="float" office:value="-16" calcext:value-type="float">
            <text:p>-16.00</text:p>
          </table:table-cell>
          <table:table-cell table:style-name="ce49" table:formula="of:=11.25" office:value-type="float" office:value="11.25" calcext:value-type="float">
            <text:p>11.25</text:p>
          </table:table-cell>
          <table:table-cell table:number-columns-repeated="1006"/>
        </table:table-row>
        <table:table-row table:style-name="ro1">
          <table:table-cell table:style-name="ce28" office:value-type="date" office:date-value="2020-07-06" calcext:value-type="date">
            <text:p>2020-07-06</text:p>
          </table:table-cell>
          <table:table-cell table:style-name="ce65" table:formula="of:=IFERROR(AVERAGEIFS([$Algorithm_Problems_log.$H$5:.$H1042];[$Algorithm_Problems_log.$D$5:.$D1042];[.$A30];[$Algorithm_Problems_log.$B$5:.$B1042];&quot;Easy&quot;);[.$B31])" office:value-type="float" office:value="8.55" calcext:value-type="float">
            <text:p>8.55</text:p>
          </table:table-cell>
          <table:table-cell table:style-name="ce65" table:formula="of:=IFERROR(AVERAGEIFS([$Algorithm_Problems_log.$H$5:.$H1042];[$Algorithm_Problems_log.$D$5:.$D1042];[.$A30];[$Algorithm_Problems_log.$B$5:.$B1042];&quot;Medium&quot;);[.$C31])" office:value-type="float" office:value="10" calcext:value-type="float">
            <text:p>10.00</text:p>
          </table:table-cell>
          <table:table-cell table:style-name="ce65" table:formula="of:=IFERROR(AVERAGEIFS([$Algorithm_Problems_log.$H$5:.$H1042];[$Algorithm_Problems_log.$D$5:.$D1042];[.$A30];[$Algorithm_Problems_log.$B$5:.$B1042];&quot;Hard&quot;);[.$D31])" office:value-type="float" office:value="-16" calcext:value-type="float">
            <text:p>-16.00</text:p>
          </table:table-cell>
          <table:table-cell table:style-name="ce49" table:formula="of:=11.25" office:value-type="float" office:value="11.25" calcext:value-type="float">
            <text:p>11.25</text:p>
          </table:table-cell>
          <table:table-cell table:number-columns-repeated="1006"/>
        </table:table-row>
        <table:table-row table:style-name="ro1">
          <table:table-cell table:style-name="ce28" office:value-type="date" office:date-value="2020-07-05" calcext:value-type="date">
            <text:p>2020-07-05</text:p>
          </table:table-cell>
          <table:table-cell table:style-name="ce65" table:formula="of:=IFERROR(AVERAGEIFS([$Algorithm_Problems_log.$H$5:.$H1043];[$Algorithm_Problems_log.$D$5:.$D1043];[.$A31];[$Algorithm_Problems_log.$B$5:.$B1043];&quot;Easy&quot;);[.$B32])" office:value-type="float" office:value="10" calcext:value-type="float">
            <text:p>10.00</text:p>
          </table:table-cell>
          <table:table-cell table:style-name="ce65" table:formula="of:=IFERROR(AVERAGEIFS([$Algorithm_Problems_log.$H$5:.$H1043];[$Algorithm_Problems_log.$D$5:.$D1043];[.$A31];[$Algorithm_Problems_log.$B$5:.$B1043];&quot;Medium&quot;);[.$C32])" office:value-type="float" office:value="4.5" calcext:value-type="float">
            <text:p>4.50</text:p>
          </table:table-cell>
          <table:table-cell table:style-name="ce65" table:formula="of:=IFERROR(AVERAGEIFS([$Algorithm_Problems_log.$H$5:.$H1043];[$Algorithm_Problems_log.$D$5:.$D1043];[.$A31];[$Algorithm_Problems_log.$B$5:.$B1043];&quot;Hard&quot;);[.$D32])" office:value-type="float" office:value="-16" calcext:value-type="float">
            <text:p>-16.00</text:p>
          </table:table-cell>
          <table:table-cell table:style-name="ce49" table:formula="of:=11.25" office:value-type="float" office:value="11.25" calcext:value-type="float">
            <text:p>11.25</text:p>
          </table:table-cell>
          <table:table-cell table:number-columns-repeated="1006"/>
        </table:table-row>
        <table:table-row table:style-name="ro1">
          <table:table-cell table:style-name="ce28" office:value-type="date" office:date-value="2020-07-04" calcext:value-type="date">
            <text:p>2020-07-04</text:p>
          </table:table-cell>
          <table:table-cell table:style-name="ce65" table:formula="of:=IFERROR(AVERAGEIFS([$Algorithm_Problems_log.$H$5:.$H1044];[$Algorithm_Problems_log.$D$5:.$D1044];[.$A32];[$Algorithm_Problems_log.$B$5:.$B1044];&quot;Easy&quot;);[.$B33])" office:value-type="float" office:value="-2.125" calcext:value-type="float">
            <text:p>-2.13</text:p>
          </table:table-cell>
          <table:table-cell table:style-name="ce65" table:formula="of:=IFERROR(AVERAGEIFS([$Algorithm_Problems_log.$H$5:.$H1044];[$Algorithm_Problems_log.$D$5:.$D1044];[.$A32];[$Algorithm_Problems_log.$B$5:.$B1044];&quot;Medium&quot;);[.$C33])" office:value-type="float" office:value="4.5" calcext:value-type="float">
            <text:p>4.50</text:p>
          </table:table-cell>
          <table:table-cell table:style-name="ce65" table:formula="of:=IFERROR(AVERAGEIFS([$Algorithm_Problems_log.$H$5:.$H1044];[$Algorithm_Problems_log.$D$5:.$D1044];[.$A32];[$Algorithm_Problems_log.$B$5:.$B1044];&quot;Hard&quot;);[.$D33])" office:value-type="float" office:value="-16" calcext:value-type="float">
            <text:p>-16.00</text:p>
          </table:table-cell>
          <table:table-cell table:style-name="ce49" table:formula="of:=11.25" office:value-type="float" office:value="11.25" calcext:value-type="float">
            <text:p>11.25</text:p>
          </table:table-cell>
          <table:table-cell table:number-columns-repeated="1006"/>
        </table:table-row>
        <table:table-row table:style-name="ro1">
          <table:table-cell table:style-name="ce28" office:value-type="date" office:date-value="2020-07-03" calcext:value-type="date">
            <text:p>2020-07-03</text:p>
          </table:table-cell>
          <table:table-cell table:style-name="ce65" table:formula="of:=IFERROR(AVERAGEIFS([$Algorithm_Problems_log.$H$5:.$H1045];[$Algorithm_Problems_log.$D$5:.$D1045];[.$A33];[$Algorithm_Problems_log.$B$5:.$B1045];&quot;Easy&quot;);[.$B34])" office:value-type="float" office:value="0" calcext:value-type="float">
            <text:p>0.00</text:p>
          </table:table-cell>
          <table:table-cell table:style-name="ce65" table:formula="of:=IFERROR(AVERAGEIFS([$Algorithm_Problems_log.$H$5:.$H1045];[$Algorithm_Problems_log.$D$5:.$D1045];[.$A33];[$Algorithm_Problems_log.$B$5:.$B1045];&quot;Medium&quot;);[.$C34])" office:value-type="float" office:value="0" calcext:value-type="float">
            <text:p>0.00</text:p>
          </table:table-cell>
          <table:table-cell table:style-name="ce65" table:formula="of:=IFERROR(AVERAGEIFS([$Algorithm_Problems_log.$H$5:.$H1045];[$Algorithm_Problems_log.$D$5:.$D1045];[.$A33];[$Algorithm_Problems_log.$B$5:.$B1045];&quot;Hard&quot;);[.$D34])" office:value-type="float" office:value="-16" calcext:value-type="float">
            <text:p>-16.00</text:p>
          </table:table-cell>
          <table:table-cell table:style-name="ce49" table:formula="of:=11.25" office:value-type="float" office:value="11.25" calcext:value-type="float">
            <text:p>11.25</text:p>
          </table:table-cell>
          <table:table-cell table:number-columns-repeated="1006"/>
        </table:table-row>
        <table:table-row table:style-name="ro1">
          <table:table-cell table:style-name="ce28" office:value-type="date" office:date-value="2020-07-02" calcext:value-type="date">
            <text:p>2020-07-02</text:p>
          </table:table-cell>
          <table:table-cell table:style-name="ce65" table:formula="of:=IFERROR(AVERAGEIFS([$Algorithm_Problems_log.$H$5:.$H1046];[$Algorithm_Problems_log.$D$5:.$D1046];[.$A34];[$Algorithm_Problems_log.$B$5:.$B1046];&quot;Easy&quot;);[.$B35])" office:value-type="float" office:value="0" calcext:value-type="float">
            <text:p>0.00</text:p>
          </table:table-cell>
          <table:table-cell table:style-name="ce65" table:formula="of:=IFERROR(AVERAGEIFS([$Algorithm_Problems_log.$H$5:.$H1046];[$Algorithm_Problems_log.$D$5:.$D1046];[.$A34];[$Algorithm_Problems_log.$B$5:.$B1046];&quot;Medium&quot;);[.$C35])" office:value-type="float" office:value="3.75" calcext:value-type="float">
            <text:p>3.75</text:p>
          </table:table-cell>
          <table:table-cell table:style-name="ce65" table:formula="of:=IFERROR(AVERAGEIFS([$Algorithm_Problems_log.$H$5:.$H1046];[$Algorithm_Problems_log.$D$5:.$D1046];[.$A34];[$Algorithm_Problems_log.$B$5:.$B1046];&quot;Hard&quot;);[.$D35])" office:value-type="float" office:value="-16" calcext:value-type="float">
            <text:p>-16.00</text:p>
          </table:table-cell>
          <table:table-cell table:style-name="ce49" table:formula="of:=11.25" office:value-type="float" office:value="11.25" calcext:value-type="float">
            <text:p>11.25</text:p>
          </table:table-cell>
          <table:table-cell table:number-columns-repeated="1006"/>
        </table:table-row>
        <table:table-row table:style-name="ro1">
          <table:table-cell table:style-name="ce28" office:value-type="date" office:date-value="2020-07-01" calcext:value-type="date">
            <text:p>2020-07-01</text:p>
          </table:table-cell>
          <table:table-cell table:style-name="ce65" table:formula="of:=IFERROR(AVERAGEIFS([$Algorithm_Problems_log.$H$5:.$H1047];[$Algorithm_Problems_log.$D$5:.$D1047];[.$A35];[$Algorithm_Problems_log.$B$5:.$B1047];&quot;Easy&quot;);[.$B36])" office:value-type="float" office:value="0" calcext:value-type="float">
            <text:p>0.00</text:p>
          </table:table-cell>
          <table:table-cell table:style-name="ce65" table:formula="of:=IFERROR(AVERAGEIFS([$Algorithm_Problems_log.$H$5:.$H1047];[$Algorithm_Problems_log.$D$5:.$D1047];[.$A35];[$Algorithm_Problems_log.$B$5:.$B1047];&quot;Medium&quot;);[.$C36])" office:value-type="float" office:value="0" calcext:value-type="float">
            <text:p>0.00</text:p>
          </table:table-cell>
          <table:table-cell table:style-name="ce65" table:formula="of:=IFERROR(AVERAGEIFS([$Algorithm_Problems_log.$H$5:.$H1047];[$Algorithm_Problems_log.$D$5:.$D1047];[.$A35];[$Algorithm_Problems_log.$B$5:.$B1047];&quot;Hard&quot;);[.$D36])" office:value-type="float" office:value="-16" calcext:value-type="float">
            <text:p>-16.00</text:p>
          </table:table-cell>
          <table:table-cell table:style-name="ce49" table:formula="of:=11.25" office:value-type="float" office:value="11.25" calcext:value-type="float">
            <text:p>11.25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-16" calcext:value-type="float">
            <text:p>-16</text:p>
          </table:table-cell>
          <table:table-cell table:style-name="ce65" table:formula="of:=IFERROR(AVERAGEIFS([$Algorithm_Problems_log.$H$17:.$H1048];[$Algorithm_Problems_log.$D$17:.$D1048];[.$A36];[$Algorithm_Problems_log.$B$17:.$B1048];&quot;Medium&quot;);[.$C37])" office:value-type="float" office:value="0" calcext:value-type="float">
            <text:p>0.00</text:p>
          </table:table-cell>
          <table:table-cell office:value-type="float" office:value="-16" calcext:value-type="float">
            <text:p>-16</text:p>
          </table:table-cell>
          <table:table-cell table:style-name="ce49" table:formula="of:=11.25" office:value-type="float" office:value="11.25" calcext:value-type="float">
            <text:p>11.25</text:p>
          </table:table-cell>
          <table:table-cell table:number-columns-repeated="1006"/>
        </table:table-row>
        <table:table-row table:style-name="ro1">
          <table:table-cell table:number-columns-repeated="1011"/>
        </table:table-row>
        <table:table-row table:style-name="ro1">
          <table:table-cell table:style-name="ce64"/>
          <table:table-cell table:style-name="ce3" table:number-columns-repeated="3"/>
          <table:table-cell table:number-columns-repeated="1007"/>
        </table:table-row>
        <table:table-row table:style-name="ro1" table:number-rows-repeated="6">
          <table:table-cell table:number-columns-repeated="1011"/>
        </table:table-row>
        <table:table-row table:style-name="ro1">
          <table:table-cell table:style-name="ce64"/>
          <table:table-cell table:style-name="ce3" table:number-columns-repeated="3"/>
          <table:table-cell table:number-columns-repeated="1007"/>
        </table:table-row>
        <table:table-row table:style-name="ro1" table:number-rows-repeated="1048530">
          <table:table-cell table:number-columns-repeated="1011"/>
        </table:table-row>
        <table:table-row table:style-name="ro1">
          <table:table-cell table:number-columns-repeated="1011"/>
        </table:table-row>
      </table:table>
      <table:table table:name="Companies" table:style-name="ta1">
        <table:table-column table:style-name="co1" table:default-cell-style-name="ce1"/>
        <table:table-column table:style-name="co18" table:default-cell-style-name="ce1"/>
        <table:table-column table:style-name="co13" table:default-cell-style-name="ce1"/>
        <table:table-column table:style-name="co4" table:default-cell-style-name="ce1"/>
        <table:table-column table:style-name="co14" table:default-cell-style-name="ce1"/>
        <table:table-column table:style-name="co15" table:default-cell-style-name="ce1"/>
        <table:table-column table:style-name="co8" table:default-cell-style-name="ce26"/>
        <table:table-column table:style-name="co8" table:default-cell-style-name="ce1"/>
        <table:table-column table:style-name="co19" table:default-cell-style-name="ce30"/>
        <table:table-column table:style-name="co8" table:default-cell-style-name="ce35"/>
        <table:table-column table:style-name="co20" table:default-cell-style-name="ce12"/>
        <table:table-column table:style-name="co8" table:number-columns-repeated="1006" table:default-cell-style-name="ce15"/>
        <table:table-row table:style-name="ro1">
          <table:table-cell table:number-columns-repeated="3"/>
          <table:table-cell table:style-name="ce22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office:value-type="string" calcext:value-type="string">
            <text:p>Amazon</text:p>
          </table:table-cell>
          <table:table-cell table:number-columns-repeated="2"/>
          <table:table-cell table:style-name="ce22"/>
          <table:table-cell table:number-columns-repeated="1013"/>
        </table:table-row>
        <table:table-row table:style-name="ro1">
          <table:table-cell office:value-type="string" calcext:value-type="string">
            <text:p>Facebook</text:p>
          </table:table-cell>
          <table:table-cell table:number-columns-repeated="2"/>
          <table:table-cell table:style-name="ce22"/>
          <table:table-cell table:number-columns-repeated="1013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At least 3 strong hire</text:p>
          </table:table-cell>
          <table:table-cell/>
          <table:table-cell table:style-name="ce22"/>
          <table:table-cell table:number-columns-repeated="1013"/>
        </table:table-row>
        <table:table-row table:style-name="ro1">
          <table:table-cell office:value-type="string" calcext:value-type="string">
            <text:p>Microsoft</text:p>
          </table:table-cell>
          <table:table-cell table:number-columns-repeated="2"/>
          <table:table-cell table:style-name="ce22"/>
          <table:table-cell table:number-columns-repeated="1013"/>
        </table:table-row>
        <table:table-row table:style-name="ro1">
          <table:table-cell office:value-type="string" calcext:value-type="string">
            <text:p>Adobe</text:p>
          </table:table-cell>
          <table:table-cell table:number-columns-repeated="2"/>
          <table:table-cell table:style-name="ce22"/>
          <table:table-cell table:number-columns-repeated="1013"/>
        </table:table-row>
        <table:table-row table:style-name="ro1">
          <table:table-cell office:value-type="string" calcext:value-type="string">
            <text:p>SAP</text:p>
          </table:table-cell>
          <table:table-cell table:number-columns-repeated="2"/>
          <table:table-cell table:style-name="ce22"/>
          <table:table-cell table:number-columns-repeated="1013"/>
        </table:table-row>
        <table:table-row table:style-name="ro1">
          <table:table-cell office:value-type="string" calcext:value-type="string">
            <text:p>Quora</text:p>
          </table:table-cell>
          <table:table-cell table:number-columns-repeated="2"/>
          <table:table-cell table:style-name="ce22"/>
          <table:table-cell table:number-columns-repeated="1013"/>
        </table:table-row>
        <table:table-row table:style-name="ro1">
          <table:table-cell table:number-columns-repeated="3"/>
          <table:table-cell table:style-name="ce22"/>
          <table:table-cell table:number-columns-repeated="1013"/>
        </table:table-row>
        <table:table-row table:style-name="ro8" table:visibility="filter">
          <table:table-cell office:value-type="string" calcext:value-type="string">
            <text:p>LC-190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12" calcext:value-type="date">
            <text:p>2020-07-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itwise</text:p>
          </table:table-cell>
          <table:table-cell table:formula="of:= 10 - MIN(10; (MAX(20; [.$E10]) - 20)/4)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90. Reverse Bits:</text:p>
            <text:p/>
            <text:p>- I was slow</text:p>
            <text:p/>
          </table:table-cell>
          <table:table-cell table:number-columns-repeated="1008"/>
        </table:table-row>
        <table:table-row table:style-name="ro1" table:number-rows-repeated="12">
          <table:table-cell table:number-columns-repeated="3"/>
          <table:table-cell table:style-name="ce22"/>
          <table:table-cell table:number-columns-repeated="1013"/>
        </table:table-row>
        <table:table-row table:style-name="ro12" table:visibility="filter">
          <table:table-cell office:value-type="string" calcext:value-type="string">
            <text:p>LC-463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07" calcext:value-type="date">
            <text:p>2020-07-0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rray</text:p>
          </table:table-cell>
          <table:table-cell table:formula="of:= 10 - MIN(10; (MAX(20; [.$E23]) - 20)/4)" office:value-type="float" office:value="10" calcext:value-type="float">
            <text:p>10.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463. Island Perimeter:</text:p>
            <text:p/>
            <text:p>- I solved it by I didn’t see the trick to make the solution a little bit </text:p>
            <text:p>Faster</text:p>
            <text:p/>
          </table:table-cell>
          <table:table-cell/>
          <table:table-cell office:value-type="string" calcext:value-type="string">
            <text:p/>
            <text:p>- I followed the process</text:p>
          </table:table-cell>
          <table:table-cell table:number-columns-repeated="1006"/>
        </table:table-row>
        <table:table-row table:style-name="ro1" table:number-rows-repeated="6">
          <table:table-cell table:number-columns-repeated="3"/>
          <table:table-cell table:style-name="ce22"/>
          <table:table-cell table:number-columns-repeated="1013"/>
        </table:table-row>
        <table:table-row table:style-name="ro8" table:visibility="filter">
          <table:table-cell office:value-type="string" calcext:value-type="string">
            <text:p>LC-461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05" calcext:value-type="date">
            <text:p>2020-07-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itwise</text:p>
          </table:table-cell>
          <table:table-cell table:formula="of:= 10 - MIN(10; (MAX(20; [.$E30]) - 20)/4)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461. Hamming Distance:</text:p>
            <text:p/>
            <text:p>- I didn’t know the trick: </text:p>
            <text:p/>
          </table:table-cell>
          <table:table-cell table:number-columns-repeated="1008"/>
        </table:table-row>
        <table:table-row table:style-name="ro1" table:number-rows-repeated="4">
          <table:table-cell table:number-columns-repeated="3"/>
          <table:table-cell table:style-name="ce22"/>
          <table:table-cell table:number-columns-repeated="1013"/>
        </table:table-row>
        <table:table-row table:style-name="ro11" table:visibility="filter">
          <table:table-cell office:value-type="string" calcext:value-type="string">
            <text:p>LC-957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19-06-04" calcext:value-type="date">
            <text:p>2019-06-0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Array</text:p>
            <text:p>Bitwise</text:p>
          </table:table-cell>
          <table:table-cell/>
          <table:table-cell office:value-type="string" calcext:value-type="string">
            <text:p>toreview</text:p>
          </table:table-cell>
          <table:table-cell office:value-type="string" calcext:value-type="string">
            <text:p>- It's not efficient <text:span text:style-name="T4">(</text:span>space and time<text:span text:style-name="T4">)</text:span></text:p>
            <text:p/>
          </table:table-cell>
          <table:table-cell table:number-columns-repeated="1008"/>
        </table:table-row>
        <table:table-row table:style-name="ro1" table:number-rows-repeated="2">
          <table:table-cell table:number-columns-repeated="3"/>
          <table:table-cell table:style-name="ce22"/>
          <table:table-cell table:number-columns-repeated="1013"/>
        </table:table-row>
        <table:table-row table:style-name="ro13" table:visibility="filter">
          <table:table-cell office:value-type="string" calcext:value-type="string">
            <text:p>LC-665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01" calcext:value-type="date">
            <text:p>2020-07-01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Array</text:p>
          </table:table-cell>
          <table:table-cell table:formula="of:= 10 - MIN(10; (MAX(20; [.$E38]) - 20)/4)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665. Non-decreasing Array:</text:p>
            <text:p>- I wasn’t able to solve this problem</text:p>
            <text:p/>
          </table:table-cell>
          <table:table-cell table:number-columns-repeated="1008"/>
        </table:table-row>
        <table:table-row table:style-name="ro1" table:number-rows-repeated="14">
          <table:table-cell table:number-columns-repeated="3"/>
          <table:table-cell table:style-name="ce22"/>
          <table:table-cell table:number-columns-repeated="1013"/>
        </table:table-row>
        <table:table-row table:style-name="ro1" table:number-rows-repeated="1048523">
          <table:table-cell table:number-columns-repeated="1017"/>
        </table:table-row>
        <table:table-row table:style-name="ro1">
          <table:table-cell table:number-columns-repeated="1017"/>
        </table:table-row>
      </table:table>
      <table:named-expressions/>
      <table:database-ranges>
        <table:database-range table:name="__Anonymous_Sheet_DB__0" table:target-range-address="Algorithm_Problems_log.A1:Algorithm_Problems_log.L113" table:display-filter-buttons="true" table:orientation="column"/>
        <table:database-range table:name="__Anonymous_Sheet_DB__2" table:target-range-address="Algorithm_Problems_log_Chart.B1:Algorithm_Problems_log_Chart.D35" table:display-filter-buttons="true" table:orientation="column"/>
        <table:database-range table:name="__Anonymous_Sheet_DB__3" table:target-range-address="Companies.A1:Companies.A1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C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CA">
      <loext:text> </loext:text>
      <loext:fill-character> </loext:fill-character>
      <number:text>- </number:text>
    </number:number-style>
    <number:text-style style:name="N10125" number:language="en" number:country="CA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CA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CA">
      <number:currency-symbol/>
      <loext:fill-character> </loext:fill-character>
      <number:text>- </number:text>
    </number:currency-style>
    <number:text-style style:name="N10129" number:language="en" number:country="CA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C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C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CA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CA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CA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CA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hatch draw:name="Black_20_0_20_Degrees" draw:display-name="Black 0 Degrees" draw:style="single" draw:color="#000000" draw:distance="1.02mm" draw:rotation="0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3">0000-00-00</text:date>, <text:time style:data-style-name="N2" text:time-value="08:39:02.3267579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4T11:36:39.457774531</meta:creation-date>
    <dc:date>2020-08-03T21:07:09.924708482</dc:date>
    <meta:editing-duration>P10DT12H52M46S</meta:editing-duration>
    <meta:editing-cycles>541</meta:editing-cycles>
    <meta:generator>LibreOffice/6.0.7.3$Linux_X86_64 LibreOffice_project/00m0$Build-3</meta:generator>
    <meta:document-statistic meta:table-count="4" meta:cell-count="1388" meta:object-count="1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-color="#000000"/>
    </style:style>
    <style:style style:name="ch2" style:family="chart">
      <style:graphic-properties draw:stroke="none" svg:stroke-color="#b3b3b3" draw:fill="none" draw:fill-color="#e6e6e6"/>
      <style:text-properties fo:color="#eeeeee"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36">
      <style:chart-properties chart:display-label="true" chart:logarithmic="false" chart:minimum="44013" chart:origin="0" chart:reverse-direction="false" text:line-break="false" loext:try-staggering-first="false" chart:link-data-style-to-source="true" chart:axis-position="-16"/>
      <style:graphic-properties svg:stroke-color="#b3b3b3"/>
      <style:text-properties fo:color="#eeeeee" fo:font-size="10pt" style:font-size-asian="10pt" style:font-size-complex="10pt"/>
    </style:style>
    <style:style style:name="ch5" style:family="chart" style:data-style-name="N2">
      <style:chart-properties chart:display-label="true" chart:logarithmic="false" chart:minimum="-16" chart:maximum="16" chart:origin="-16" chart:reverse-direction="false" text:line-break="false" loext:try-staggering-first="false" chart:link-data-style-to-source="true" chart:axis-position="0"/>
      <style:graphic-properties svg:stroke-color="#b3b3b3"/>
      <style:text-properties fo:color="#eeeeee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72bf44" draw:fill-color="#72bf44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draw:stroke="dash" draw:stroke-dash="Fine_20_Dashed" svg:stroke-width="0.04cm" svg:stroke-color="#72bf44"/>
    </style:style>
    <style:style style:name="ch9" style:family="chart" style:data-style-name="N2">
      <style:chart-properties chart:symbol-type="none" chart:link-data-style-to-source="true"/>
      <style:graphic-properties draw:stroke="dash" draw:stroke-dash="Fine_20_Dashed" svg:stroke-width="0.1cm" svg:stroke-color="#eeeeee" draw:fill-color="#eeeeee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f58220" draw:fill-color="#f58220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draw:stroke="dash" draw:stroke-dash="Fine_20_Dashed" svg:stroke-width="0.04cm" svg:stroke-color="#f58220"/>
    </style:style>
    <style:style style:name="ch13" style:family="chart" style:data-style-name="N2">
      <style:chart-properties chart:symbol-type="none" chart:link-data-style-to-source="true" chart:data-label-number="value" chart:data-label-text="false" chart:data-label-symbol="false"/>
      <style:graphic-properties svg:stroke-width="0.08cm" svg:stroke-color="#ed1c24" draw:fill-color="#ed1c24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draw:stroke="dash" draw:stroke-dash="Fine_20_Dashed" svg:stroke-width="0.04cm" svg:stroke-color="#ed1c24"/>
    </style:style>
    <style:style style:name="ch15" style:family="chart">
      <style:graphic-properties draw:stroke="solid" svg:stroke-color="#b3b3b3" draw:fill="solid" draw:fill-color="#000000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8.362cm" svg:height="20.85cm" xlink:href=".." xlink:type="simple" chart:class="chart:scatter" chart:column-mapping="0 3 1 2" chart:style-name="ch1">
        <chart:legend svg:x="2.063cm" svg:y="15.803cm" style:legend-expansion="custom" chartooo:width="5.376cm" chartooo:height="3.586cm" style:legend-expansion-aspect-ratio="1.49916341327384" chart:style-name="ch2"/>
        <chart:plot-area chart:style-name="ch3" table:cell-range-address="Algorithm_Problems_log_Chart.A1:Algorithm_Problems_log_Chart.E35" chart:data-source-has-labels="both" svg:x="0.68cm" svg:y="0.311cm" svg:width="45.698cm" svg:height="19.726cm">
          <chartooo:coordinate-region svg:x="1.885cm" svg:y="0.311cm" svg:width="43.646cm" svg:height="19.079cm"/>
          <chart:axis chart:dimension="x" chart:name="primary-x" chart:style-name="ch4" chartooo:axis-type="auto">
            <chart:categories table:cell-range-address="Algorithm_Problems_log_Chart.E1:Algorithm_Problems_log_Chart.E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lgorithm_Problems_log_Chart.B2:Algorithm_Problems_log_Chart.B35" chart:label-cell-address="Algorithm_Problems_log_Chart.B1:Algorithm_Problems_log_Chart.B1" chart:class="chart:scatter">
            <chart:domain table:cell-range-address="Algorithm_Problems_log_Chart.A2:Algorithm_Problems_log_Chart.A35"/>
            <chart:regression-curve chart:style-name="ch8"/>
            <chart:data-point chart:repeated="34"/>
          </chart:series>
          <chart:series chart:style-name="ch9" chart:values-cell-range-address="Algorithm_Problems_log_Chart.E2:Algorithm_Problems_log_Chart.E35" chart:label-cell-address="Algorithm_Problems_log_Chart.E1:Algorithm_Problems_log_Chart.E1" chart:class="chart:scatter">
            <chart:data-point chart:repeated="17"/>
            <chart:data-point chart:style-name="ch10"/>
            <chart:data-point chart:repeated="16"/>
          </chart:series>
          <chart:series chart:style-name="ch11" chart:values-cell-range-address="Algorithm_Problems_log_Chart.C2:Algorithm_Problems_log_Chart.C35" chart:label-cell-address="Algorithm_Problems_log_Chart.C1:Algorithm_Problems_log_Chart.C1" chart:class="chart:scatter">
            <chart:regression-curve chart:style-name="ch12"/>
            <chart:data-point chart:repeated="34"/>
          </chart:series>
          <chart:series chart:style-name="ch13" chart:values-cell-range-address="Algorithm_Problems_log_Chart.D2:Algorithm_Problems_log_Chart.D35" chart:label-cell-address="Algorithm_Problems_log_Chart.D1:Algorithm_Problems_log_Chart.D1" chart:class="chart:scatter">
            <chart:regression-curve chart:style-name="ch14"/>
            <chart:data-point chart:repeated="3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asy</text:p>
                <draw:g>
                  <svg:desc>Algorithm_Problems_log_Chart.B1:Algorithm_Problems_log_Chart.B1</svg:desc>
                </draw:g>
              </table:table-cell>
              <table:table-cell office:value-type="string">
                <text:p>Target</text:p>
                <draw:g>
                  <svg:desc>Algorithm_Problems_log_Chart.E1:Algorithm_Problems_log_Chart.E1</svg:desc>
                </draw:g>
              </table:table-cell>
              <table:table-cell office:value-type="string">
                <text:p>Medium</text:p>
                <draw:g>
                  <svg:desc>Algorithm_Problems_log_Chart.C1:Algorithm_Problems_log_Chart.C1</svg:desc>
                </draw:g>
              </table:table-cell>
              <table:table-cell office:value-type="string">
                <text:p>Hard</text:p>
                <draw:g>
                  <svg:desc>Algorithm_Problems_log_Chart.D1:Algorithm_Problems_log_Chart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arget</text:p>
                <draw:g>
                  <svg:desc>Algorithm_Problems_log_Chart.E1:Algorithm_Problems_log_Chart.E1</svg:desc>
                </draw:g>
              </table:table-cell>
              <table:table-cell office:value-type="float" office:value="44046">
                <text:p>44046</text:p>
                <draw:g>
                  <svg:desc>Algorithm_Problems_log_Chart.A2:Algorithm_Problems_log_Chart.A35</svg:desc>
                </draw:g>
              </table:table-cell>
              <table:table-cell office:value-type="float" office:value="12.875">
                <text:p>12.875</text:p>
                <draw:g>
                  <svg:desc>Algorithm_Problems_log_Chart.B2:Algorithm_Problems_log_Chart.B35</svg:desc>
                </draw:g>
              </table:table-cell>
              <table:table-cell office:value-type="float" office:value="11.25">
                <text:p>11.25</text:p>
                <draw:g>
                  <svg:desc>Algorithm_Problems_log_Chart.E2:Algorithm_Problems_log_Chart.E35</svg:desc>
                </draw:g>
              </table:table-cell>
              <table:table-cell office:value-type="float" office:value="8.6875">
                <text:p>8.6875</text:p>
                <draw:g>
                  <svg:desc>Algorithm_Problems_log_Chart.C2:Algorithm_Problems_log_Chart.C35</svg:desc>
                </draw:g>
              </table:table-cell>
              <table:table-cell office:value-type="float" office:value="6">
                <text:p>6</text:p>
                <draw:g>
                  <svg:desc>Algorithm_Problems_log_Chart.D2:Algorithm_Problems_log_Chart.D35</svg:desc>
                </draw:g>
              </table:table-cell>
            </table:table-row>
            <table:table-row>
              <table:table-cell office:value-type="string"/>
              <table:table-cell office:value-type="float" office:value="44045">
                <text:p>44045</text:p>
              </table:table-cell>
              <table:table-cell office:value-type="float" office:value="11.875">
                <text:p>11.875</text:p>
              </table:table-cell>
              <table:table-cell office:value-type="float" office:value="11.25">
                <text:p>11.25</text:p>
              </table:table-cell>
              <table:table-cell office:value-type="float" office:value="7.75">
                <text:p>7.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44044">
                <text:p>44044</text:p>
              </table:table-cell>
              <table:table-cell office:value-type="float" office:value="10.375">
                <text:p>10.375</text:p>
              </table:table-cell>
              <table:table-cell office:value-type="float" office:value="11.25">
                <text:p>11.25</text:p>
              </table:table-cell>
              <table:table-cell office:value-type="float" office:value="8.5">
                <text:p>8.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/>
              <table:table-cell office:value-type="float" office:value="44043">
                <text:p>44043</text:p>
              </table:table-cell>
              <table:table-cell office:value-type="float" office:value="12.75">
                <text:p>12.75</text:p>
              </table:table-cell>
              <table:table-cell office:value-type="float" office:value="11.25">
                <text:p>11.25</text:p>
              </table:table-cell>
              <table:table-cell office:value-type="float" office:value="-3.75">
                <text:p>-3.7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/>
              <table:table-cell office:value-type="float" office:value="44042">
                <text:p>44042</text:p>
              </table:table-cell>
              <table:table-cell office:value-type="float" office:value="14">
                <text:p>14</text:p>
              </table:table-cell>
              <table:table-cell office:value-type="float" office:value="11.25">
                <text:p>11.25</text:p>
              </table:table-cell>
              <table:table-cell office:value-type="float" office:value="10.3333333333333">
                <text:p>10.3333333333333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/>
              <table:table-cell office:value-type="float" office:value="44041">
                <text:p>44041</text:p>
              </table:table-cell>
              <table:table-cell office:value-type="float" office:value="14">
                <text:p>14</text:p>
              </table:table-cell>
              <table:table-cell office:value-type="float" office:value="11.25">
                <text:p>11.25</text:p>
              </table:table-cell>
              <table:table-cell office:value-type="float" office:value="0.875">
                <text:p>0.875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string"/>
              <table:table-cell office:value-type="float" office:value="44040">
                <text:p>44040</text:p>
              </table:table-cell>
              <table:table-cell office:value-type="float" office:value="14">
                <text:p>14</text:p>
              </table:table-cell>
              <table:table-cell office:value-type="float" office:value="11.25">
                <text:p>11.25</text:p>
              </table:table-cell>
              <table:table-cell office:value-type="float" office:value="-1.25">
                <text:p>-1.2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39">
                <text:p>44039</text:p>
              </table:table-cell>
              <table:table-cell office:value-type="float" office:value="14">
                <text:p>14</text:p>
              </table:table-cell>
              <table:table-cell office:value-type="float" office:value="11.25">
                <text:p>11.25</text:p>
              </table:table-cell>
              <table:table-cell office:value-type="float" office:value="1.875">
                <text:p>1.87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38">
                <text:p>44038</text:p>
              </table:table-cell>
              <table:table-cell office:value-type="float" office:value="14">
                <text:p>14</text:p>
              </table:table-cell>
              <table:table-cell office:value-type="float" office:value="11.25">
                <text:p>11.25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37">
                <text:p>44037</text:p>
              </table:table-cell>
              <table:table-cell office:value-type="float" office:value="11.875">
                <text:p>11.875</text:p>
              </table:table-cell>
              <table:table-cell office:value-type="float" office:value="11.25">
                <text:p>11.25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36">
                <text:p>44036</text:p>
              </table:table-cell>
              <table:table-cell office:value-type="float" office:value="11.875">
                <text:p>11.875</text:p>
              </table:table-cell>
              <table:table-cell office:value-type="float" office:value="11.25">
                <text:p>11.25</text:p>
              </table:table-cell>
              <table:table-cell office:value-type="float" office:value="10.875">
                <text:p>10.87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35">
                <text:p>44035</text:p>
              </table:table-cell>
              <table:table-cell office:value-type="float" office:value="13.75">
                <text:p>13.75</text:p>
              </table:table-cell>
              <table:table-cell office:value-type="float" office:value="11.25">
                <text:p>11.25</text:p>
              </table:table-cell>
              <table:table-cell office:value-type="float" office:value="-15">
                <text:p>-1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34">
                <text:p>44034</text:p>
              </table:table-cell>
              <table:table-cell office:value-type="float" office:value="11.5625">
                <text:p>11.5625</text:p>
              </table:table-cell>
              <table:table-cell office:value-type="float" office:value="11.25">
                <text:p>11.25</text:p>
              </table:table-cell>
              <table:table-cell office:value-type="float" office:value="8.41666666666667">
                <text:p>8.41666666666667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33">
                <text:p>44033</text:p>
              </table:table-cell>
              <table:table-cell office:value-type="float" office:value="12.75">
                <text:p>12.75</text:p>
              </table:table-cell>
              <table:table-cell office:value-type="float" office:value="11.25">
                <text:p>11.25</text:p>
              </table:table-cell>
              <table:table-cell office:value-type="float" office:value="4.79166666666667">
                <text:p>4.79166666666667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32">
                <text:p>44032</text:p>
              </table:table-cell>
              <table:table-cell office:value-type="float" office:value="12.75">
                <text:p>12.75</text:p>
              </table:table-cell>
              <table:table-cell office:value-type="float" office:value="11.25">
                <text:p>11.25</text:p>
              </table:table-cell>
              <table:table-cell office:value-type="float" office:value="10.8333333333333">
                <text:p>10.8333333333333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31">
                <text:p>44031</text:p>
              </table:table-cell>
              <table:table-cell office:value-type="float" office:value="12.5">
                <text:p>12.5</text:p>
              </table:table-cell>
              <table:table-cell office:value-type="float" office:value="11.25">
                <text:p>11.25</text:p>
              </table:table-cell>
              <table:table-cell office:value-type="float" office:value="0">
                <text:p>0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30">
                <text:p>44030</text:p>
              </table:table-cell>
              <table:table-cell office:value-type="float" office:value="12.5">
                <text:p>12.5</text:p>
              </table:table-cell>
              <table:table-cell office:value-type="float" office:value="11.25">
                <text:p>11.25</text:p>
              </table:table-cell>
              <table:table-cell office:value-type="float" office:value="2.5">
                <text:p>2.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29">
                <text:p>44029</text:p>
              </table:table-cell>
              <table:table-cell office:value-type="float" office:value="12.5">
                <text:p>12.5</text:p>
              </table:table-cell>
              <table:table-cell office:value-type="float" office:value="11.25">
                <text:p>11.25</text:p>
              </table:table-cell>
              <table:table-cell office:value-type="float" office:value="8.75">
                <text:p>8.7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28">
                <text:p>44028</text:p>
              </table:table-cell>
              <table:table-cell office:value-type="float" office:value="12.5">
                <text:p>12.5</text:p>
              </table:table-cell>
              <table:table-cell office:value-type="float" office:value="11.25">
                <text:p>11.25</text:p>
              </table:table-cell>
              <table:table-cell office:value-type="float" office:value="1.83333333333333">
                <text:p>1.83333333333333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27">
                <text:p>44027</text:p>
              </table:table-cell>
              <table:table-cell office:value-type="float" office:value="12.5">
                <text:p>12.5</text:p>
              </table:table-cell>
              <table:table-cell office:value-type="float" office:value="11.25">
                <text:p>11.25</text:p>
              </table:table-cell>
              <table:table-cell office:value-type="float" office:value="3.83333333333333">
                <text:p>3.83333333333333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26">
                <text:p>44026</text:p>
              </table:table-cell>
              <table:table-cell office:value-type="float" office:value="12.5">
                <text:p>12.5</text:p>
              </table:table-cell>
              <table:table-cell office:value-type="float" office:value="11.25">
                <text:p>11.25</text:p>
              </table:table-cell>
              <table:table-cell office:value-type="float" office:value="6.58333333333333">
                <text:p>6.58333333333333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25">
                <text:p>44025</text:p>
              </table:table-cell>
              <table:table-cell office:value-type="float" office:value="12.5">
                <text:p>12.5</text:p>
              </table:table-cell>
              <table:table-cell office:value-type="float" office:value="11.25">
                <text:p>11.25</text:p>
              </table:table-cell>
              <table:table-cell office:value-type="float" office:value="5.125">
                <text:p>5.12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24">
                <text:p>44024</text:p>
              </table:table-cell>
              <table:table-cell office:value-type="float" office:value="10">
                <text:p>10</text:p>
              </table:table-cell>
              <table:table-cell office:value-type="float" office:value="11.25">
                <text:p>11.25</text:p>
              </table:table-cell>
              <table:table-cell office:value-type="float" office:value="6.25">
                <text:p>6.2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23">
                <text:p>44023</text:p>
              </table:table-cell>
              <table:table-cell office:value-type="float" office:value="10.625">
                <text:p>10.625</text:p>
              </table:table-cell>
              <table:table-cell office:value-type="float" office:value="11.25">
                <text:p>11.25</text:p>
              </table:table-cell>
              <table:table-cell office:value-type="float" office:value="6.25">
                <text:p>6.2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22">
                <text:p>44022</text:p>
              </table:table-cell>
              <table:table-cell office:value-type="float" office:value="10.625">
                <text:p>10.625</text:p>
              </table:table-cell>
              <table:table-cell office:value-type="float" office:value="11.25">
                <text:p>11.25</text:p>
              </table:table-cell>
              <table:table-cell office:value-type="float" office:value="3.5">
                <text:p>3.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21">
                <text:p>44021</text:p>
              </table:table-cell>
              <table:table-cell office:value-type="float" office:value="10.625">
                <text:p>10.625</text:p>
              </table:table-cell>
              <table:table-cell office:value-type="float" office:value="11.25">
                <text:p>11.25</text:p>
              </table:table-cell>
              <table:table-cell office:value-type="float" office:value="-15">
                <text:p>-1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20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11.25">
                <text:p>11.25</text:p>
              </table:table-cell>
              <table:table-cell office:value-type="float" office:value="-15">
                <text:p>-1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19">
                <text:p>44019</text:p>
              </table:table-cell>
              <table:table-cell office:value-type="float" office:value="10">
                <text:p>10</text:p>
              </table:table-cell>
              <table:table-cell office:value-type="float" office:value="11.25">
                <text:p>11.25</text:p>
              </table:table-cell>
              <table:table-cell office:value-type="float" office:value="10">
                <text:p>10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18">
                <text:p>44018</text:p>
              </table:table-cell>
              <table:table-cell office:value-type="float" office:value="8.55">
                <text:p>8.55</text:p>
              </table:table-cell>
              <table:table-cell office:value-type="float" office:value="11.25">
                <text:p>11.25</text:p>
              </table:table-cell>
              <table:table-cell office:value-type="float" office:value="10">
                <text:p>10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17">
                <text:p>44017</text:p>
              </table:table-cell>
              <table:table-cell office:value-type="float" office:value="10">
                <text:p>10</text:p>
              </table:table-cell>
              <table:table-cell office:value-type="float" office:value="11.25">
                <text:p>11.25</text:p>
              </table:table-cell>
              <table:table-cell office:value-type="float" office:value="4.5">
                <text:p>4.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16">
                <text:p>44016</text:p>
              </table:table-cell>
              <table:table-cell office:value-type="float" office:value="-2.125">
                <text:p>-2.125</text:p>
              </table:table-cell>
              <table:table-cell office:value-type="float" office:value="11.25">
                <text:p>11.25</text:p>
              </table:table-cell>
              <table:table-cell office:value-type="float" office:value="4.5">
                <text:p>4.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15">
                <text:p>44015</text:p>
              </table:table-cell>
              <table:table-cell office:value-type="float" office:value="0">
                <text:p>0</text:p>
              </table:table-cell>
              <table:table-cell office:value-type="float" office:value="11.25">
                <text:p>11.25</text:p>
              </table:table-cell>
              <table:table-cell office:value-type="float" office:value="0">
                <text:p>0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14">
                <text:p>44014</text:p>
              </table:table-cell>
              <table:table-cell office:value-type="float" office:value="0">
                <text:p>0</text:p>
              </table:table-cell>
              <table:table-cell office:value-type="float" office:value="11.25">
                <text:p>11.25</text:p>
              </table:table-cell>
              <table:table-cell office:value-type="float" office:value="3.75">
                <text:p>3.7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13">
                <text:p>44013</text:p>
              </table:table-cell>
              <table:table-cell office:value-type="float" office:value="0">
                <text:p>0</text:p>
              </table:table-cell>
              <table:table-cell office:value-type="float" office:value="11.25">
                <text:p>11.25</text:p>
              </table:table-cell>
              <table:table-cell office:value-type="float" office:value="0">
                <text:p>0</text:p>
              </table:table-cell>
              <table:table-cell office:value-type="float" office:value="-16">
                <text:p>-1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